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ps_results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284" calcext:value-type="float">
            <text:p>540.284</text:p>
          </table:table-cell>
          <table:table-cell office:value-type="float" office:value="-0.424325" calcext:value-type="float">
            <text:p>-0.424325</text:p>
          </table:table-cell>
          <table:table-cell office:value-type="float" office:value="0.22312" calcext:value-type="float">
            <text:p>0.22312</text:p>
          </table:table-cell>
          <table:table-cell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302" calcext:value-type="float">
            <text:p>540.302</text:p>
          </table:table-cell>
          <table:table-cell office:value-type="float" office:value="-0.445099" calcext:value-type="float">
            <text:p>-0.445099</text:p>
          </table:table-cell>
          <table:table-cell office:value-type="float" office:value="0.234044" calcext:value-type="float">
            <text:p>0.234044</text:p>
          </table:table-cell>
          <table:table-cell office:value-type="float" office:value="4.19854" calcext:value-type="float">
            <text:p>4.19854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307" calcext:value-type="float">
            <text:p>540.307</text:p>
          </table:table-cell>
          <table:table-cell office:value-type="float" office:value="-0.46589" calcext:value-type="float">
            <text:p>-0.46589</text:p>
          </table:table-cell>
          <table:table-cell office:value-type="float" office:value="0.244976" calcext:value-type="float">
            <text:p>0.244976</text:p>
          </table:table-cell>
          <table:table-cell office:value-type="float" office:value="4.18427" calcext:value-type="float">
            <text:p>4.18427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302" calcext:value-type="float">
            <text:p>540.302</text:p>
          </table:table-cell>
          <table:table-cell office:value-type="float" office:value="-0.484854" calcext:value-type="float">
            <text:p>-0.484854</text:p>
          </table:table-cell>
          <table:table-cell office:value-type="float" office:value="0.254948" calcext:value-type="float">
            <text:p>0.254948</text:p>
          </table:table-cell>
          <table:table-cell office:value-type="float" office:value="4.18038" calcext:value-type="float">
            <text:p>4.18038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29" calcext:value-type="float">
            <text:p>540.29</text:p>
          </table:table-cell>
          <table:table-cell office:value-type="float" office:value="-0.50322" calcext:value-type="float">
            <text:p>-0.50322</text:p>
          </table:table-cell>
          <table:table-cell office:value-type="float" office:value="0.264605" calcext:value-type="float">
            <text:p>0.264605</text:p>
          </table:table-cell>
          <table:table-cell office:value-type="float" office:value="4.18389" calcext:value-type="float">
            <text:p>4.18389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274" calcext:value-type="float">
            <text:p>540.274</text:p>
          </table:table-cell>
          <table:table-cell office:value-type="float" office:value="-0.522314" calcext:value-type="float">
            <text:p>-0.522314</text:p>
          </table:table-cell>
          <table:table-cell office:value-type="float" office:value="0.274645" calcext:value-type="float">
            <text:p>0.274645</text:p>
          </table:table-cell>
          <table:table-cell office:value-type="float" office:value="4.19123" calcext:value-type="float">
            <text:p>4.19123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255" calcext:value-type="float">
            <text:p>540.255</text:p>
          </table:table-cell>
          <table:table-cell office:value-type="float" office:value="-0.541055" calcext:value-type="float">
            <text:p>-0.541055</text:p>
          </table:table-cell>
          <table:table-cell office:value-type="float" office:value="0.284499" calcext:value-type="float">
            <text:p>0.284499</text:p>
          </table:table-cell>
          <table:table-cell office:value-type="float" office:value="4.20108" calcext:value-type="float">
            <text:p>4.20108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231" calcext:value-type="float">
            <text:p>540.231</text:p>
          </table:table-cell>
          <table:table-cell office:value-type="float" office:value="-0.556562" calcext:value-type="float">
            <text:p>-0.556562</text:p>
          </table:table-cell>
          <table:table-cell office:value-type="float" office:value="0.292654" calcext:value-type="float">
            <text:p>0.292654</text:p>
          </table:table-cell>
          <table:table-cell office:value-type="float" office:value="4.21631" calcext:value-type="float">
            <text:p>4.2163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206" calcext:value-type="float">
            <text:p>540.206</text:p>
          </table:table-cell>
          <table:table-cell office:value-type="float" office:value="-0.567861" calcext:value-type="float">
            <text:p>-0.567861</text:p>
          </table:table-cell>
          <table:table-cell office:value-type="float" office:value="0.298595" calcext:value-type="float">
            <text:p>0.298595</text:p>
          </table:table-cell>
          <table:table-cell office:value-type="float" office:value="4.23316" calcext:value-type="float">
            <text:p>4.23316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18" calcext:value-type="float">
            <text:p>540.18</text:p>
          </table:table-cell>
          <table:table-cell office:value-type="float" office:value="-0.573454" calcext:value-type="float">
            <text:p>-0.573454</text:p>
          </table:table-cell>
          <table:table-cell office:value-type="float" office:value="0.301536" calcext:value-type="float">
            <text:p>0.301536</text:p>
          </table:table-cell>
          <table:table-cell office:value-type="float" office:value="4.25085" calcext:value-type="float">
            <text:p>4.25085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15" calcext:value-type="float">
            <text:p>540.15</text:p>
          </table:table-cell>
          <table:table-cell office:value-type="float" office:value="-0.574652" calcext:value-type="float">
            <text:p>-0.574652</text:p>
          </table:table-cell>
          <table:table-cell office:value-type="float" office:value="0.302165" calcext:value-type="float">
            <text:p>0.302165</text:p>
          </table:table-cell>
          <table:table-cell office:value-type="float" office:value="4.2734" calcext:value-type="float">
            <text:p>4.2734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116" calcext:value-type="float">
            <text:p>540.116</text:p>
          </table:table-cell>
          <table:table-cell office:value-type="float" office:value="-0.568626" calcext:value-type="float">
            <text:p>-0.568626</text:p>
          </table:table-cell>
          <table:table-cell office:value-type="float" office:value="0.298997" calcext:value-type="float">
            <text:p>0.298997</text:p>
          </table:table-cell>
          <table:table-cell office:value-type="float" office:value="4.29888" calcext:value-type="float">
            <text:p>4.29888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079" calcext:value-type="float">
            <text:p>540.079</text:p>
          </table:table-cell>
          <table:table-cell office:value-type="float" office:value="-0.555511" calcext:value-type="float">
            <text:p>-0.555511</text:p>
          </table:table-cell>
          <table:table-cell office:value-type="float" office:value="0.292101" calcext:value-type="float">
            <text:p>0.292101</text:p>
          </table:table-cell>
          <table:table-cell office:value-type="float" office:value="4.32866" calcext:value-type="float">
            <text:p>4.32866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041" calcext:value-type="float">
            <text:p>540.041</text:p>
          </table:table-cell>
          <table:table-cell office:value-type="float" office:value="-0.536661" calcext:value-type="float">
            <text:p>-0.536661</text:p>
          </table:table-cell>
          <table:table-cell office:value-type="float" office:value="0.282189" calcext:value-type="float">
            <text:p>0.282189</text:p>
          </table:table-cell>
          <table:table-cell office:value-type="float" office:value="4.36085" calcext:value-type="float">
            <text:p>4.36085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005" calcext:value-type="float">
            <text:p>540.005</text:p>
          </table:table-cell>
          <table:table-cell office:value-type="float" office:value="-0.512844" calcext:value-type="float">
            <text:p>-0.512844</text:p>
          </table:table-cell>
          <table:table-cell office:value-type="float" office:value="0.269666" calcext:value-type="float">
            <text:p>0.269666</text:p>
          </table:table-cell>
          <table:table-cell office:value-type="float" office:value="4.38802" calcext:value-type="float">
            <text:p>4.38802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971" calcext:value-type="float">
            <text:p>539.971</text:p>
          </table:table-cell>
          <table:table-cell office:value-type="float" office:value="-0.483226" calcext:value-type="float">
            <text:p>-0.483226</text:p>
          </table:table-cell>
          <table:table-cell office:value-type="float" office:value="0.254092" calcext:value-type="float">
            <text:p>0.254092</text:p>
          </table:table-cell>
          <table:table-cell office:value-type="float" office:value="4.4158" calcext:value-type="float">
            <text:p>4.4158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934" calcext:value-type="float">
            <text:p>539.934</text:p>
          </table:table-cell>
          <table:table-cell office:value-type="float" office:value="-0.448182" calcext:value-type="float">
            <text:p>-0.448182</text:p>
          </table:table-cell>
          <table:table-cell office:value-type="float" office:value="0.235664" calcext:value-type="float">
            <text:p>0.235664</text:p>
          </table:table-cell>
          <table:table-cell office:value-type="float" office:value="4.446" calcext:value-type="float">
            <text:p>4.446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898" calcext:value-type="float">
            <text:p>539.898</text:p>
          </table:table-cell>
          <table:table-cell office:value-type="float" office:value="-0.409748" calcext:value-type="float">
            <text:p>-0.409748</text:p>
          </table:table-cell>
          <table:table-cell office:value-type="float" office:value="0.215455" calcext:value-type="float">
            <text:p>0.215455</text:p>
          </table:table-cell>
          <table:table-cell office:value-type="float" office:value="4.47618" calcext:value-type="float">
            <text:p>4.47618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861" calcext:value-type="float">
            <text:p>539.861</text:p>
          </table:table-cell>
          <table:table-cell office:value-type="float" office:value="-0.370234" calcext:value-type="float">
            <text:p>-0.370234</text:p>
          </table:table-cell>
          <table:table-cell office:value-type="float" office:value="0.194678" calcext:value-type="float">
            <text:p>0.194678</text:p>
          </table:table-cell>
          <table:table-cell office:value-type="float" office:value="4.50756" calcext:value-type="float">
            <text:p>4.50756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825" calcext:value-type="float">
            <text:p>539.825</text:p>
          </table:table-cell>
          <table:table-cell office:value-type="float" office:value="-0.32833" calcext:value-type="float">
            <text:p>-0.32833</text:p>
          </table:table-cell>
          <table:table-cell office:value-type="float" office:value="0.172644" calcext:value-type="float">
            <text:p>0.172644</text:p>
          </table:table-cell>
          <table:table-cell office:value-type="float" office:value="4.53641" calcext:value-type="float">
            <text:p>4.5364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788" calcext:value-type="float">
            <text:p>539.788</text:p>
          </table:table-cell>
          <table:table-cell office:value-type="float" office:value="-0.280703" calcext:value-type="float">
            <text:p>-0.280703</text:p>
          </table:table-cell>
          <table:table-cell office:value-type="float" office:value="0.1476" calcext:value-type="float">
            <text:p>0.1476</text:p>
          </table:table-cell>
          <table:table-cell office:value-type="float" office:value="4.5679" calcext:value-type="float">
            <text:p>4.5679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749" calcext:value-type="float">
            <text:p>539.749</text:p>
          </table:table-cell>
          <table:table-cell office:value-type="float" office:value="-0.233885" calcext:value-type="float">
            <text:p>-0.233885</text:p>
          </table:table-cell>
          <table:table-cell office:value-type="float" office:value="0.122982" calcext:value-type="float">
            <text:p>0.122982</text:p>
          </table:table-cell>
          <table:table-cell office:value-type="float" office:value="4.60037" calcext:value-type="float">
            <text:p>4.60037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709" calcext:value-type="float">
            <text:p>539.709</text:p>
          </table:table-cell>
          <table:table-cell office:value-type="float" office:value="-0.188557" calcext:value-type="float">
            <text:p>-0.188557</text:p>
          </table:table-cell>
          <table:table-cell office:value-type="float" office:value="0.0991478" calcext:value-type="float">
            <text:p>0.0991478</text:p>
          </table:table-cell>
          <table:table-cell office:value-type="float" office:value="4.63326" calcext:value-type="float">
            <text:p>4.63326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669" calcext:value-type="float">
            <text:p>539.669</text:p>
          </table:table-cell>
          <table:table-cell office:value-type="float" office:value="-0.143412" calcext:value-type="float">
            <text:p>-0.143412</text:p>
          </table:table-cell>
          <table:table-cell office:value-type="float" office:value="0.0754094" calcext:value-type="float">
            <text:p>0.0754094</text:p>
          </table:table-cell>
          <table:table-cell office:value-type="float" office:value="4.66471" calcext:value-type="float">
            <text:p>4.6647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632" calcext:value-type="float">
            <text:p>539.632</text:p>
          </table:table-cell>
          <table:table-cell office:value-type="float" office:value="-0.104842" calcext:value-type="float">
            <text:p>-0.104842</text:p>
          </table:table-cell>
          <table:table-cell office:value-type="float" office:value="0.0551283" calcext:value-type="float">
            <text:p>0.0551283</text:p>
          </table:table-cell>
          <table:table-cell office:value-type="float" office:value="4.69384" calcext:value-type="float">
            <text:p>4.69384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594" calcext:value-type="float">
            <text:p>539.594</text:p>
          </table:table-cell>
          <table:table-cell office:value-type="float" office:value="-0.0659856" calcext:value-type="float">
            <text:p>-0.0659856</text:p>
          </table:table-cell>
          <table:table-cell office:value-type="float" office:value="-0.00278028" calcext:value-type="float">
            <text:p>-0.00278028</text:p>
          </table:table-cell>
          <table:table-cell office:value-type="float" office:value="4.72359" calcext:value-type="float">
            <text:p>4.72359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556" calcext:value-type="float">
            <text:p>539.556</text:p>
          </table:table-cell>
          <table:table-cell office:value-type="float" office:value="-0.0285883" calcext:value-type="float">
            <text:p>-0.0285883</text:p>
          </table:table-cell>
          <table:table-cell office:value-type="float" office:value="-0.00120456" calcext:value-type="float">
            <text:p>-0.00120456</text:p>
          </table:table-cell>
          <table:table-cell office:value-type="float" office:value="4.75391" calcext:value-type="float">
            <text:p>4.7539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522" calcext:value-type="float">
            <text:p>539.522</text:p>
          </table:table-cell>
          <table:table-cell office:value-type="float" office:value="0.00805095" calcext:value-type="float">
            <text:p>0.00805095</text:p>
          </table:table-cell>
          <table:table-cell office:value-type="float" office:value="0.000339224" calcext:value-type="float">
            <text:p>0.000339224</text:p>
          </table:table-cell>
          <table:table-cell office:value-type="float" office:value="4.78092" calcext:value-type="float">
            <text:p>4.78092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493" calcext:value-type="float">
            <text:p>539.493</text:p>
          </table:table-cell>
          <table:table-cell office:value-type="float" office:value="0.0242131" calcext:value-type="float">
            <text:p>0.0242131</text:p>
          </table:table-cell>
          <table:table-cell office:value-type="float" office:value="0.00102021" calcext:value-type="float">
            <text:p>0.00102021</text:p>
          </table:table-cell>
          <table:table-cell office:value-type="float" office:value="4.8006" calcext:value-type="float">
            <text:p>4.8006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469" calcext:value-type="float">
            <text:p>539.469</text:p>
          </table:table-cell>
          <table:table-cell office:value-type="float" office:value="0.0472003" calcext:value-type="float">
            <text:p>0.0472003</text:p>
          </table:table-cell>
          <table:table-cell office:value-type="float" office:value="0.00198877" calcext:value-type="float">
            <text:p>0.00198877</text:p>
          </table:table-cell>
          <table:table-cell office:value-type="float" office:value="4.81705" calcext:value-type="float">
            <text:p>4.81705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448" calcext:value-type="float">
            <text:p>539.448</text:p>
          </table:table-cell>
          <table:table-cell office:value-type="float" office:value="0.074772" calcext:value-type="float">
            <text:p>0.074772</text:p>
          </table:table-cell>
          <table:table-cell office:value-type="float" office:value="0.00315049" calcext:value-type="float">
            <text:p>0.00315049</text:p>
          </table:table-cell>
          <table:table-cell office:value-type="float" office:value="4.8295" calcext:value-type="float">
            <text:p>4.8295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431" calcext:value-type="float">
            <text:p>539.431</text:p>
          </table:table-cell>
          <table:table-cell office:value-type="float" office:value="0.0981439" calcext:value-type="float">
            <text:p>0.0981439</text:p>
          </table:table-cell>
          <table:table-cell office:value-type="float" office:value="0.00413525" calcext:value-type="float">
            <text:p>0.00413525</text:p>
          </table:table-cell>
          <table:table-cell office:value-type="float" office:value="4.83914" calcext:value-type="float">
            <text:p>4.83914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414" calcext:value-type="float">
            <text:p>539.414</text:p>
          </table:table-cell>
          <table:table-cell office:value-type="float" office:value="0.118335" calcext:value-type="float">
            <text:p>0.118335</text:p>
          </table:table-cell>
          <table:table-cell office:value-type="float" office:value="0.004986" calcext:value-type="float">
            <text:p>0.004986</text:p>
          </table:table-cell>
          <table:table-cell office:value-type="float" office:value="4.84718" calcext:value-type="float">
            <text:p>4.84718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98" calcext:value-type="float">
            <text:p>539.398</text:p>
          </table:table-cell>
          <table:table-cell office:value-type="float" office:value="0.137232" calcext:value-type="float">
            <text:p>0.137232</text:p>
          </table:table-cell>
          <table:table-cell office:value-type="float" office:value="0.0057822" calcext:value-type="float">
            <text:p>0.0057822</text:p>
          </table:table-cell>
          <table:table-cell office:value-type="float" office:value="4.85481" calcext:value-type="float">
            <text:p>4.8548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79" calcext:value-type="float">
            <text:p>539.379</text:p>
          </table:table-cell>
          <table:table-cell office:value-type="float" office:value="0.152894" calcext:value-type="float">
            <text:p>0.152894</text:p>
          </table:table-cell>
          <table:table-cell office:value-type="float" office:value="0.00644211" calcext:value-type="float">
            <text:p>0.00644211</text:p>
          </table:table-cell>
          <table:table-cell office:value-type="float" office:value="4.86379" calcext:value-type="float">
            <text:p>4.86379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61" calcext:value-type="float">
            <text:p>539.361</text:p>
          </table:table-cell>
          <table:table-cell office:value-type="float" office:value="0.165903" calcext:value-type="float">
            <text:p>0.165903</text:p>
          </table:table-cell>
          <table:table-cell office:value-type="float" office:value="0.00699026" calcext:value-type="float">
            <text:p>0.00699026</text:p>
          </table:table-cell>
          <table:table-cell office:value-type="float" office:value="4.87327" calcext:value-type="float">
            <text:p>4.87327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44" calcext:value-type="float">
            <text:p>539.344</text:p>
          </table:table-cell>
          <table:table-cell office:value-type="float" office:value="0.177312" calcext:value-type="float">
            <text:p>0.177312</text:p>
          </table:table-cell>
          <table:table-cell office:value-type="float" office:value="0.00747097" calcext:value-type="float">
            <text:p>0.00747097</text:p>
          </table:table-cell>
          <table:table-cell office:value-type="float" office:value="4.88184" calcext:value-type="float">
            <text:p>4.88184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28" calcext:value-type="float">
            <text:p>539.328</text:p>
          </table:table-cell>
          <table:table-cell office:value-type="float" office:value="0.18542" calcext:value-type="float">
            <text:p>0.18542</text:p>
          </table:table-cell>
          <table:table-cell office:value-type="float" office:value="0.00781262" calcext:value-type="float">
            <text:p>0.00781262</text:p>
          </table:table-cell>
          <table:table-cell office:value-type="float" office:value="4.88905" calcext:value-type="float">
            <text:p>4.88905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13" calcext:value-type="float">
            <text:p>539.313</text:p>
          </table:table-cell>
          <table:table-cell office:value-type="float" office:value="0.192091" calcext:value-type="float">
            <text:p>0.192091</text:p>
          </table:table-cell>
          <table:table-cell office:value-type="float" office:value="0.0080937" calcext:value-type="float">
            <text:p>0.0080937</text:p>
          </table:table-cell>
          <table:table-cell office:value-type="float" office:value="4.89519" calcext:value-type="float">
            <text:p>4.89519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99" calcext:value-type="float">
            <text:p>539.299</text:p>
          </table:table-cell>
          <table:table-cell office:value-type="float" office:value="0.19579" calcext:value-type="float">
            <text:p>0.19579</text:p>
          </table:table-cell>
          <table:table-cell office:value-type="float" office:value="0.00824953" calcext:value-type="float">
            <text:p>0.00824953</text:p>
          </table:table-cell>
          <table:table-cell office:value-type="float" office:value="4.89999" calcext:value-type="float">
            <text:p>4.89999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84" calcext:value-type="float">
            <text:p>539.284</text:p>
          </table:table-cell>
          <table:table-cell office:value-type="float" office:value="0.196926" calcext:value-type="float">
            <text:p>0.196926</text:p>
          </table:table-cell>
          <table:table-cell office:value-type="float" office:value="0.00829739" calcext:value-type="float">
            <text:p>0.00829739</text:p>
          </table:table-cell>
          <table:table-cell office:value-type="float" office:value="4.9057" calcext:value-type="float">
            <text:p>4.9057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7" calcext:value-type="float">
            <text:p>539.27</text:p>
          </table:table-cell>
          <table:table-cell office:value-type="float" office:value="0.198023" calcext:value-type="float">
            <text:p>0.198023</text:p>
          </table:table-cell>
          <table:table-cell office:value-type="float" office:value="0.00834364" calcext:value-type="float">
            <text:p>0.00834364</text:p>
          </table:table-cell>
          <table:table-cell office:value-type="float" office:value="4.91117" calcext:value-type="float">
            <text:p>4.91117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57" calcext:value-type="float">
            <text:p>539.257</text:p>
          </table:table-cell>
          <table:table-cell office:value-type="float" office:value="0.195162" calcext:value-type="float">
            <text:p>0.195162</text:p>
          </table:table-cell>
          <table:table-cell office:value-type="float" office:value="0.0082231" calcext:value-type="float">
            <text:p>0.0082231</text:p>
          </table:table-cell>
          <table:table-cell office:value-type="float" office:value="4.91477" calcext:value-type="float">
            <text:p>4.91477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44" calcext:value-type="float">
            <text:p>539.244</text:p>
          </table:table-cell>
          <table:table-cell office:value-type="float" office:value="0.190112" calcext:value-type="float">
            <text:p>0.190112</text:p>
          </table:table-cell>
          <table:table-cell office:value-type="float" office:value="0.00801029" calcext:value-type="float">
            <text:p>0.00801029</text:p>
          </table:table-cell>
          <table:table-cell office:value-type="float" office:value="4.91941" calcext:value-type="float">
            <text:p>4.9194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33" calcext:value-type="float">
            <text:p>539.233</text:p>
          </table:table-cell>
          <table:table-cell office:value-type="float" office:value="0.184383" calcext:value-type="float">
            <text:p>0.184383</text:p>
          </table:table-cell>
          <table:table-cell office:value-type="float" office:value="0.00776889" calcext:value-type="float">
            <text:p>0.00776889</text:p>
          </table:table-cell>
          <table:table-cell office:value-type="float" office:value="4.92183" calcext:value-type="float">
            <text:p>4.92183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24" calcext:value-type="float">
            <text:p>539.224</text:p>
          </table:table-cell>
          <table:table-cell office:value-type="float" office:value="0.176803" calcext:value-type="float">
            <text:p>0.176803</text:p>
          </table:table-cell>
          <table:table-cell office:value-type="float" office:value="0.00744953" calcext:value-type="float">
            <text:p>0.00744953</text:p>
          </table:table-cell>
          <table:table-cell office:value-type="float" office:value="4.92238" calcext:value-type="float">
            <text:p>4.92238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14" calcext:value-type="float">
            <text:p>539.214</text:p>
          </table:table-cell>
          <table:table-cell office:value-type="float" office:value="0.167074" calcext:value-type="float">
            <text:p>0.167074</text:p>
          </table:table-cell>
          <table:table-cell office:value-type="float" office:value="0.00703961" calcext:value-type="float">
            <text:p>0.00703961</text:p>
          </table:table-cell>
          <table:table-cell office:value-type="float" office:value="4.9246" calcext:value-type="float">
            <text:p>4.9246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02" calcext:value-type="float">
            <text:p>539.202</text:p>
          </table:table-cell>
          <table:table-cell office:value-type="float" office:value="0.157248" calcext:value-type="float">
            <text:p>0.157248</text:p>
          </table:table-cell>
          <table:table-cell office:value-type="float" office:value="0.00662557" calcext:value-type="float">
            <text:p>0.00662557</text:p>
          </table:table-cell>
          <table:table-cell office:value-type="float" office:value="4.92812" calcext:value-type="float">
            <text:p>4.92812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92" calcext:value-type="float">
            <text:p>539.192</text:p>
          </table:table-cell>
          <table:table-cell office:value-type="float" office:value="0.146421" calcext:value-type="float">
            <text:p>0.146421</text:p>
          </table:table-cell>
          <table:table-cell office:value-type="float" office:value="0.0061694" calcext:value-type="float">
            <text:p>0.0061694</text:p>
          </table:table-cell>
          <table:table-cell office:value-type="float" office:value="4.92952" calcext:value-type="float">
            <text:p>4.92952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84" calcext:value-type="float">
            <text:p>539.184</text:p>
          </table:table-cell>
          <table:table-cell office:value-type="float" office:value="0.137427" calcext:value-type="float">
            <text:p>0.137427</text:p>
          </table:table-cell>
          <table:table-cell office:value-type="float" office:value="0.00579044" calcext:value-type="float">
            <text:p>0.00579044</text:p>
          </table:table-cell>
          <table:table-cell office:value-type="float" office:value="4.92967" calcext:value-type="float">
            <text:p>4.92967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75" calcext:value-type="float">
            <text:p>539.175</text:p>
          </table:table-cell>
          <table:table-cell office:value-type="float" office:value="0.126727" calcext:value-type="float">
            <text:p>0.126727</text:p>
          </table:table-cell>
          <table:table-cell office:value-type="float" office:value="0.00467909" calcext:value-type="float">
            <text:p>0.00467909</text:p>
          </table:table-cell>
          <table:table-cell office:value-type="float" office:value="4.93016" calcext:value-type="float">
            <text:p>4.9301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68" calcext:value-type="float">
            <text:p>539.168</text:p>
          </table:table-cell>
          <table:table-cell office:value-type="float" office:value="0.117361" calcext:value-type="float">
            <text:p>0.117361</text:p>
          </table:table-cell>
          <table:table-cell office:value-type="float" office:value="0.00433327" calcext:value-type="float">
            <text:p>0.00433327</text:p>
          </table:table-cell>
          <table:table-cell office:value-type="float" office:value="4.92885" calcext:value-type="float">
            <text:p>4.9288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6" calcext:value-type="float">
            <text:p>539.16</text:p>
          </table:table-cell>
          <table:table-cell office:value-type="float" office:value="0.108471" calcext:value-type="float">
            <text:p>0.108471</text:p>
          </table:table-cell>
          <table:table-cell office:value-type="float" office:value="0.00400504" calcext:value-type="float">
            <text:p>0.00400504</text:p>
          </table:table-cell>
          <table:table-cell office:value-type="float" office:value="4.92818" calcext:value-type="float">
            <text:p>4.9281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55" calcext:value-type="float">
            <text:p>539.155</text:p>
          </table:table-cell>
          <table:table-cell office:value-type="float" office:value="0.0989793" calcext:value-type="float">
            <text:p>0.0989793</text:p>
          </table:table-cell>
          <table:table-cell office:value-type="float" office:value="0.00365457" calcext:value-type="float">
            <text:p>0.00365457</text:p>
          </table:table-cell>
          <table:table-cell office:value-type="float" office:value="4.92549" calcext:value-type="float">
            <text:p>4.9254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49" calcext:value-type="float">
            <text:p>539.149</text:p>
          </table:table-cell>
          <table:table-cell office:value-type="float" office:value="0.0881669" calcext:value-type="float">
            <text:p>0.0881669</text:p>
          </table:table-cell>
          <table:table-cell office:value-type="float" office:value="0.00325535" calcext:value-type="float">
            <text:p>0.00325535</text:p>
          </table:table-cell>
          <table:table-cell office:value-type="float" office:value="4.9244" calcext:value-type="float">
            <text:p>4.924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38" calcext:value-type="float">
            <text:p>539.138</text:p>
          </table:table-cell>
          <table:table-cell office:value-type="float" office:value="0.0772516" calcext:value-type="float">
            <text:p>0.0772516</text:p>
          </table:table-cell>
          <table:table-cell office:value-type="float" office:value="0.00285233" calcext:value-type="float">
            <text:p>0.00285233</text:p>
          </table:table-cell>
          <table:table-cell office:value-type="float" office:value="4.92772" calcext:value-type="float">
            <text:p>4.9277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28" calcext:value-type="float">
            <text:p>539.128</text:p>
          </table:table-cell>
          <table:table-cell office:value-type="float" office:value="0.0657531" calcext:value-type="float">
            <text:p>0.0657531</text:p>
          </table:table-cell>
          <table:table-cell office:value-type="float" office:value="0.00242777" calcext:value-type="float">
            <text:p>0.00242777</text:p>
          </table:table-cell>
          <table:table-cell office:value-type="float" office:value="4.92998" calcext:value-type="float">
            <text:p>4.9299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19" calcext:value-type="float">
            <text:p>539.119</text:p>
          </table:table-cell>
          <table:table-cell office:value-type="float" office:value="0.0528425" calcext:value-type="float">
            <text:p>0.0528425</text:p>
          </table:table-cell>
          <table:table-cell office:value-type="float" office:value="0.00195108" calcext:value-type="float">
            <text:p>0.00195108</text:p>
          </table:table-cell>
          <table:table-cell office:value-type="float" office:value="4.93167" calcext:value-type="float">
            <text:p>4.9316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1" calcext:value-type="float">
            <text:p>539.11</text:p>
          </table:table-cell>
          <table:table-cell office:value-type="float" office:value="0.0392202" calcext:value-type="float">
            <text:p>0.0392202</text:p>
          </table:table-cell>
          <table:table-cell office:value-type="float" office:value="0.00144811" calcext:value-type="float">
            <text:p>0.00144811</text:p>
          </table:table-cell>
          <table:table-cell office:value-type="float" office:value="4.93316" calcext:value-type="float">
            <text:p>4.9331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02" calcext:value-type="float">
            <text:p>539.102</text:p>
          </table:table-cell>
          <table:table-cell office:value-type="float" office:value="0.025008" calcext:value-type="float">
            <text:p>0.025008</text:p>
          </table:table-cell>
          <table:table-cell office:value-type="float" office:value="0.000923358" calcext:value-type="float">
            <text:p>0.000923358</text:p>
          </table:table-cell>
          <table:table-cell office:value-type="float" office:value="4.93396" calcext:value-type="float">
            <text:p>4.9339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95" calcext:value-type="float">
            <text:p>539.095</text:p>
          </table:table-cell>
          <table:table-cell office:value-type="float" office:value="0.00943434" calcext:value-type="float">
            <text:p>0.00943434</text:p>
          </table:table-cell>
          <table:table-cell office:value-type="float" office:value="0.00034834" calcext:value-type="float">
            <text:p>0.00034834</text:p>
          </table:table-cell>
          <table:table-cell office:value-type="float" office:value="4.93327" calcext:value-type="float">
            <text:p>4.9332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88" calcext:value-type="float">
            <text:p>539.088</text:p>
          </table:table-cell>
          <table:table-cell office:value-type="float" office:value="-0.00659775" calcext:value-type="float">
            <text:p>-0.00659775</text:p>
          </table:table-cell>
          <table:table-cell office:value-type="float" office:value="-0.000243606" calcext:value-type="float">
            <text:p>-0.000243606</text:p>
          </table:table-cell>
          <table:table-cell office:value-type="float" office:value="4.93326" calcext:value-type="float">
            <text:p>4.9332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81" calcext:value-type="float">
            <text:p>539.081</text:p>
          </table:table-cell>
          <table:table-cell office:value-type="float" office:value="-0.0230013" calcext:value-type="float">
            <text:p>-0.0230013</text:p>
          </table:table-cell>
          <table:table-cell office:value-type="float" office:value="-0.000849266" calcext:value-type="float">
            <text:p>-0.000849266</text:p>
          </table:table-cell>
          <table:table-cell office:value-type="float" office:value="4.9325" calcext:value-type="float">
            <text:p>4.932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75" calcext:value-type="float">
            <text:p>539.075</text:p>
          </table:table-cell>
          <table:table-cell office:value-type="float" office:value="-0.0381564" calcext:value-type="float">
            <text:p>-0.0381564</text:p>
          </table:table-cell>
          <table:table-cell office:value-type="float" office:value="-0.00140883" calcext:value-type="float">
            <text:p>-0.00140883</text:p>
          </table:table-cell>
          <table:table-cell office:value-type="float" office:value="4.93062" calcext:value-type="float">
            <text:p>4.9306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68" calcext:value-type="float">
            <text:p>539.068</text:p>
          </table:table-cell>
          <table:table-cell office:value-type="float" office:value="-0.0529702" calcext:value-type="float">
            <text:p>-0.0529702</text:p>
          </table:table-cell>
          <table:table-cell office:value-type="float" office:value="-0.00195579" calcext:value-type="float">
            <text:p>-0.00195579</text:p>
          </table:table-cell>
          <table:table-cell office:value-type="float" office:value="4.93111" calcext:value-type="float">
            <text:p>4.9311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58" calcext:value-type="float">
            <text:p>539.058</text:p>
          </table:table-cell>
          <table:table-cell office:value-type="float" office:value="-0.0691078" calcext:value-type="float">
            <text:p>-0.0691078</text:p>
          </table:table-cell>
          <table:table-cell office:value-type="float" office:value="-0.00255164" calcext:value-type="float">
            <text:p>-0.00255164</text:p>
          </table:table-cell>
          <table:table-cell office:value-type="float" office:value="4.93372" calcext:value-type="float">
            <text:p>4.9337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48" calcext:value-type="float">
            <text:p>539.048</text:p>
          </table:table-cell>
          <table:table-cell office:value-type="float" office:value="-0.0859059" calcext:value-type="float">
            <text:p>-0.0859059</text:p>
          </table:table-cell>
          <table:table-cell office:value-type="float" office:value="-0.00317186" calcext:value-type="float">
            <text:p>-0.00317186</text:p>
          </table:table-cell>
          <table:table-cell office:value-type="float" office:value="4.93654" calcext:value-type="float">
            <text:p>4.9365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37" calcext:value-type="float">
            <text:p>539.037</text:p>
          </table:table-cell>
          <table:table-cell office:value-type="float" office:value="-0.103179" calcext:value-type="float">
            <text:p>-0.103179</text:p>
          </table:table-cell>
          <table:table-cell office:value-type="float" office:value="-0.00380961" calcext:value-type="float">
            <text:p>-0.00380961</text:p>
          </table:table-cell>
          <table:table-cell office:value-type="float" office:value="4.94068" calcext:value-type="float">
            <text:p>4.9406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028" calcext:value-type="float">
            <text:p>539.028</text:p>
          </table:table-cell>
          <table:table-cell office:value-type="float" office:value="-0.120283" calcext:value-type="float">
            <text:p>-0.120283</text:p>
          </table:table-cell>
          <table:table-cell office:value-type="float" office:value="-0.00444115" calcext:value-type="float">
            <text:p>-0.00444115</text:p>
          </table:table-cell>
          <table:table-cell office:value-type="float" office:value="4.94331" calcext:value-type="float">
            <text:p>4.9433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021" calcext:value-type="float">
            <text:p>539.021</text:p>
          </table:table-cell>
          <table:table-cell office:value-type="float" office:value="-0.136781" calcext:value-type="float">
            <text:p>-0.136781</text:p>
          </table:table-cell>
          <table:table-cell office:value-type="float" office:value="-0.00505031" calcext:value-type="float">
            <text:p>-0.00505031</text:p>
          </table:table-cell>
          <table:table-cell office:value-type="float" office:value="4.94417" calcext:value-type="float">
            <text:p>4.9441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018" calcext:value-type="float">
            <text:p>539.018</text:p>
          </table:table-cell>
          <table:table-cell office:value-type="float" office:value="-0.152993" calcext:value-type="float">
            <text:p>-0.152993</text:p>
          </table:table-cell>
          <table:table-cell office:value-type="float" office:value="-0.0056489" calcext:value-type="float">
            <text:p>-0.0056489</text:p>
          </table:table-cell>
          <table:table-cell office:value-type="float" office:value="4.94118" calcext:value-type="float">
            <text:p>4.9411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016" calcext:value-type="float">
            <text:p>539.016</text:p>
          </table:table-cell>
          <table:table-cell office:value-type="float" office:value="-0.17044" calcext:value-type="float">
            <text:p>-0.17044</text:p>
          </table:table-cell>
          <table:table-cell office:value-type="float" office:value="-0.00629308" calcext:value-type="float">
            <text:p>-0.00629308</text:p>
          </table:table-cell>
          <table:table-cell office:value-type="float" office:value="4.93697" calcext:value-type="float">
            <text:p>4.9369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014" calcext:value-type="float">
            <text:p>539.014</text:p>
          </table:table-cell>
          <table:table-cell office:value-type="float" office:value="-0.184481" calcext:value-type="float">
            <text:p>-0.184481</text:p>
          </table:table-cell>
          <table:table-cell office:value-type="float" office:value="-0.0068115" calcext:value-type="float">
            <text:p>-0.0068115</text:p>
          </table:table-cell>
          <table:table-cell office:value-type="float" office:value="4.93335" calcext:value-type="float">
            <text:p>4.9333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01" calcext:value-type="float">
            <text:p>539.01</text:p>
          </table:table-cell>
          <table:table-cell office:value-type="float" office:value="-0.198758" calcext:value-type="float">
            <text:p>-0.198758</text:p>
          </table:table-cell>
          <table:table-cell office:value-type="float" office:value="-0.00733867" calcext:value-type="float">
            <text:p>-0.00733867</text:p>
          </table:table-cell>
          <table:table-cell office:value-type="float" office:value="4.93035" calcext:value-type="float">
            <text:p>4.9303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008" calcext:value-type="float">
            <text:p>539.008</text:p>
          </table:table-cell>
          <table:table-cell office:value-type="float" office:value="-0.210325" calcext:value-type="float">
            <text:p>-0.210325</text:p>
          </table:table-cell>
          <table:table-cell office:value-type="float" office:value="-0.00776574" calcext:value-type="float">
            <text:p>-0.00776574</text:p>
          </table:table-cell>
          <table:table-cell office:value-type="float" office:value="4.9257" calcext:value-type="float">
            <text:p>4.925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004" calcext:value-type="float">
            <text:p>539.004</text:p>
          </table:table-cell>
          <table:table-cell office:value-type="float" office:value="-0.22282" calcext:value-type="float">
            <text:p>-0.22282</text:p>
          </table:table-cell>
          <table:table-cell office:value-type="float" office:value="-0.00887421" calcext:value-type="float">
            <text:p>-0.00887421</text:p>
          </table:table-cell>
          <table:table-cell office:value-type="float" office:value="4.92281" calcext:value-type="float">
            <text:p>4.9228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98" calcext:value-type="float">
            <text:p>538.998</text:p>
          </table:table-cell>
          <table:table-cell office:value-type="float" office:value="-0.232147" calcext:value-type="float">
            <text:p>-0.232147</text:p>
          </table:table-cell>
          <table:table-cell office:value-type="float" office:value="-0.00924569" calcext:value-type="float">
            <text:p>-0.00924569</text:p>
          </table:table-cell>
          <table:table-cell office:value-type="float" office:value="4.92301" calcext:value-type="float">
            <text:p>4.9230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9" calcext:value-type="float">
            <text:p>538.99</text:p>
          </table:table-cell>
          <table:table-cell office:value-type="float" office:value="-0.238252" calcext:value-type="float">
            <text:p>-0.238252</text:p>
          </table:table-cell>
          <table:table-cell office:value-type="float" office:value="-0.00948883" calcext:value-type="float">
            <text:p>-0.00948883</text:p>
          </table:table-cell>
          <table:table-cell office:value-type="float" office:value="4.92501" calcext:value-type="float">
            <text:p>4.9250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82" calcext:value-type="float">
            <text:p>538.982</text:p>
          </table:table-cell>
          <table:table-cell office:value-type="float" office:value="-0.24479" calcext:value-type="float">
            <text:p>-0.24479</text:p>
          </table:table-cell>
          <table:table-cell office:value-type="float" office:value="-0.00974922" calcext:value-type="float">
            <text:p>-0.00974922</text:p>
          </table:table-cell>
          <table:table-cell office:value-type="float" office:value="4.92704" calcext:value-type="float">
            <text:p>4.9270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77" calcext:value-type="float">
            <text:p>538.977</text:p>
          </table:table-cell>
          <table:table-cell office:value-type="float" office:value="-0.251056" calcext:value-type="float">
            <text:p>-0.251056</text:p>
          </table:table-cell>
          <table:table-cell office:value-type="float" office:value="-0.00999875" calcext:value-type="float">
            <text:p>-0.00999875</text:p>
          </table:table-cell>
          <table:table-cell office:value-type="float" office:value="4.92557" calcext:value-type="float">
            <text:p>4.9255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7" calcext:value-type="float">
            <text:p>538.97</text:p>
          </table:table-cell>
          <table:table-cell office:value-type="float" office:value="-0.257094" calcext:value-type="float">
            <text:p>-0.257094</text:p>
          </table:table-cell>
          <table:table-cell office:value-type="float" office:value="-0.0102392" calcext:value-type="float">
            <text:p>-0.0102392</text:p>
          </table:table-cell>
          <table:table-cell office:value-type="float" office:value="4.92653" calcext:value-type="float">
            <text:p>4.9265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65" calcext:value-type="float">
            <text:p>538.965</text:p>
          </table:table-cell>
          <table:table-cell office:value-type="float" office:value="-0.263073" calcext:value-type="float">
            <text:p>-0.263073</text:p>
          </table:table-cell>
          <table:table-cell office:value-type="float" office:value="-0.0104774" calcext:value-type="float">
            <text:p>-0.0104774</text:p>
          </table:table-cell>
          <table:table-cell office:value-type="float" office:value="4.92534" calcext:value-type="float">
            <text:p>4.9253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6" calcext:value-type="float">
            <text:p>538.96</text:p>
          </table:table-cell>
          <table:table-cell office:value-type="float" office:value="-0.266452" calcext:value-type="float">
            <text:p>-0.266452</text:p>
          </table:table-cell>
          <table:table-cell office:value-type="float" office:value="-0.0106119" calcext:value-type="float">
            <text:p>-0.0106119</text:p>
          </table:table-cell>
          <table:table-cell office:value-type="float" office:value="4.92449" calcext:value-type="float">
            <text:p>4.9244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55" calcext:value-type="float">
            <text:p>538.955</text:p>
          </table:table-cell>
          <table:table-cell office:value-type="float" office:value="-0.27038" calcext:value-type="float">
            <text:p>-0.27038</text:p>
          </table:table-cell>
          <table:table-cell office:value-type="float" office:value="-0.0107684" calcext:value-type="float">
            <text:p>-0.0107684</text:p>
          </table:table-cell>
          <table:table-cell office:value-type="float" office:value="4.92379" calcext:value-type="float">
            <text:p>4.9237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53" calcext:value-type="float">
            <text:p>538.953</text:p>
          </table:table-cell>
          <table:table-cell office:value-type="float" office:value="-0.273156" calcext:value-type="float">
            <text:p>-0.273156</text:p>
          </table:table-cell>
          <table:table-cell office:value-type="float" office:value="-0.0108789" calcext:value-type="float">
            <text:p>-0.0108789</text:p>
          </table:table-cell>
          <table:table-cell office:value-type="float" office:value="4.9206" calcext:value-type="float">
            <text:p>4.920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48" calcext:value-type="float">
            <text:p>538.948</text:p>
          </table:table-cell>
          <table:table-cell office:value-type="float" office:value="-0.273361" calcext:value-type="float">
            <text:p>-0.273361</text:p>
          </table:table-cell>
          <table:table-cell office:value-type="float" office:value="-0.0108871" calcext:value-type="float">
            <text:p>-0.0108871</text:p>
          </table:table-cell>
          <table:table-cell office:value-type="float" office:value="4.91967" calcext:value-type="float">
            <text:p>4.9196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42" calcext:value-type="float">
            <text:p>538.942</text:p>
          </table:table-cell>
          <table:table-cell office:value-type="float" office:value="-0.271207" calcext:value-type="float">
            <text:p>-0.271207</text:p>
          </table:table-cell>
          <table:table-cell office:value-type="float" office:value="-0.0108013" calcext:value-type="float">
            <text:p>-0.0108013</text:p>
          </table:table-cell>
          <table:table-cell office:value-type="float" office:value="4.9205" calcext:value-type="float">
            <text:p>4.920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37" calcext:value-type="float">
            <text:p>538.937</text:p>
          </table:table-cell>
          <table:table-cell office:value-type="float" office:value="-0.269372" calcext:value-type="float">
            <text:p>-0.269372</text:p>
          </table:table-cell>
          <table:table-cell office:value-type="float" office:value="-0.0107282" calcext:value-type="float">
            <text:p>-0.0107282</text:p>
          </table:table-cell>
          <table:table-cell office:value-type="float" office:value="4.92029" calcext:value-type="float">
            <text:p>4.9202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29" calcext:value-type="float">
            <text:p>538.929</text:p>
          </table:table-cell>
          <table:table-cell office:value-type="float" office:value="-0.265788" calcext:value-type="float">
            <text:p>-0.265788</text:p>
          </table:table-cell>
          <table:table-cell office:value-type="float" office:value="-0.0105855" calcext:value-type="float">
            <text:p>-0.0105855</text:p>
          </table:table-cell>
          <table:table-cell office:value-type="float" office:value="4.92214" calcext:value-type="float">
            <text:p>4.9221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22" calcext:value-type="float">
            <text:p>538.922</text:p>
          </table:table-cell>
          <table:table-cell office:value-type="float" office:value="-0.259271" calcext:value-type="float">
            <text:p>-0.259271</text:p>
          </table:table-cell>
          <table:table-cell office:value-type="float" office:value="-0.010326" calcext:value-type="float">
            <text:p>-0.010326</text:p>
          </table:table-cell>
          <table:table-cell office:value-type="float" office:value="4.92405" calcext:value-type="float">
            <text:p>4.9240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16" calcext:value-type="float">
            <text:p>538.916</text:p>
          </table:table-cell>
          <table:table-cell office:value-type="float" office:value="-0.251627" calcext:value-type="float">
            <text:p>-0.251627</text:p>
          </table:table-cell>
          <table:table-cell office:value-type="float" office:value="-0.0100215" calcext:value-type="float">
            <text:p>-0.0100215</text:p>
          </table:table-cell>
          <table:table-cell office:value-type="float" office:value="4.92455" calcext:value-type="float">
            <text:p>4.9245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1" calcext:value-type="float">
            <text:p>538.91</text:p>
          </table:table-cell>
          <table:table-cell office:value-type="float" office:value="-0.240967" calcext:value-type="float">
            <text:p>-0.240967</text:p>
          </table:table-cell>
          <table:table-cell office:value-type="float" office:value="-0.00959693" calcext:value-type="float">
            <text:p>-0.00959693</text:p>
          </table:table-cell>
          <table:table-cell office:value-type="float" office:value="4.92502" calcext:value-type="float">
            <text:p>4.9250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06" calcext:value-type="float">
            <text:p>538.906</text:p>
          </table:table-cell>
          <table:table-cell office:value-type="float" office:value="-0.22984" calcext:value-type="float">
            <text:p>-0.22984</text:p>
          </table:table-cell>
          <table:table-cell office:value-type="float" office:value="-0.0091538" calcext:value-type="float">
            <text:p>-0.0091538</text:p>
          </table:table-cell>
          <table:table-cell office:value-type="float" office:value="4.92363" calcext:value-type="float">
            <text:p>4.9236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02" calcext:value-type="float">
            <text:p>538.902</text:p>
          </table:table-cell>
          <table:table-cell office:value-type="float" office:value="-0.218134" calcext:value-type="float">
            <text:p>-0.218134</text:p>
          </table:table-cell>
          <table:table-cell office:value-type="float" office:value="-0.00868758" calcext:value-type="float">
            <text:p>-0.00868758</text:p>
          </table:table-cell>
          <table:table-cell office:value-type="float" office:value="4.92282" calcext:value-type="float">
            <text:p>4.9228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896" calcext:value-type="float">
            <text:p>538.896</text:p>
          </table:table-cell>
          <table:table-cell office:value-type="float" office:value="-0.204704" calcext:value-type="float">
            <text:p>-0.204704</text:p>
          </table:table-cell>
          <table:table-cell office:value-type="float" office:value="-0.00815271" calcext:value-type="float">
            <text:p>-0.00815271</text:p>
          </table:table-cell>
          <table:table-cell office:value-type="float" office:value="4.92373" calcext:value-type="float">
            <text:p>4.9237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891" calcext:value-type="float">
            <text:p>538.891</text:p>
          </table:table-cell>
          <table:table-cell office:value-type="float" office:value="-0.192274" calcext:value-type="float">
            <text:p>-0.192274</text:p>
          </table:table-cell>
          <table:table-cell office:value-type="float" office:value="-0.00765766" calcext:value-type="float">
            <text:p>-0.00765766</text:p>
          </table:table-cell>
          <table:table-cell office:value-type="float" office:value="4.9234" calcext:value-type="float">
            <text:p>4.923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886" calcext:value-type="float">
            <text:p>538.886</text:p>
          </table:table-cell>
          <table:table-cell office:value-type="float" office:value="-0.176711" calcext:value-type="float">
            <text:p>-0.176711</text:p>
          </table:table-cell>
          <table:table-cell office:value-type="float" office:value="-0.00703786" calcext:value-type="float">
            <text:p>-0.00703786</text:p>
          </table:table-cell>
          <table:table-cell office:value-type="float" office:value="4.92371" calcext:value-type="float">
            <text:p>4.9237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77" calcext:value-type="float">
            <text:p>538.877</text:p>
          </table:table-cell>
          <table:table-cell office:value-type="float" office:value="-0.161799" calcext:value-type="float">
            <text:p>-0.161799</text:p>
          </table:table-cell>
          <table:table-cell office:value-type="float" office:value="-0.00644394" calcext:value-type="float">
            <text:p>-0.00644394</text:p>
          </table:table-cell>
          <table:table-cell office:value-type="float" office:value="4.92745" calcext:value-type="float">
            <text:p>4.9274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7" calcext:value-type="float">
            <text:p>538.87</text:p>
          </table:table-cell>
          <table:table-cell office:value-type="float" office:value="-0.145359" calcext:value-type="float">
            <text:p>-0.145359</text:p>
          </table:table-cell>
          <table:table-cell office:value-type="float" office:value="-0.0057892" calcext:value-type="float">
            <text:p>-0.0057892</text:p>
          </table:table-cell>
          <table:table-cell office:value-type="float" office:value="4.93004" calcext:value-type="float">
            <text:p>4.9300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63" calcext:value-type="float">
            <text:p>538.863</text:p>
          </table:table-cell>
          <table:table-cell office:value-type="float" office:value="-0.131497" calcext:value-type="float">
            <text:p>-0.131497</text:p>
          </table:table-cell>
          <table:table-cell office:value-type="float" office:value="-0.0052371" calcext:value-type="float">
            <text:p>-0.0052371</text:p>
          </table:table-cell>
          <table:table-cell office:value-type="float" office:value="4.93135" calcext:value-type="float">
            <text:p>4.9313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54" calcext:value-type="float">
            <text:p>538.854</text:p>
          </table:table-cell>
          <table:table-cell office:value-type="float" office:value="-0.116419" calcext:value-type="float">
            <text:p>-0.116419</text:p>
          </table:table-cell>
          <table:table-cell office:value-type="float" office:value="-0.00460747" calcext:value-type="float">
            <text:p>-0.00460747</text:p>
          </table:table-cell>
          <table:table-cell office:value-type="float" office:value="4.93612" calcext:value-type="float">
            <text:p>4.9361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45" calcext:value-type="float">
            <text:p>538.845</text:p>
          </table:table-cell>
          <table:table-cell office:value-type="float" office:value="-0.102911" calcext:value-type="float">
            <text:p>-0.102911</text:p>
          </table:table-cell>
          <table:table-cell office:value-type="float" office:value="-0.00407285" calcext:value-type="float">
            <text:p>-0.00407285</text:p>
          </table:table-cell>
          <table:table-cell office:value-type="float" office:value="4.93983" calcext:value-type="float">
            <text:p>4.9398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37" calcext:value-type="float">
            <text:p>538.837</text:p>
          </table:table-cell>
          <table:table-cell office:value-type="float" office:value="-0.0894064" calcext:value-type="float">
            <text:p>-0.0894064</text:p>
          </table:table-cell>
          <table:table-cell office:value-type="float" office:value="-0.0035384" calcext:value-type="float">
            <text:p>-0.0035384</text:p>
          </table:table-cell>
          <table:table-cell office:value-type="float" office:value="4.94319" calcext:value-type="float">
            <text:p>4.9431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27" calcext:value-type="float">
            <text:p>538.827</text:p>
          </table:table-cell>
          <table:table-cell office:value-type="float" office:value="-0.0757331" calcext:value-type="float">
            <text:p>-0.0757331</text:p>
          </table:table-cell>
          <table:table-cell office:value-type="float" office:value="-0.00299726" calcext:value-type="float">
            <text:p>-0.00299726</text:p>
          </table:table-cell>
          <table:table-cell office:value-type="float" office:value="4.94745" calcext:value-type="float">
            <text:p>4.9474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18" calcext:value-type="float">
            <text:p>538.818</text:p>
          </table:table-cell>
          <table:table-cell office:value-type="float" office:value="-0.0611876" calcext:value-type="float">
            <text:p>-0.0611876</text:p>
          </table:table-cell>
          <table:table-cell office:value-type="float" office:value="-0.0024216" calcext:value-type="float">
            <text:p>-0.0024216</text:p>
          </table:table-cell>
          <table:table-cell office:value-type="float" office:value="4.9519" calcext:value-type="float">
            <text:p>4.951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12" calcext:value-type="float">
            <text:p>538.812</text:p>
          </table:table-cell>
          <table:table-cell office:value-type="float" office:value="-0.0475985" calcext:value-type="float">
            <text:p>-0.0475985</text:p>
          </table:table-cell>
          <table:table-cell office:value-type="float" office:value="-0.00188379" calcext:value-type="float">
            <text:p>-0.00188379</text:p>
          </table:table-cell>
          <table:table-cell office:value-type="float" office:value="4.95273" calcext:value-type="float">
            <text:p>4.9527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09" calcext:value-type="float">
            <text:p>538.809</text:p>
          </table:table-cell>
          <table:table-cell office:value-type="float" office:value="-0.0334069" calcext:value-type="float">
            <text:p>-0.0334069</text:p>
          </table:table-cell>
          <table:table-cell office:value-type="float" office:value="-0.00132213" calcext:value-type="float">
            <text:p>-0.00132213</text:p>
          </table:table-cell>
          <table:table-cell office:value-type="float" office:value="4.95039" calcext:value-type="float">
            <text:p>4.9503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03" calcext:value-type="float">
            <text:p>538.803</text:p>
          </table:table-cell>
          <table:table-cell office:value-type="float" office:value="-0.021358" calcext:value-type="float">
            <text:p>-0.021358</text:p>
          </table:table-cell>
          <table:table-cell office:value-type="float" office:value="-0.000845277" calcext:value-type="float">
            <text:p>-0.000845277</text:p>
          </table:table-cell>
          <table:table-cell office:value-type="float" office:value="4.95134" calcext:value-type="float">
            <text:p>4.9513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97" calcext:value-type="float">
            <text:p>538.797</text:p>
          </table:table-cell>
          <table:table-cell office:value-type="float" office:value="-0.00890869" calcext:value-type="float">
            <text:p>-0.00890869</text:p>
          </table:table-cell>
          <table:table-cell office:value-type="float" office:value="-0.000352576" calcext:value-type="float">
            <text:p>-0.000352576</text:p>
          </table:table-cell>
          <table:table-cell office:value-type="float" office:value="4.95261" calcext:value-type="float">
            <text:p>4.9526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9" calcext:value-type="float">
            <text:p>538.79</text:p>
          </table:table-cell>
          <table:table-cell office:value-type="float" office:value="0.0042689" calcext:value-type="float">
            <text:p>0.0042689</text:p>
          </table:table-cell>
          <table:table-cell office:value-type="float" office:value="0.000168949" calcext:value-type="float">
            <text:p>0.000168949</text:p>
          </table:table-cell>
          <table:table-cell office:value-type="float" office:value="4.95453" calcext:value-type="float">
            <text:p>4.9545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83" calcext:value-type="float">
            <text:p>538.783</text:p>
          </table:table-cell>
          <table:table-cell office:value-type="float" office:value="0.0170144" calcext:value-type="float">
            <text:p>0.0170144</text:p>
          </table:table-cell>
          <table:table-cell office:value-type="float" office:value="0.000673373" calcext:value-type="float">
            <text:p>0.000673373</text:p>
          </table:table-cell>
          <table:table-cell office:value-type="float" office:value="4.95661" calcext:value-type="float">
            <text:p>4.9566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75" calcext:value-type="float">
            <text:p>538.775</text:p>
          </table:table-cell>
          <table:table-cell office:value-type="float" office:value="0.0284502" calcext:value-type="float">
            <text:p>0.0284502</text:p>
          </table:table-cell>
          <table:table-cell office:value-type="float" office:value="0.00112596" calcext:value-type="float">
            <text:p>0.00112596</text:p>
          </table:table-cell>
          <table:table-cell office:value-type="float" office:value="4.95836" calcext:value-type="float">
            <text:p>4.9583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68" calcext:value-type="float">
            <text:p>538.768</text:p>
          </table:table-cell>
          <table:table-cell office:value-type="float" office:value="0.0395704" calcext:value-type="float">
            <text:p>0.0395704</text:p>
          </table:table-cell>
          <table:table-cell office:value-type="float" office:value="0.00156606" calcext:value-type="float">
            <text:p>0.00156606</text:p>
          </table:table-cell>
          <table:table-cell office:value-type="float" office:value="4.96055" calcext:value-type="float">
            <text:p>4.9605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57" calcext:value-type="float">
            <text:p>538.757</text:p>
          </table:table-cell>
          <table:table-cell office:value-type="float" office:value="0.0504885" calcext:value-type="float">
            <text:p>0.0504885</text:p>
          </table:table-cell>
          <table:table-cell office:value-type="float" office:value="0.00199816" calcext:value-type="float">
            <text:p>0.00199816</text:p>
          </table:table-cell>
          <table:table-cell office:value-type="float" office:value="4.96539" calcext:value-type="float">
            <text:p>4.9653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46" calcext:value-type="float">
            <text:p>538.746</text:p>
          </table:table-cell>
          <table:table-cell office:value-type="float" office:value="0.0611969" calcext:value-type="float">
            <text:p>0.0611969</text:p>
          </table:table-cell>
          <table:table-cell office:value-type="float" office:value="0.00242196" calcext:value-type="float">
            <text:p>0.00242196</text:p>
          </table:table-cell>
          <table:table-cell office:value-type="float" office:value="4.97029" calcext:value-type="float">
            <text:p>4.9702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37" calcext:value-type="float">
            <text:p>538.737</text:p>
          </table:table-cell>
          <table:table-cell office:value-type="float" office:value="0.0730081" calcext:value-type="float">
            <text:p>0.0730081</text:p>
          </table:table-cell>
          <table:table-cell office:value-type="float" office:value="0.00288941" calcext:value-type="float">
            <text:p>0.00288941</text:p>
          </table:table-cell>
          <table:table-cell office:value-type="float" office:value="4.97398" calcext:value-type="float">
            <text:p>4.9739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3" calcext:value-type="float">
            <text:p>538.73</text:p>
          </table:table-cell>
          <table:table-cell office:value-type="float" office:value="0.0843269" calcext:value-type="float">
            <text:p>0.0843269</text:p>
          </table:table-cell>
          <table:table-cell office:value-type="float" office:value="0.00333737" calcext:value-type="float">
            <text:p>0.00333737</text:p>
          </table:table-cell>
          <table:table-cell office:value-type="float" office:value="4.97531" calcext:value-type="float">
            <text:p>4.9753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24" calcext:value-type="float">
            <text:p>538.724</text:p>
          </table:table-cell>
          <table:table-cell office:value-type="float" office:value="0.0960053" calcext:value-type="float">
            <text:p>0.0960053</text:p>
          </table:table-cell>
          <table:table-cell office:value-type="float" office:value="0.00379956" calcext:value-type="float">
            <text:p>0.00379956</text:p>
          </table:table-cell>
          <table:table-cell office:value-type="float" office:value="4.97572" calcext:value-type="float">
            <text:p>4.9757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21" calcext:value-type="float">
            <text:p>538.721</text:p>
          </table:table-cell>
          <table:table-cell office:value-type="float" office:value="0.108416" calcext:value-type="float">
            <text:p>0.108416</text:p>
          </table:table-cell>
          <table:table-cell office:value-type="float" office:value="0.00429075" calcext:value-type="float">
            <text:p>0.00429075</text:p>
          </table:table-cell>
          <table:table-cell office:value-type="float" office:value="4.97418" calcext:value-type="float">
            <text:p>4.9741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17" calcext:value-type="float">
            <text:p>538.717</text:p>
          </table:table-cell>
          <table:table-cell office:value-type="float" office:value="0.121198" calcext:value-type="float">
            <text:p>0.121198</text:p>
          </table:table-cell>
          <table:table-cell office:value-type="float" office:value="0.0047966" calcext:value-type="float">
            <text:p>0.0047966</text:p>
          </table:table-cell>
          <table:table-cell office:value-type="float" office:value="4.97228" calcext:value-type="float">
            <text:p>4.9722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11" calcext:value-type="float">
            <text:p>538.711</text:p>
          </table:table-cell>
          <table:table-cell office:value-type="float" office:value="0.134144" calcext:value-type="float">
            <text:p>0.134144</text:p>
          </table:table-cell>
          <table:table-cell office:value-type="float" office:value="0.00530895" calcext:value-type="float">
            <text:p>0.00530895</text:p>
          </table:table-cell>
          <table:table-cell office:value-type="float" office:value="4.97315" calcext:value-type="float">
            <text:p>4.9731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04" calcext:value-type="float">
            <text:p>538.704</text:p>
          </table:table-cell>
          <table:table-cell office:value-type="float" office:value="0.146808" calcext:value-type="float">
            <text:p>0.146808</text:p>
          </table:table-cell>
          <table:table-cell office:value-type="float" office:value="0.00581016" calcext:value-type="float">
            <text:p>0.00581016</text:p>
          </table:table-cell>
          <table:table-cell office:value-type="float" office:value="4.97513" calcext:value-type="float">
            <text:p>4.9751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93" calcext:value-type="float">
            <text:p>538.693</text:p>
          </table:table-cell>
          <table:table-cell office:value-type="float" office:value="0.159921" calcext:value-type="float">
            <text:p>0.159921</text:p>
          </table:table-cell>
          <table:table-cell office:value-type="float" office:value="0.00632914" calcext:value-type="float">
            <text:p>0.00632914</text:p>
          </table:table-cell>
          <table:table-cell office:value-type="float" office:value="4.98063" calcext:value-type="float">
            <text:p>4.9806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86" calcext:value-type="float">
            <text:p>538.686</text:p>
          </table:table-cell>
          <table:table-cell office:value-type="float" office:value="0.172416" calcext:value-type="float">
            <text:p>0.172416</text:p>
          </table:table-cell>
          <table:table-cell office:value-type="float" office:value="0.00682363" calcext:value-type="float">
            <text:p>0.00682363</text:p>
          </table:table-cell>
          <table:table-cell office:value-type="float" office:value="4.98323" calcext:value-type="float">
            <text:p>4.9832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81" calcext:value-type="float">
            <text:p>538.681</text:p>
          </table:table-cell>
          <table:table-cell office:value-type="float" office:value="0.184757" calcext:value-type="float">
            <text:p>0.184757</text:p>
          </table:table-cell>
          <table:table-cell office:value-type="float" office:value="0.00731204" calcext:value-type="float">
            <text:p>0.00731204</text:p>
          </table:table-cell>
          <table:table-cell office:value-type="float" office:value="4.98297" calcext:value-type="float">
            <text:p>4.9829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72" calcext:value-type="float">
            <text:p>538.672</text:p>
          </table:table-cell>
          <table:table-cell office:value-type="float" office:value="0.195641" calcext:value-type="float">
            <text:p>0.195641</text:p>
          </table:table-cell>
          <table:table-cell office:value-type="float" office:value="0.00775393" calcext:value-type="float">
            <text:p>0.00775393</text:p>
          </table:table-cell>
          <table:table-cell office:value-type="float" office:value="4.98791" calcext:value-type="float">
            <text:p>4.9879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62" calcext:value-type="float">
            <text:p>538.662</text:p>
          </table:table-cell>
          <table:table-cell office:value-type="float" office:value="0.203028" calcext:value-type="float">
            <text:p>0.203028</text:p>
          </table:table-cell>
          <table:table-cell office:value-type="float" office:value="0.00804671" calcext:value-type="float">
            <text:p>0.00804671</text:p>
          </table:table-cell>
          <table:table-cell office:value-type="float" office:value="4.99322" calcext:value-type="float">
            <text:p>4.9932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53" calcext:value-type="float">
            <text:p>538.653</text:p>
          </table:table-cell>
          <table:table-cell office:value-type="float" office:value="0.211211" calcext:value-type="float">
            <text:p>0.211211</text:p>
          </table:table-cell>
          <table:table-cell office:value-type="float" office:value="0.00837103" calcext:value-type="float">
            <text:p>0.00837103</text:p>
          </table:table-cell>
          <table:table-cell office:value-type="float" office:value="4.99804" calcext:value-type="float">
            <text:p>4.9980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46" calcext:value-type="float">
            <text:p>538.646</text:p>
          </table:table-cell>
          <table:table-cell office:value-type="float" office:value="0.219236" calcext:value-type="float">
            <text:p>0.219236</text:p>
          </table:table-cell>
          <table:table-cell office:value-type="float" office:value="0.0086891" calcext:value-type="float">
            <text:p>0.0086891</text:p>
          </table:table-cell>
          <table:table-cell office:value-type="float" office:value="5.00025" calcext:value-type="float">
            <text:p>5.0002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38" calcext:value-type="float">
            <text:p>538.638</text:p>
          </table:table-cell>
          <table:table-cell office:value-type="float" office:value="0.226432" calcext:value-type="float">
            <text:p>0.226432</text:p>
          </table:table-cell>
          <table:table-cell office:value-type="float" office:value="0.0089743" calcext:value-type="float">
            <text:p>0.0089743</text:p>
          </table:table-cell>
          <table:table-cell office:value-type="float" office:value="5.00299" calcext:value-type="float">
            <text:p>5.0029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3" calcext:value-type="float">
            <text:p>538.63</text:p>
          </table:table-cell>
          <table:table-cell office:value-type="float" office:value="0.231092" calcext:value-type="float">
            <text:p>0.231092</text:p>
          </table:table-cell>
          <table:table-cell office:value-type="float" office:value="0.00915897" calcext:value-type="float">
            <text:p>0.00915897</text:p>
          </table:table-cell>
          <table:table-cell office:value-type="float" office:value="5.00659" calcext:value-type="float">
            <text:p>5.0065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19" calcext:value-type="float">
            <text:p>538.619</text:p>
          </table:table-cell>
          <table:table-cell office:value-type="float" office:value="0.234043" calcext:value-type="float">
            <text:p>0.234043</text:p>
          </table:table-cell>
          <table:table-cell office:value-type="float" office:value="0.00927596" calcext:value-type="float">
            <text:p>0.00927596</text:p>
          </table:table-cell>
          <table:table-cell office:value-type="float" office:value="5.01277" calcext:value-type="float">
            <text:p>5.0127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08" calcext:value-type="float">
            <text:p>538.608</text:p>
          </table:table-cell>
          <table:table-cell office:value-type="float" office:value="0.235389" calcext:value-type="float">
            <text:p>0.235389</text:p>
          </table:table-cell>
          <table:table-cell office:value-type="float" office:value="0.00932927" calcext:value-type="float">
            <text:p>0.00932927</text:p>
          </table:table-cell>
          <table:table-cell office:value-type="float" office:value="5.01873" calcext:value-type="float">
            <text:p>5.0187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98" calcext:value-type="float">
            <text:p>538.598</text:p>
          </table:table-cell>
          <table:table-cell office:value-type="float" office:value="0.236437" calcext:value-type="float">
            <text:p>0.236437</text:p>
          </table:table-cell>
          <table:table-cell office:value-type="float" office:value="0.00937083" calcext:value-type="float">
            <text:p>0.00937083</text:p>
          </table:table-cell>
          <table:table-cell office:value-type="float" office:value="5.02425" calcext:value-type="float">
            <text:p>5.0242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88" calcext:value-type="float">
            <text:p>538.588</text:p>
          </table:table-cell>
          <table:table-cell office:value-type="float" office:value="0.236312" calcext:value-type="float">
            <text:p>0.236312</text:p>
          </table:table-cell>
          <table:table-cell office:value-type="float" office:value="0.00936585" calcext:value-type="float">
            <text:p>0.00936585</text:p>
          </table:table-cell>
          <table:table-cell office:value-type="float" office:value="5.0293" calcext:value-type="float">
            <text:p>5.029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78" calcext:value-type="float">
            <text:p>538.578</text:p>
          </table:table-cell>
          <table:table-cell office:value-type="float" office:value="0.235277" calcext:value-type="float">
            <text:p>0.235277</text:p>
          </table:table-cell>
          <table:table-cell office:value-type="float" office:value="0.00932484" calcext:value-type="float">
            <text:p>0.00932484</text:p>
          </table:table-cell>
          <table:table-cell office:value-type="float" office:value="5.03446" calcext:value-type="float">
            <text:p>5.0344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68" calcext:value-type="float">
            <text:p>538.568</text:p>
          </table:table-cell>
          <table:table-cell office:value-type="float" office:value="0.233707" calcext:value-type="float">
            <text:p>0.233707</text:p>
          </table:table-cell>
          <table:table-cell office:value-type="float" office:value="0.00926261" calcext:value-type="float">
            <text:p>0.00926261</text:p>
          </table:table-cell>
          <table:table-cell office:value-type="float" office:value="5.0398" calcext:value-type="float">
            <text:p>5.039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58" calcext:value-type="float">
            <text:p>538.558</text:p>
          </table:table-cell>
          <table:table-cell office:value-type="float" office:value="0.230919" calcext:value-type="float">
            <text:p>0.230919</text:p>
          </table:table-cell>
          <table:table-cell office:value-type="float" office:value="0.00915212" calcext:value-type="float">
            <text:p>0.00915212</text:p>
          </table:table-cell>
          <table:table-cell office:value-type="float" office:value="5.04527" calcext:value-type="float">
            <text:p>5.0452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51" calcext:value-type="float">
            <text:p>538.551</text:p>
          </table:table-cell>
          <table:table-cell office:value-type="float" office:value="0.227925" calcext:value-type="float">
            <text:p>0.227925</text:p>
          </table:table-cell>
          <table:table-cell office:value-type="float" office:value="0.00903347" calcext:value-type="float">
            <text:p>0.00903347</text:p>
          </table:table-cell>
          <table:table-cell office:value-type="float" office:value="5.04804" calcext:value-type="float">
            <text:p>5.0480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44" calcext:value-type="float">
            <text:p>538.544</text:p>
          </table:table-cell>
          <table:table-cell office:value-type="float" office:value="0.223561" calcext:value-type="float">
            <text:p>0.223561</text:p>
          </table:table-cell>
          <table:table-cell office:value-type="float" office:value="0.00886049" calcext:value-type="float">
            <text:p>0.00886049</text:p>
          </table:table-cell>
          <table:table-cell office:value-type="float" office:value="5.05016" calcext:value-type="float">
            <text:p>5.0501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36" calcext:value-type="float">
            <text:p>538.536</text:p>
          </table:table-cell>
          <table:table-cell office:value-type="float" office:value="0.217847" calcext:value-type="float">
            <text:p>0.217847</text:p>
          </table:table-cell>
          <table:table-cell office:value-type="float" office:value="0.00863404" calcext:value-type="float">
            <text:p>0.00863404</text:p>
          </table:table-cell>
          <table:table-cell office:value-type="float" office:value="5.05421" calcext:value-type="float">
            <text:p>5.0542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28" calcext:value-type="float">
            <text:p>538.528</text:p>
          </table:table-cell>
          <table:table-cell office:value-type="float" office:value="0.211694" calcext:value-type="float">
            <text:p>0.211694</text:p>
          </table:table-cell>
          <table:table-cell office:value-type="float" office:value="0.00839016" calcext:value-type="float">
            <text:p>0.00839016</text:p>
          </table:table-cell>
          <table:table-cell office:value-type="float" office:value="5.05737" calcext:value-type="float">
            <text:p>5.0573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19" calcext:value-type="float">
            <text:p>538.519</text:p>
          </table:table-cell>
          <table:table-cell office:value-type="float" office:value="0.204641" calcext:value-type="float">
            <text:p>0.204641</text:p>
          </table:table-cell>
          <table:table-cell office:value-type="float" office:value="0.00811064" calcext:value-type="float">
            <text:p>0.00811064</text:p>
          </table:table-cell>
          <table:table-cell office:value-type="float" office:value="5.062" calcext:value-type="float">
            <text:p>5.06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12" calcext:value-type="float">
            <text:p>538.512</text:p>
          </table:table-cell>
          <table:table-cell office:value-type="float" office:value="0.197019" calcext:value-type="float">
            <text:p>0.197019</text:p>
          </table:table-cell>
          <table:table-cell office:value-type="float" office:value="0.00780856" calcext:value-type="float">
            <text:p>0.00780856</text:p>
          </table:table-cell>
          <table:table-cell office:value-type="float" office:value="5.06527" calcext:value-type="float">
            <text:p>5.0652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03" calcext:value-type="float">
            <text:p>538.503</text:p>
          </table:table-cell>
          <table:table-cell office:value-type="float" office:value="0.188984" calcext:value-type="float">
            <text:p>0.188984</text:p>
          </table:table-cell>
          <table:table-cell office:value-type="float" office:value="0.00749009" calcext:value-type="float">
            <text:p>0.00749009</text:p>
          </table:table-cell>
          <table:table-cell office:value-type="float" office:value="5.06981" calcext:value-type="float">
            <text:p>5.0698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6" calcext:value-type="float">
            <text:p>538.496</text:p>
          </table:table-cell>
          <table:table-cell office:value-type="float" office:value="0.179706" calcext:value-type="float">
            <text:p>0.179706</text:p>
          </table:table-cell>
          <table:table-cell office:value-type="float" office:value="0.00712236" calcext:value-type="float">
            <text:p>0.00712236</text:p>
          </table:table-cell>
          <table:table-cell office:value-type="float" office:value="5.07347" calcext:value-type="float">
            <text:p>5.0734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85" calcext:value-type="float">
            <text:p>538.485</text:p>
          </table:table-cell>
          <table:table-cell office:value-type="float" office:value="0.170959" calcext:value-type="float">
            <text:p>0.170959</text:p>
          </table:table-cell>
          <table:table-cell office:value-type="float" office:value="0.00677571" calcext:value-type="float">
            <text:p>0.00677571</text:p>
          </table:table-cell>
          <table:table-cell office:value-type="float" office:value="5.0787" calcext:value-type="float">
            <text:p>5.078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8" calcext:value-type="float">
            <text:p>538.478</text:p>
          </table:table-cell>
          <table:table-cell office:value-type="float" office:value="0.162118" calcext:value-type="float">
            <text:p>0.162118</text:p>
          </table:table-cell>
          <table:table-cell office:value-type="float" office:value="0.00642532" calcext:value-type="float">
            <text:p>0.00642532</text:p>
          </table:table-cell>
          <table:table-cell office:value-type="float" office:value="5.08154" calcext:value-type="float">
            <text:p>5.0815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8" calcext:value-type="float">
            <text:p>538.468</text:p>
          </table:table-cell>
          <table:table-cell office:value-type="float" office:value="0.153184" calcext:value-type="float">
            <text:p>0.153184</text:p>
          </table:table-cell>
          <table:table-cell office:value-type="float" office:value="0.00607122" calcext:value-type="float">
            <text:p>0.00607122</text:p>
          </table:table-cell>
          <table:table-cell office:value-type="float" office:value="5.08727" calcext:value-type="float">
            <text:p>5.0872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1" calcext:value-type="float">
            <text:p>538.461</text:p>
          </table:table-cell>
          <table:table-cell office:value-type="float" office:value="0.14398" calcext:value-type="float">
            <text:p>0.14398</text:p>
          </table:table-cell>
          <table:table-cell office:value-type="float" office:value="0.00570642" calcext:value-type="float">
            <text:p>0.00570642</text:p>
          </table:table-cell>
          <table:table-cell office:value-type="float" office:value="5.09129" calcext:value-type="float">
            <text:p>5.0912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54" calcext:value-type="float">
            <text:p>538.454</text:p>
          </table:table-cell>
          <table:table-cell office:value-type="float" office:value="0.133355" calcext:value-type="float">
            <text:p>0.133355</text:p>
          </table:table-cell>
          <table:table-cell office:value-type="float" office:value="0.00529386" calcext:value-type="float">
            <text:p>0.00529386</text:p>
          </table:table-cell>
          <table:table-cell office:value-type="float" office:value="5.09341" calcext:value-type="float">
            <text:p>5.0934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8" calcext:value-type="float">
            <text:p>538.448</text:p>
          </table:table-cell>
          <table:table-cell office:value-type="float" office:value="0.121188" calcext:value-type="float">
            <text:p>0.121188</text:p>
          </table:table-cell>
          <table:table-cell office:value-type="float" office:value="0.00481087" calcext:value-type="float">
            <text:p>0.00481087</text:p>
          </table:table-cell>
          <table:table-cell office:value-type="float" office:value="5.09605" calcext:value-type="float">
            <text:p>5.0960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1" calcext:value-type="float">
            <text:p>538.441</text:p>
          </table:table-cell>
          <table:table-cell office:value-type="float" office:value="0.11037" calcext:value-type="float">
            <text:p>0.11037</text:p>
          </table:table-cell>
          <table:table-cell office:value-type="float" office:value="0.00438142" calcext:value-type="float">
            <text:p>0.00438142</text:p>
          </table:table-cell>
          <table:table-cell office:value-type="float" office:value="5.10057" calcext:value-type="float">
            <text:p>5.1005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3" calcext:value-type="float">
            <text:p>538.433</text:p>
          </table:table-cell>
          <table:table-cell office:value-type="float" office:value="0.0996736" calcext:value-type="float">
            <text:p>0.0996736</text:p>
          </table:table-cell>
          <table:table-cell office:value-type="float" office:value="0.0039568" calcext:value-type="float">
            <text:p>0.0039568</text:p>
          </table:table-cell>
          <table:table-cell office:value-type="float" office:value="5.10335" calcext:value-type="float">
            <text:p>5.1033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2" calcext:value-type="float">
            <text:p>538.432</text:p>
          </table:table-cell>
          <table:table-cell office:value-type="float" office:value="0.0882387" calcext:value-type="float">
            <text:p>0.0882387</text:p>
          </table:table-cell>
          <table:table-cell office:value-type="float" office:value="0.00350287" calcext:value-type="float">
            <text:p>0.00350287</text:p>
          </table:table-cell>
          <table:table-cell office:value-type="float" office:value="5.10158" calcext:value-type="float">
            <text:p>5.1015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2" calcext:value-type="float">
            <text:p>538.432</text:p>
          </table:table-cell>
          <table:table-cell office:value-type="float" office:value="0.076908" calcext:value-type="float">
            <text:p>0.076908</text:p>
          </table:table-cell>
          <table:table-cell office:value-type="float" office:value="0.00305306" calcext:value-type="float">
            <text:p>0.00305306</text:p>
          </table:table-cell>
          <table:table-cell office:value-type="float" office:value="5.09738" calcext:value-type="float">
            <text:p>5.0973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3" calcext:value-type="float">
            <text:p>538.433</text:p>
          </table:table-cell>
          <table:table-cell office:value-type="float" office:value="0.0653627" calcext:value-type="float">
            <text:p>0.0653627</text:p>
          </table:table-cell>
          <table:table-cell office:value-type="float" office:value="0.00259474" calcext:value-type="float">
            <text:p>0.00259474</text:p>
          </table:table-cell>
          <table:table-cell office:value-type="float" office:value="5.09311" calcext:value-type="float">
            <text:p>5.0931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2" calcext:value-type="float">
            <text:p>538.432</text:p>
          </table:table-cell>
          <table:table-cell office:value-type="float" office:value="0.0543611" calcext:value-type="float">
            <text:p>0.0543611</text:p>
          </table:table-cell>
          <table:table-cell office:value-type="float" office:value="0.00215801" calcext:value-type="float">
            <text:p>0.00215801</text:p>
          </table:table-cell>
          <table:table-cell office:value-type="float" office:value="5.09041" calcext:value-type="float">
            <text:p>5.0904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" calcext:value-type="float">
            <text:p>538.43</text:p>
          </table:table-cell>
          <table:table-cell office:value-type="float" office:value="0.0432769" calcext:value-type="float">
            <text:p>0.0432769</text:p>
          </table:table-cell>
          <table:table-cell office:value-type="float" office:value="0.00171799" calcext:value-type="float">
            <text:p>0.00171799</text:p>
          </table:table-cell>
          <table:table-cell office:value-type="float" office:value="5.08868" calcext:value-type="float">
            <text:p>5.0886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6" calcext:value-type="float">
            <text:p>538.426</text:p>
          </table:table-cell>
          <table:table-cell office:value-type="float" office:value="0.0332684" calcext:value-type="float">
            <text:p>0.0332684</text:p>
          </table:table-cell>
          <table:table-cell office:value-type="float" office:value="0.00132068" calcext:value-type="float">
            <text:p>0.00132068</text:p>
          </table:table-cell>
          <table:table-cell office:value-type="float" office:value="5.08845" calcext:value-type="float">
            <text:p>5.0884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1" calcext:value-type="float">
            <text:p>538.421</text:p>
          </table:table-cell>
          <table:table-cell office:value-type="float" office:value="0.0242875" calcext:value-type="float">
            <text:p>0.0242875</text:p>
          </table:table-cell>
          <table:table-cell office:value-type="float" office:value="0.000964157" calcext:value-type="float">
            <text:p>0.000964157</text:p>
          </table:table-cell>
          <table:table-cell office:value-type="float" office:value="5.08976" calcext:value-type="float">
            <text:p>5.0897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9" calcext:value-type="float">
            <text:p>538.419</text:p>
          </table:table-cell>
          <table:table-cell office:value-type="float" office:value="0.0150435" calcext:value-type="float">
            <text:p>0.0150435</text:p>
          </table:table-cell>
          <table:table-cell office:value-type="float" office:value="0.000597193" calcext:value-type="float">
            <text:p>0.000597193</text:p>
          </table:table-cell>
          <table:table-cell office:value-type="float" office:value="5.08904" calcext:value-type="float">
            <text:p>5.0890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7" calcext:value-type="float">
            <text:p>538.417</text:p>
          </table:table-cell>
          <table:table-cell office:value-type="float" office:value="0.00781375" calcext:value-type="float">
            <text:p>0.00781375</text:p>
          </table:table-cell>
          <table:table-cell office:value-type="float" office:value="0.000310187" calcext:value-type="float">
            <text:p>0.000310187</text:p>
          </table:table-cell>
          <table:table-cell office:value-type="float" office:value="5.08691" calcext:value-type="float">
            <text:p>5.0869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5" calcext:value-type="float">
            <text:p>538.415</text:p>
          </table:table-cell>
          <table:table-cell office:value-type="float" office:value="0.00187528" calcext:value-type="float">
            <text:p>0.00187528</text:p>
          </table:table-cell>
          <table:table-cell office:value-type="float" office:value="0.0000744443" calcext:value-type="float">
            <text:p>7.44443E-05</text:p>
          </table:table-cell>
          <table:table-cell office:value-type="float" office:value="5.08597" calcext:value-type="float">
            <text:p>5.0859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4" calcext:value-type="float">
            <text:p>538.414</text:p>
          </table:table-cell>
          <table:table-cell office:value-type="float" office:value="-0.00479105" calcext:value-type="float">
            <text:p>-0.00479105</text:p>
          </table:table-cell>
          <table:table-cell office:value-type="float" office:value="-0.000190193" calcext:value-type="float">
            <text:p>-0.000190193</text:p>
          </table:table-cell>
          <table:table-cell office:value-type="float" office:value="5.08327" calcext:value-type="float">
            <text:p>5.0832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6" calcext:value-type="float">
            <text:p>538.416</text:p>
          </table:table-cell>
          <table:table-cell office:value-type="float" office:value="-0.0134615" calcext:value-type="float">
            <text:p>-0.0134615</text:p>
          </table:table-cell>
          <table:table-cell office:value-type="float" office:value="-0.000534391" calcext:value-type="float">
            <text:p>-0.000534391</text:p>
          </table:table-cell>
          <table:table-cell office:value-type="float" office:value="5.07858" calcext:value-type="float">
            <text:p>5.0785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7" calcext:value-type="float">
            <text:p>538.417</text:p>
          </table:table-cell>
          <table:table-cell office:value-type="float" office:value="-0.0230503" calcext:value-type="float">
            <text:p>-0.0230503</text:p>
          </table:table-cell>
          <table:table-cell office:value-type="float" office:value="-0.00091504" calcext:value-type="float">
            <text:p>-0.00091504</text:p>
          </table:table-cell>
          <table:table-cell office:value-type="float" office:value="5.07352" calcext:value-type="float">
            <text:p>5.0735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9" calcext:value-type="float">
            <text:p>538.419</text:p>
          </table:table-cell>
          <table:table-cell office:value-type="float" office:value="-0.0320895" calcext:value-type="float">
            <text:p>-0.0320895</text:p>
          </table:table-cell>
          <table:table-cell office:value-type="float" office:value="-0.00127388" calcext:value-type="float">
            <text:p>-0.00127388</text:p>
          </table:table-cell>
          <table:table-cell office:value-type="float" office:value="5.06811" calcext:value-type="float">
            <text:p>5.0681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8" calcext:value-type="float">
            <text:p>538.418</text:p>
          </table:table-cell>
          <table:table-cell office:value-type="float" office:value="-0.0399135" calcext:value-type="float">
            <text:p>-0.0399135</text:p>
          </table:table-cell>
          <table:table-cell office:value-type="float" office:value="-0.00158447" calcext:value-type="float">
            <text:p>-0.00158447</text:p>
          </table:table-cell>
          <table:table-cell office:value-type="float" office:value="5.06579" calcext:value-type="float">
            <text:p>5.0657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" calcext:value-type="float">
            <text:p>538.42</text:p>
          </table:table-cell>
          <table:table-cell office:value-type="float" office:value="-0.0488518" calcext:value-type="float">
            <text:p>-0.0488518</text:p>
          </table:table-cell>
          <table:table-cell office:value-type="float" office:value="-0.0019393" calcext:value-type="float">
            <text:p>-0.0019393</text:p>
          </table:table-cell>
          <table:table-cell office:value-type="float" office:value="5.06071" calcext:value-type="float">
            <text:p>5.0607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4" calcext:value-type="float">
            <text:p>538.424</text:p>
          </table:table-cell>
          <table:table-cell office:value-type="float" office:value="-0.0585353" calcext:value-type="float">
            <text:p>-0.0585353</text:p>
          </table:table-cell>
          <table:table-cell office:value-type="float" office:value="-0.00232371" calcext:value-type="float">
            <text:p>-0.00232371</text:p>
          </table:table-cell>
          <table:table-cell office:value-type="float" office:value="5.05375" calcext:value-type="float">
            <text:p>5.0537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7" calcext:value-type="float">
            <text:p>538.427</text:p>
          </table:table-cell>
          <table:table-cell office:value-type="float" office:value="-0.0685421" calcext:value-type="float">
            <text:p>-0.0685421</text:p>
          </table:table-cell>
          <table:table-cell office:value-type="float" office:value="-0.00272096" calcext:value-type="float">
            <text:p>-0.00272096</text:p>
          </table:table-cell>
          <table:table-cell office:value-type="float" office:value="5.04646" calcext:value-type="float">
            <text:p>5.0464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" calcext:value-type="float">
            <text:p>538.43</text:p>
          </table:table-cell>
          <table:table-cell office:value-type="float" office:value="-0.0796423" calcext:value-type="float">
            <text:p>-0.0796423</text:p>
          </table:table-cell>
          <table:table-cell office:value-type="float" office:value="-0.00316161" calcext:value-type="float">
            <text:p>-0.00316161</text:p>
          </table:table-cell>
          <table:table-cell office:value-type="float" office:value="5.04061" calcext:value-type="float">
            <text:p>5.0406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1" calcext:value-type="float">
            <text:p>538.431</text:p>
          </table:table-cell>
          <table:table-cell office:value-type="float" office:value="-0.0903238" calcext:value-type="float">
            <text:p>-0.0903238</text:p>
          </table:table-cell>
          <table:table-cell office:value-type="float" office:value="-0.00358564" calcext:value-type="float">
            <text:p>-0.00358564</text:p>
          </table:table-cell>
          <table:table-cell office:value-type="float" office:value="5.03654" calcext:value-type="float">
            <text:p>5.0365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2" calcext:value-type="float">
            <text:p>538.432</text:p>
          </table:table-cell>
          <table:table-cell office:value-type="float" office:value="-0.0999986" calcext:value-type="float">
            <text:p>-0.0999986</text:p>
          </table:table-cell>
          <table:table-cell office:value-type="float" office:value="-0.0039697" calcext:value-type="float">
            <text:p>-0.0039697</text:p>
          </table:table-cell>
          <table:table-cell office:value-type="float" office:value="5.03231" calcext:value-type="float">
            <text:p>5.0323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1" calcext:value-type="float">
            <text:p>538.431</text:p>
          </table:table-cell>
          <table:table-cell office:value-type="float" office:value="-0.108586" calcext:value-type="float">
            <text:p>-0.108586</text:p>
          </table:table-cell>
          <table:table-cell office:value-type="float" office:value="-0.00427872" calcext:value-type="float">
            <text:p>-0.00427872</text:p>
          </table:table-cell>
          <table:table-cell office:value-type="float" office:value="5.0303" calcext:value-type="float">
            <text:p>5.030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1" calcext:value-type="float">
            <text:p>538.431</text:p>
          </table:table-cell>
          <table:table-cell office:value-type="float" office:value="-0.118155" calcext:value-type="float">
            <text:p>-0.118155</text:p>
          </table:table-cell>
          <table:table-cell office:value-type="float" office:value="-0.00465576" calcext:value-type="float">
            <text:p>-0.00465576</text:p>
          </table:table-cell>
          <table:table-cell office:value-type="float" office:value="5.02736" calcext:value-type="float">
            <text:p>5.0273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4" calcext:value-type="float">
            <text:p>538.434</text:p>
          </table:table-cell>
          <table:table-cell office:value-type="float" office:value="-0.127074" calcext:value-type="float">
            <text:p>-0.127074</text:p>
          </table:table-cell>
          <table:table-cell office:value-type="float" office:value="-0.00500722" calcext:value-type="float">
            <text:p>-0.00500722</text:p>
          </table:table-cell>
          <table:table-cell office:value-type="float" office:value="5.02123" calcext:value-type="float">
            <text:p>5.0212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7" calcext:value-type="float">
            <text:p>538.437</text:p>
          </table:table-cell>
          <table:table-cell office:value-type="float" office:value="-0.135658" calcext:value-type="float">
            <text:p>-0.135658</text:p>
          </table:table-cell>
          <table:table-cell office:value-type="float" office:value="-0.00534545" calcext:value-type="float">
            <text:p>-0.00534545</text:p>
          </table:table-cell>
          <table:table-cell office:value-type="float" office:value="5.01601" calcext:value-type="float">
            <text:p>5.0160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8" calcext:value-type="float">
            <text:p>538.438</text:p>
          </table:table-cell>
          <table:table-cell office:value-type="float" office:value="-0.142085" calcext:value-type="float">
            <text:p>-0.142085</text:p>
          </table:table-cell>
          <table:table-cell office:value-type="float" office:value="-0.00559872" calcext:value-type="float">
            <text:p>-0.00559872</text:p>
          </table:table-cell>
          <table:table-cell office:value-type="float" office:value="5.01237" calcext:value-type="float">
            <text:p>5.0123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8" calcext:value-type="float">
            <text:p>538.438</text:p>
          </table:table-cell>
          <table:table-cell office:value-type="float" office:value="-0.148393" calcext:value-type="float">
            <text:p>-0.148393</text:p>
          </table:table-cell>
          <table:table-cell office:value-type="float" office:value="-0.00584726" calcext:value-type="float">
            <text:p>-0.00584726</text:p>
          </table:table-cell>
          <table:table-cell office:value-type="float" office:value="5.0087" calcext:value-type="float">
            <text:p>5.008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1" calcext:value-type="float">
            <text:p>538.441</text:p>
          </table:table-cell>
          <table:table-cell office:value-type="float" office:value="-0.153391" calcext:value-type="float">
            <text:p>-0.153391</text:p>
          </table:table-cell>
          <table:table-cell office:value-type="float" office:value="-0.0060442" calcext:value-type="float">
            <text:p>-0.0060442</text:p>
          </table:table-cell>
          <table:table-cell office:value-type="float" office:value="5.00364" calcext:value-type="float">
            <text:p>5.0036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3" calcext:value-type="float">
            <text:p>538.443</text:p>
          </table:table-cell>
          <table:table-cell office:value-type="float" office:value="-0.157111" calcext:value-type="float">
            <text:p>-0.157111</text:p>
          </table:table-cell>
          <table:table-cell office:value-type="float" office:value="-0.00619077" calcext:value-type="float">
            <text:p>-0.00619077</text:p>
          </table:table-cell>
          <table:table-cell office:value-type="float" office:value="4.99821" calcext:value-type="float">
            <text:p>4.9982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4" calcext:value-type="float">
            <text:p>538.444</text:p>
          </table:table-cell>
          <table:table-cell office:value-type="float" office:value="-0.159508" calcext:value-type="float">
            <text:p>-0.159508</text:p>
          </table:table-cell>
          <table:table-cell office:value-type="float" office:value="-0.00628525" calcext:value-type="float">
            <text:p>-0.00628525</text:p>
          </table:table-cell>
          <table:table-cell office:value-type="float" office:value="4.99445" calcext:value-type="float">
            <text:p>4.9944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4" calcext:value-type="float">
            <text:p>538.444</text:p>
          </table:table-cell>
          <table:table-cell office:value-type="float" office:value="-0.160503" calcext:value-type="float">
            <text:p>-0.160503</text:p>
          </table:table-cell>
          <table:table-cell office:value-type="float" office:value="-0.00632442" calcext:value-type="float">
            <text:p>-0.00632442</text:p>
          </table:table-cell>
          <table:table-cell office:value-type="float" office:value="4.99192" calcext:value-type="float">
            <text:p>4.9919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2" calcext:value-type="float">
            <text:p>538.442</text:p>
          </table:table-cell>
          <table:table-cell office:value-type="float" office:value="-0.161363" calcext:value-type="float">
            <text:p>-0.161363</text:p>
          </table:table-cell>
          <table:table-cell office:value-type="float" office:value="-0.00635832" calcext:value-type="float">
            <text:p>-0.00635832</text:p>
          </table:table-cell>
          <table:table-cell office:value-type="float" office:value="4.99136" calcext:value-type="float">
            <text:p>4.9913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9" calcext:value-type="float">
            <text:p>538.439</text:p>
          </table:table-cell>
          <table:table-cell office:value-type="float" office:value="-0.162536" calcext:value-type="float">
            <text:p>-0.162536</text:p>
          </table:table-cell>
          <table:table-cell office:value-type="float" office:value="-0.00640455" calcext:value-type="float">
            <text:p>-0.00640455</text:p>
          </table:table-cell>
          <table:table-cell office:value-type="float" office:value="4.99147" calcext:value-type="float">
            <text:p>4.9914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4" calcext:value-type="float">
            <text:p>538.434</text:p>
          </table:table-cell>
          <table:table-cell office:value-type="float" office:value="-0.164047" calcext:value-type="float">
            <text:p>-0.164047</text:p>
          </table:table-cell>
          <table:table-cell office:value-type="float" office:value="-0.00646407" calcext:value-type="float">
            <text:p>-0.00646407</text:p>
          </table:table-cell>
          <table:table-cell office:value-type="float" office:value="4.99393" calcext:value-type="float">
            <text:p>4.9939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9" calcext:value-type="float">
            <text:p>538.429</text:p>
          </table:table-cell>
          <table:table-cell office:value-type="float" office:value="-0.164652" calcext:value-type="float">
            <text:p>-0.164652</text:p>
          </table:table-cell>
          <table:table-cell office:value-type="float" office:value="-0.00648791" calcext:value-type="float">
            <text:p>-0.00648791</text:p>
          </table:table-cell>
          <table:table-cell office:value-type="float" office:value="4.99578" calcext:value-type="float">
            <text:p>4.9957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6" calcext:value-type="float">
            <text:p>538.426</text:p>
          </table:table-cell>
          <table:table-cell office:value-type="float" office:value="-0.163611" calcext:value-type="float">
            <text:p>-0.163611</text:p>
          </table:table-cell>
          <table:table-cell office:value-type="float" office:value="-0.00644692" calcext:value-type="float">
            <text:p>-0.00644692</text:p>
          </table:table-cell>
          <table:table-cell office:value-type="float" office:value="4.99663" calcext:value-type="float">
            <text:p>4.9966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" calcext:value-type="float">
            <text:p>538.42</text:p>
          </table:table-cell>
          <table:table-cell office:value-type="float" office:value="-0.161534" calcext:value-type="float">
            <text:p>-0.161534</text:p>
          </table:table-cell>
          <table:table-cell office:value-type="float" office:value="-0.00636507" calcext:value-type="float">
            <text:p>-0.00636507</text:p>
          </table:table-cell>
          <table:table-cell office:value-type="float" office:value="4.9996" calcext:value-type="float">
            <text:p>4.999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3" calcext:value-type="float">
            <text:p>538.413</text:p>
          </table:table-cell>
          <table:table-cell office:value-type="float" office:value="-0.157784" calcext:value-type="float">
            <text:p>-0.157784</text:p>
          </table:table-cell>
          <table:table-cell office:value-type="float" office:value="-0.00621729" calcext:value-type="float">
            <text:p>-0.00621729</text:p>
          </table:table-cell>
          <table:table-cell office:value-type="float" office:value="5.00341" calcext:value-type="float">
            <text:p>5.0034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1" calcext:value-type="float">
            <text:p>538.411</text:p>
          </table:table-cell>
          <table:table-cell office:value-type="float" office:value="-0.152823" calcext:value-type="float">
            <text:p>-0.152823</text:p>
          </table:table-cell>
          <table:table-cell office:value-type="float" office:value="-0.00602182" calcext:value-type="float">
            <text:p>-0.00602182</text:p>
          </table:table-cell>
          <table:table-cell office:value-type="float" office:value="5.00285" calcext:value-type="float">
            <text:p>5.0028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7" calcext:value-type="float">
            <text:p>538.407</text:p>
          </table:table-cell>
          <table:table-cell office:value-type="float" office:value="-0.147839" calcext:value-type="float">
            <text:p>-0.147839</text:p>
          </table:table-cell>
          <table:table-cell office:value-type="float" office:value="-0.00582542" calcext:value-type="float">
            <text:p>-0.00582542</text:p>
          </table:table-cell>
          <table:table-cell office:value-type="float" office:value="5.00404" calcext:value-type="float">
            <text:p>5.0040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" calcext:value-type="float">
            <text:p>538.4</text:p>
          </table:table-cell>
          <table:table-cell office:value-type="float" office:value="-0.143207" calcext:value-type="float">
            <text:p>-0.143207</text:p>
          </table:table-cell>
          <table:table-cell office:value-type="float" office:value="-0.00564291" calcext:value-type="float">
            <text:p>-0.00564291</text:p>
          </table:table-cell>
          <table:table-cell office:value-type="float" office:value="5.00888" calcext:value-type="float">
            <text:p>5.0088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94" calcext:value-type="float">
            <text:p>538.394</text:p>
          </table:table-cell>
          <table:table-cell office:value-type="float" office:value="-0.137878" calcext:value-type="float">
            <text:p>-0.137878</text:p>
          </table:table-cell>
          <table:table-cell office:value-type="float" office:value="-0.00543293" calcext:value-type="float">
            <text:p>-0.00543293</text:p>
          </table:table-cell>
          <table:table-cell office:value-type="float" office:value="5.01276" calcext:value-type="float">
            <text:p>5.0127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9" calcext:value-type="float">
            <text:p>538.389</text:p>
          </table:table-cell>
          <table:table-cell office:value-type="float" office:value="-0.132019" calcext:value-type="float">
            <text:p>-0.132019</text:p>
          </table:table-cell>
          <table:table-cell office:value-type="float" office:value="-0.00520208" calcext:value-type="float">
            <text:p>-0.00520208</text:p>
          </table:table-cell>
          <table:table-cell office:value-type="float" office:value="5.01528" calcext:value-type="float">
            <text:p>5.0152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5" calcext:value-type="float">
            <text:p>538.385</text:p>
          </table:table-cell>
          <table:table-cell office:value-type="float" office:value="-0.126584" calcext:value-type="float">
            <text:p>-0.126584</text:p>
          </table:table-cell>
          <table:table-cell office:value-type="float" office:value="-0.00498788" calcext:value-type="float">
            <text:p>-0.00498788</text:p>
          </table:table-cell>
          <table:table-cell office:value-type="float" office:value="5.01683" calcext:value-type="float">
            <text:p>5.0168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1" calcext:value-type="float">
            <text:p>538.381</text:p>
          </table:table-cell>
          <table:table-cell office:value-type="float" office:value="-0.120986" calcext:value-type="float">
            <text:p>-0.120986</text:p>
          </table:table-cell>
          <table:table-cell office:value-type="float" office:value="-0.0047673" calcext:value-type="float">
            <text:p>-0.0047673</text:p>
          </table:table-cell>
          <table:table-cell office:value-type="float" office:value="5.01888" calcext:value-type="float">
            <text:p>5.0188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4" calcext:value-type="float">
            <text:p>538.374</text:p>
          </table:table-cell>
          <table:table-cell office:value-type="float" office:value="-0.115123" calcext:value-type="float">
            <text:p>-0.115123</text:p>
          </table:table-cell>
          <table:table-cell office:value-type="float" office:value="-0.00453631" calcext:value-type="float">
            <text:p>-0.00453631</text:p>
          </table:table-cell>
          <table:table-cell office:value-type="float" office:value="5.02318" calcext:value-type="float">
            <text:p>5.0231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8" calcext:value-type="float">
            <text:p>538.368</text:p>
          </table:table-cell>
          <table:table-cell office:value-type="float" office:value="-0.108894" calcext:value-type="float">
            <text:p>-0.108894</text:p>
          </table:table-cell>
          <table:table-cell office:value-type="float" office:value="-0.00437213" calcext:value-type="float">
            <text:p>-0.00437213</text:p>
          </table:table-cell>
          <table:table-cell office:value-type="float" office:value="5.02769" calcext:value-type="float">
            <text:p>5.0276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1" calcext:value-type="float">
            <text:p>538.361</text:p>
          </table:table-cell>
          <table:table-cell office:value-type="float" office:value="-0.102165" calcext:value-type="float">
            <text:p>-0.102165</text:p>
          </table:table-cell>
          <table:table-cell office:value-type="float" office:value="-0.00410196" calcext:value-type="float">
            <text:p>-0.00410196</text:p>
          </table:table-cell>
          <table:table-cell office:value-type="float" office:value="5.03239" calcext:value-type="float">
            <text:p>5.0323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52" calcext:value-type="float">
            <text:p>538.352</text:p>
          </table:table-cell>
          <table:table-cell office:value-type="float" office:value="-0.0952718" calcext:value-type="float">
            <text:p>-0.0952718</text:p>
          </table:table-cell>
          <table:table-cell office:value-type="float" office:value="-0.0038252" calcext:value-type="float">
            <text:p>-0.0038252</text:p>
          </table:table-cell>
          <table:table-cell office:value-type="float" office:value="5.03894" calcext:value-type="float">
            <text:p>5.0389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44" calcext:value-type="float">
            <text:p>538.344</text:p>
          </table:table-cell>
          <table:table-cell office:value-type="float" office:value="-0.0879005" calcext:value-type="float">
            <text:p>-0.0879005</text:p>
          </table:table-cell>
          <table:table-cell office:value-type="float" office:value="-0.00352924" calcext:value-type="float">
            <text:p>-0.00352924</text:p>
          </table:table-cell>
          <table:table-cell office:value-type="float" office:value="5.04437" calcext:value-type="float">
            <text:p>5.0443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6" calcext:value-type="float">
            <text:p>538.336</text:p>
          </table:table-cell>
          <table:table-cell office:value-type="float" office:value="-0.0803982" calcext:value-type="float">
            <text:p>-0.0803982</text:p>
          </table:table-cell>
          <table:table-cell office:value-type="float" office:value="-0.00322802" calcext:value-type="float">
            <text:p>-0.00322802</text:p>
          </table:table-cell>
          <table:table-cell office:value-type="float" office:value="5.05001" calcext:value-type="float">
            <text:p>5.0500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27" calcext:value-type="float">
            <text:p>538.327</text:p>
          </table:table-cell>
          <table:table-cell office:value-type="float" office:value="-0.0722769" calcext:value-type="float">
            <text:p>-0.0722769</text:p>
          </table:table-cell>
          <table:table-cell office:value-type="float" office:value="-0.00290195" calcext:value-type="float">
            <text:p>-0.00290195</text:p>
          </table:table-cell>
          <table:table-cell office:value-type="float" office:value="5.05673" calcext:value-type="float">
            <text:p>5.0567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2" calcext:value-type="float">
            <text:p>538.32</text:p>
          </table:table-cell>
          <table:table-cell office:value-type="float" office:value="-0.0655697" calcext:value-type="float">
            <text:p>-0.0655697</text:p>
          </table:table-cell>
          <table:table-cell office:value-type="float" office:value="-0.00263265" calcext:value-type="float">
            <text:p>-0.00263265</text:p>
          </table:table-cell>
          <table:table-cell office:value-type="float" office:value="5.06162" calcext:value-type="float">
            <text:p>5.0616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3" calcext:value-type="float">
            <text:p>538.313</text:p>
          </table:table-cell>
          <table:table-cell office:value-type="float" office:value="-0.0610809" calcext:value-type="float">
            <text:p>-0.0610809</text:p>
          </table:table-cell>
          <table:table-cell office:value-type="float" office:value="-0.00245242" calcext:value-type="float">
            <text:p>-0.00245242</text:p>
          </table:table-cell>
          <table:table-cell office:value-type="float" office:value="5.06577" calcext:value-type="float">
            <text:p>5.0657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8" calcext:value-type="float">
            <text:p>538.308</text:p>
          </table:table-cell>
          <table:table-cell office:value-type="float" office:value="-0.0558795" calcext:value-type="float">
            <text:p>-0.0558795</text:p>
          </table:table-cell>
          <table:table-cell office:value-type="float" office:value="-0.00224359" calcext:value-type="float">
            <text:p>-0.00224359</text:p>
          </table:table-cell>
          <table:table-cell office:value-type="float" office:value="5.06882" calcext:value-type="float">
            <text:p>5.0688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3" calcext:value-type="float">
            <text:p>538.303</text:p>
          </table:table-cell>
          <table:table-cell office:value-type="float" office:value="-0.0499384" calcext:value-type="float">
            <text:p>-0.0499384</text:p>
          </table:table-cell>
          <table:table-cell office:value-type="float" office:value="-0.00200505" calcext:value-type="float">
            <text:p>-0.00200505</text:p>
          </table:table-cell>
          <table:table-cell office:value-type="float" office:value="5.07126" calcext:value-type="float">
            <text:p>5.0712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8" calcext:value-type="float">
            <text:p>538.298</text:p>
          </table:table-cell>
          <table:table-cell office:value-type="float" office:value="-0.0437276" calcext:value-type="float">
            <text:p>-0.0437276</text:p>
          </table:table-cell>
          <table:table-cell office:value-type="float" office:value="-0.00175568" calcext:value-type="float">
            <text:p>-0.00175568</text:p>
          </table:table-cell>
          <table:table-cell office:value-type="float" office:value="5.07516" calcext:value-type="float">
            <text:p>5.0751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2" calcext:value-type="float">
            <text:p>538.292</text:p>
          </table:table-cell>
          <table:table-cell office:value-type="float" office:value="-0.0384678" calcext:value-type="float">
            <text:p>-0.0384678</text:p>
          </table:table-cell>
          <table:table-cell office:value-type="float" office:value="-0.0015445" calcext:value-type="float">
            <text:p>-0.0015445</text:p>
          </table:table-cell>
          <table:table-cell office:value-type="float" office:value="5.07866" calcext:value-type="float">
            <text:p>5.0786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7" calcext:value-type="float">
            <text:p>538.287</text:p>
          </table:table-cell>
          <table:table-cell office:value-type="float" office:value="-0.0331885" calcext:value-type="float">
            <text:p>-0.0331885</text:p>
          </table:table-cell>
          <table:table-cell office:value-type="float" office:value="-0.00133253" calcext:value-type="float">
            <text:p>-0.00133253</text:p>
          </table:table-cell>
          <table:table-cell office:value-type="float" office:value="5.08121" calcext:value-type="float">
            <text:p>5.0812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3" calcext:value-type="float">
            <text:p>538.283</text:p>
          </table:table-cell>
          <table:table-cell office:value-type="float" office:value="-0.0281644" calcext:value-type="float">
            <text:p>-0.0281644</text:p>
          </table:table-cell>
          <table:table-cell office:value-type="float" office:value="-0.00113081" calcext:value-type="float">
            <text:p>-0.00113081</text:p>
          </table:table-cell>
          <table:table-cell office:value-type="float" office:value="5.08374" calcext:value-type="float">
            <text:p>5.0837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5" calcext:value-type="float">
            <text:p>538.275</text:p>
          </table:table-cell>
          <table:table-cell office:value-type="float" office:value="-0.0236158" calcext:value-type="float">
            <text:p>-0.0236158</text:p>
          </table:table-cell>
          <table:table-cell office:value-type="float" office:value="-0.000948186" calcext:value-type="float">
            <text:p>-0.000948186</text:p>
          </table:table-cell>
          <table:table-cell office:value-type="float" office:value="5.08937" calcext:value-type="float">
            <text:p>5.0893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69" calcext:value-type="float">
            <text:p>538.269</text:p>
          </table:table-cell>
          <table:table-cell office:value-type="float" office:value="-0.0196081" calcext:value-type="float">
            <text:p>-0.0196081</text:p>
          </table:table-cell>
          <table:table-cell office:value-type="float" office:value="-0.000787275" calcext:value-type="float">
            <text:p>-0.000787275</text:p>
          </table:table-cell>
          <table:table-cell office:value-type="float" office:value="5.09284" calcext:value-type="float">
            <text:p>5.0928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67" calcext:value-type="float">
            <text:p>538.267</text:p>
          </table:table-cell>
          <table:table-cell office:value-type="float" office:value="-0.0156313" calcext:value-type="float">
            <text:p>-0.0156313</text:p>
          </table:table-cell>
          <table:table-cell office:value-type="float" office:value="-0.000627602" calcext:value-type="float">
            <text:p>-0.000627602</text:p>
          </table:table-cell>
          <table:table-cell office:value-type="float" office:value="5.09354" calcext:value-type="float">
            <text:p>5.0935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65" calcext:value-type="float">
            <text:p>538.265</text:p>
          </table:table-cell>
          <table:table-cell office:value-type="float" office:value="-0.0097945" calcext:value-type="float">
            <text:p>-0.0097945</text:p>
          </table:table-cell>
          <table:table-cell office:value-type="float" office:value="-0.000393253" calcext:value-type="float">
            <text:p>-0.000393253</text:p>
          </table:table-cell>
          <table:table-cell office:value-type="float" office:value="5.09323" calcext:value-type="float">
            <text:p>5.0932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62" calcext:value-type="float">
            <text:p>538.262</text:p>
          </table:table-cell>
          <table:table-cell office:value-type="float" office:value="-0.00208033" calcext:value-type="float">
            <text:p>-0.00208033</text:p>
          </table:table-cell>
          <table:table-cell office:value-type="float" office:value="-0.0000835261" calcext:value-type="float">
            <text:p>-8.35261E-05</text:p>
          </table:table-cell>
          <table:table-cell office:value-type="float" office:value="5.09455" calcext:value-type="float">
            <text:p>5.0945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58" calcext:value-type="float">
            <text:p>538.258</text:p>
          </table:table-cell>
          <table:table-cell office:value-type="float" office:value="0.00634614" calcext:value-type="float">
            <text:p>0.00634614</text:p>
          </table:table-cell>
          <table:table-cell office:value-type="float" office:value="0.0002548" calcext:value-type="float">
            <text:p>0.0002548</text:p>
          </table:table-cell>
          <table:table-cell office:value-type="float" office:value="5.09628" calcext:value-type="float">
            <text:p>5.0962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56" calcext:value-type="float">
            <text:p>538.256</text:p>
          </table:table-cell>
          <table:table-cell office:value-type="float" office:value="0.0140555" calcext:value-type="float">
            <text:p>0.0140555</text:p>
          </table:table-cell>
          <table:table-cell office:value-type="float" office:value="0.000564334" calcext:value-type="float">
            <text:p>0.000564334</text:p>
          </table:table-cell>
          <table:table-cell office:value-type="float" office:value="5.09694" calcext:value-type="float">
            <text:p>5.0969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53" calcext:value-type="float">
            <text:p>538.253</text:p>
          </table:table-cell>
          <table:table-cell office:value-type="float" office:value="0.0211519" calcext:value-type="float">
            <text:p>0.0211519</text:p>
          </table:table-cell>
          <table:table-cell office:value-type="float" office:value="0.000849259" calcext:value-type="float">
            <text:p>0.000849259</text:p>
          </table:table-cell>
          <table:table-cell office:value-type="float" office:value="5.09797" calcext:value-type="float">
            <text:p>5.0979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49" calcext:value-type="float">
            <text:p>538.249</text:p>
          </table:table-cell>
          <table:table-cell office:value-type="float" office:value="0.0269155" calcext:value-type="float">
            <text:p>0.0269155</text:p>
          </table:table-cell>
          <table:table-cell office:value-type="float" office:value="0.00108067" calcext:value-type="float">
            <text:p>0.00108067</text:p>
          </table:table-cell>
          <table:table-cell office:value-type="float" office:value="5.10075" calcext:value-type="float">
            <text:p>5.1007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45" calcext:value-type="float">
            <text:p>538.245</text:p>
          </table:table-cell>
          <table:table-cell office:value-type="float" office:value="0.0315812" calcext:value-type="float">
            <text:p>0.0315812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5.10347" calcext:value-type="float">
            <text:p>5.1034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41" calcext:value-type="float">
            <text:p>538.241</text:p>
          </table:table-cell>
          <table:table-cell office:value-type="float" office:value="0.0359931" calcext:value-type="float">
            <text:p>0.0359931</text:p>
          </table:table-cell>
          <table:table-cell office:value-type="float" office:value="0.00144514" calcext:value-type="float">
            <text:p>0.00144514</text:p>
          </table:table-cell>
          <table:table-cell office:value-type="float" office:value="5.10512" calcext:value-type="float">
            <text:p>5.1051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35" calcext:value-type="float">
            <text:p>538.235</text:p>
          </table:table-cell>
          <table:table-cell office:value-type="float" office:value="0.0406506" calcext:value-type="float">
            <text:p>0.0406506</text:p>
          </table:table-cell>
          <table:table-cell office:value-type="float" office:value="0.00159935" calcext:value-type="float">
            <text:p>0.00159935</text:p>
          </table:table-cell>
          <table:table-cell office:value-type="float" office:value="5.11018" calcext:value-type="float">
            <text:p>5.1101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31" calcext:value-type="float">
            <text:p>538.231</text:p>
          </table:table-cell>
          <table:table-cell office:value-type="float" office:value="0.0448153" calcext:value-type="float">
            <text:p>0.0448153</text:p>
          </table:table-cell>
          <table:table-cell office:value-type="float" office:value="0.0017632" calcext:value-type="float">
            <text:p>0.0017632</text:p>
          </table:table-cell>
          <table:table-cell office:value-type="float" office:value="5.11216" calcext:value-type="float">
            <text:p>5.1121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29" calcext:value-type="float">
            <text:p>538.229</text:p>
          </table:table-cell>
          <table:table-cell office:value-type="float" office:value="0.050133" calcext:value-type="float">
            <text:p>0.050133</text:p>
          </table:table-cell>
          <table:table-cell office:value-type="float" office:value="0.00197242" calcext:value-type="float">
            <text:p>0.00197242</text:p>
          </table:table-cell>
          <table:table-cell office:value-type="float" office:value="5.11176" calcext:value-type="float">
            <text:p>5.1117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3" calcext:value-type="float">
            <text:p>538.23</text:p>
          </table:table-cell>
          <table:table-cell office:value-type="float" office:value="0.0541059" calcext:value-type="float">
            <text:p>0.0541059</text:p>
          </table:table-cell>
          <table:table-cell office:value-type="float" office:value="0.00212873" calcext:value-type="float">
            <text:p>0.00212873</text:p>
          </table:table-cell>
          <table:table-cell office:value-type="float" office:value="5.11002" calcext:value-type="float">
            <text:p>5.1100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27" calcext:value-type="float">
            <text:p>538.227</text:p>
          </table:table-cell>
          <table:table-cell office:value-type="float" office:value="0.0591661" calcext:value-type="float">
            <text:p>0.0591661</text:p>
          </table:table-cell>
          <table:table-cell office:value-type="float" office:value="0.00232782" calcext:value-type="float">
            <text:p>0.00232782</text:p>
          </table:table-cell>
          <table:table-cell office:value-type="float" office:value="5.11106" calcext:value-type="float">
            <text:p>5.1110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24" calcext:value-type="float">
            <text:p>538.224</text:p>
          </table:table-cell>
          <table:table-cell office:value-type="float" office:value="0.0638616" calcext:value-type="float">
            <text:p>0.0638616</text:p>
          </table:table-cell>
          <table:table-cell office:value-type="float" office:value="0.00251256" calcext:value-type="float">
            <text:p>0.00251256</text:p>
          </table:table-cell>
          <table:table-cell office:value-type="float" office:value="5.11265" calcext:value-type="float">
            <text:p>5.1126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23" calcext:value-type="float">
            <text:p>538.223</text:p>
          </table:table-cell>
          <table:table-cell office:value-type="float" office:value="0.0667129" calcext:value-type="float">
            <text:p>0.0667129</text:p>
          </table:table-cell>
          <table:table-cell office:value-type="float" office:value="0.00262474" calcext:value-type="float">
            <text:p>0.00262474</text:p>
          </table:table-cell>
          <table:table-cell office:value-type="float" office:value="5.11232" calcext:value-type="float">
            <text:p>5.1123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21" calcext:value-type="float">
            <text:p>538.221</text:p>
          </table:table-cell>
          <table:table-cell office:value-type="float" office:value="0.0695404" calcext:value-type="float">
            <text:p>0.0695404</text:p>
          </table:table-cell>
          <table:table-cell office:value-type="float" office:value="0.00273598" calcext:value-type="float">
            <text:p>0.00273598</text:p>
          </table:table-cell>
          <table:table-cell office:value-type="float" office:value="5.1133" calcext:value-type="float">
            <text:p>5.113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18" calcext:value-type="float">
            <text:p>538.218</text:p>
          </table:table-cell>
          <table:table-cell office:value-type="float" office:value="0.0728669" calcext:value-type="float">
            <text:p>0.0728669</text:p>
          </table:table-cell>
          <table:table-cell office:value-type="float" office:value="0.00286686" calcext:value-type="float">
            <text:p>0.00286686</text:p>
          </table:table-cell>
          <table:table-cell office:value-type="float" office:value="5.11492" calcext:value-type="float">
            <text:p>5.1149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14" calcext:value-type="float">
            <text:p>538.214</text:p>
          </table:table-cell>
          <table:table-cell office:value-type="float" office:value="0.0767581" calcext:value-type="float">
            <text:p>0.0767581</text:p>
          </table:table-cell>
          <table:table-cell office:value-type="float" office:value="0.00301995" calcext:value-type="float">
            <text:p>0.00301995</text:p>
          </table:table-cell>
          <table:table-cell office:value-type="float" office:value="5.11767" calcext:value-type="float">
            <text:p>5.1176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12" calcext:value-type="float">
            <text:p>538.212</text:p>
          </table:table-cell>
          <table:table-cell office:value-type="float" office:value="0.0789491" calcext:value-type="float">
            <text:p>0.0789491</text:p>
          </table:table-cell>
          <table:table-cell office:value-type="float" office:value="0.00310615" calcext:value-type="float">
            <text:p>0.00310615</text:p>
          </table:table-cell>
          <table:table-cell office:value-type="float" office:value="5.11732" calcext:value-type="float">
            <text:p>5.1173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1" calcext:value-type="float">
            <text:p>538.21</text:p>
          </table:table-cell>
          <table:table-cell office:value-type="float" office:value="0.0792608" calcext:value-type="float">
            <text:p>0.0792608</text:p>
          </table:table-cell>
          <table:table-cell office:value-type="float" office:value="0.00311842" calcext:value-type="float">
            <text:p>0.00311842</text:p>
          </table:table-cell>
          <table:table-cell office:value-type="float" office:value="5.11834" calcext:value-type="float">
            <text:p>5.1183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09" calcext:value-type="float">
            <text:p>538.209</text:p>
          </table:table-cell>
          <table:table-cell office:value-type="float" office:value="0.079386" calcext:value-type="float">
            <text:p>0.079386</text:p>
          </table:table-cell>
          <table:table-cell office:value-type="float" office:value="0.00312334" calcext:value-type="float">
            <text:p>0.00312334</text:p>
          </table:table-cell>
          <table:table-cell office:value-type="float" office:value="5.1176" calcext:value-type="float">
            <text:p>5.117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1" calcext:value-type="float">
            <text:p>538.21</text:p>
          </table:table-cell>
          <table:table-cell office:value-type="float" office:value="0.0776742" calcext:value-type="float">
            <text:p>0.0776742</text:p>
          </table:table-cell>
          <table:table-cell office:value-type="float" office:value="0.003056" calcext:value-type="float">
            <text:p>0.003056</text:p>
          </table:table-cell>
          <table:table-cell office:value-type="float" office:value="5.11498" calcext:value-type="float">
            <text:p>5.1149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1" calcext:value-type="float">
            <text:p>538.21</text:p>
          </table:table-cell>
          <table:table-cell office:value-type="float" office:value="0.0759529" calcext:value-type="float">
            <text:p>0.0759529</text:p>
          </table:table-cell>
          <table:table-cell office:value-type="float" office:value="0.00298827" calcext:value-type="float">
            <text:p>0.00298827</text:p>
          </table:table-cell>
          <table:table-cell office:value-type="float" office:value="5.11396" calcext:value-type="float">
            <text:p>5.1139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08" calcext:value-type="float">
            <text:p>538.208</text:p>
          </table:table-cell>
          <table:table-cell office:value-type="float" office:value="0.0749451" calcext:value-type="float">
            <text:p>0.0749451</text:p>
          </table:table-cell>
          <table:table-cell office:value-type="float" office:value="0.00294862" calcext:value-type="float">
            <text:p>0.00294862</text:p>
          </table:table-cell>
          <table:table-cell office:value-type="float" office:value="5.11527" calcext:value-type="float">
            <text:p>5.1152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03" calcext:value-type="float">
            <text:p>538.203</text:p>
          </table:table-cell>
          <table:table-cell office:value-type="float" office:value="0.0734338" calcext:value-type="float">
            <text:p>0.0734338</text:p>
          </table:table-cell>
          <table:table-cell office:value-type="float" office:value="0.00288916" calcext:value-type="float">
            <text:p>0.00288916</text:p>
          </table:table-cell>
          <table:table-cell office:value-type="float" office:value="5.1187" calcext:value-type="float">
            <text:p>5.118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02" calcext:value-type="float">
            <text:p>538.202</text:p>
          </table:table-cell>
          <table:table-cell office:value-type="float" office:value="0.0705702" calcext:value-type="float">
            <text:p>0.0705702</text:p>
          </table:table-cell>
          <table:table-cell office:value-type="float" office:value="0.0027765" calcext:value-type="float">
            <text:p>0.0027765</text:p>
          </table:table-cell>
          <table:table-cell office:value-type="float" office:value="5.1189" calcext:value-type="float">
            <text:p>5.118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02" calcext:value-type="float">
            <text:p>538.20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00256207" calcext:value-type="float">
            <text:p>0.00256207</text:p>
          </table:table-cell>
          <table:table-cell office:value-type="float" office:value="5.11735" calcext:value-type="float">
            <text:p>5.1173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02" calcext:value-type="float">
            <text:p>538.202</text:p>
          </table:table-cell>
          <table:table-cell office:value-type="float" office:value="0.0608931" calcext:value-type="float">
            <text:p>0.0608931</text:p>
          </table:table-cell>
          <table:table-cell office:value-type="float" office:value="0.00239576" calcext:value-type="float">
            <text:p>0.00239576</text:p>
          </table:table-cell>
          <table:table-cell office:value-type="float" office:value="5.11642" calcext:value-type="float">
            <text:p>5.1164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01" calcext:value-type="float">
            <text:p>538.201</text:p>
          </table:table-cell>
          <table:table-cell office:value-type="float" office:value="0.0559131" calcext:value-type="float">
            <text:p>0.0559131</text:p>
          </table:table-cell>
          <table:table-cell office:value-type="float" office:value="0.00219983" calcext:value-type="float">
            <text:p>0.00219983</text:p>
          </table:table-cell>
          <table:table-cell office:value-type="float" office:value="5.11624" calcext:value-type="float">
            <text:p>5.1162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" calcext:value-type="float">
            <text:p>538.2</text:p>
          </table:table-cell>
          <table:table-cell office:value-type="float" office:value="0.049917" calcext:value-type="float">
            <text:p>0.049917</text:p>
          </table:table-cell>
          <table:table-cell office:value-type="float" office:value="0.00196392" calcext:value-type="float">
            <text:p>0.00196392</text:p>
          </table:table-cell>
          <table:table-cell office:value-type="float" office:value="5.11587" calcext:value-type="float">
            <text:p>5.1158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01" calcext:value-type="float">
            <text:p>538.201</text:p>
          </table:table-cell>
          <table:table-cell office:value-type="float" office:value="0.0447366" calcext:value-type="float">
            <text:p>0.0447366</text:p>
          </table:table-cell>
          <table:table-cell office:value-type="float" office:value="0.00176011" calcext:value-type="float">
            <text:p>0.00176011</text:p>
          </table:table-cell>
          <table:table-cell office:value-type="float" office:value="5.11428" calcext:value-type="float">
            <text:p>5.1142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02" calcext:value-type="float">
            <text:p>538.202</text:p>
          </table:table-cell>
          <table:table-cell office:value-type="float" office:value="0.0392084" calcext:value-type="float">
            <text:p>0.0392084</text:p>
          </table:table-cell>
          <table:table-cell office:value-type="float" office:value="0.00154261" calcext:value-type="float">
            <text:p>0.00154261</text:p>
          </table:table-cell>
          <table:table-cell office:value-type="float" office:value="5.11238" calcext:value-type="float">
            <text:p>5.1123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01" calcext:value-type="float">
            <text:p>538.201</text:p>
          </table:table-cell>
          <table:table-cell office:value-type="float" office:value="0.0343235" calcext:value-type="float">
            <text:p>0.0343235</text:p>
          </table:table-cell>
          <table:table-cell office:value-type="float" office:value="0.00135042" calcext:value-type="float">
            <text:p>0.00135042</text:p>
          </table:table-cell>
          <table:table-cell office:value-type="float" office:value="5.11284" calcext:value-type="float">
            <text:p>5.1128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" calcext:value-type="float">
            <text:p>538.2</text:p>
          </table:table-cell>
          <table:table-cell office:value-type="float" office:value="0.0301979" calcext:value-type="float">
            <text:p>0.0301979</text:p>
          </table:table-cell>
          <table:table-cell office:value-type="float" office:value="0.00119552" calcext:value-type="float">
            <text:p>0.00119552</text:p>
          </table:table-cell>
          <table:table-cell office:value-type="float" office:value="5.11301" calcext:value-type="float">
            <text:p>5.1130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199" calcext:value-type="float">
            <text:p>538.199</text:p>
          </table:table-cell>
          <table:table-cell office:value-type="float" office:value="0.0262006" calcext:value-type="float">
            <text:p>0.0262006</text:p>
          </table:table-cell>
          <table:table-cell office:value-type="float" office:value="0.00103726" calcext:value-type="float">
            <text:p>0.00103726</text:p>
          </table:table-cell>
          <table:table-cell office:value-type="float" office:value="5.11301" calcext:value-type="float">
            <text:p>5.1130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199" calcext:value-type="float">
            <text:p>538.199</text:p>
          </table:table-cell>
          <table:table-cell office:value-type="float" office:value="0.0219741" calcext:value-type="float">
            <text:p>0.0219741</text:p>
          </table:table-cell>
          <table:table-cell office:value-type="float" office:value="0.000869941" calcext:value-type="float">
            <text:p>0.000869941</text:p>
          </table:table-cell>
          <table:table-cell office:value-type="float" office:value="5.11199" calcext:value-type="float">
            <text:p>5.1119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197" calcext:value-type="float">
            <text:p>538.197</text:p>
          </table:table-cell>
          <table:table-cell office:value-type="float" office:value="0.0159695" calcext:value-type="float">
            <text:p>0.0159695</text:p>
          </table:table-cell>
          <table:table-cell office:value-type="float" office:value="0.000632223" calcext:value-type="float">
            <text:p>0.000632223</text:p>
          </table:table-cell>
          <table:table-cell office:value-type="float" office:value="5.11274" calcext:value-type="float">
            <text:p>5.1127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197" calcext:value-type="float">
            <text:p>538.197</text:p>
          </table:table-cell>
          <table:table-cell office:value-type="float" office:value="0.0110434" calcext:value-type="float">
            <text:p>0.0110434</text:p>
          </table:table-cell>
          <table:table-cell office:value-type="float" office:value="0.000437203" calcext:value-type="float">
            <text:p>0.000437203</text:p>
          </table:table-cell>
          <table:table-cell office:value-type="float" office:value="5.11253" calcext:value-type="float">
            <text:p>5.1125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196" calcext:value-type="float">
            <text:p>538.196</text:p>
          </table:table-cell>
          <table:table-cell office:value-type="float" office:value="0.00557883" calcext:value-type="float">
            <text:p>0.00557883</text:p>
          </table:table-cell>
          <table:table-cell office:value-type="float" office:value="0.000220862" calcext:value-type="float">
            <text:p>0.000220862</text:p>
          </table:table-cell>
          <table:table-cell office:value-type="float" office:value="5.1124" calcext:value-type="float">
            <text:p>5.112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194" calcext:value-type="float">
            <text:p>538.194</text:p>
          </table:table-cell>
          <table:table-cell office:value-type="float" office:value="0.000837428" calcext:value-type="float">
            <text:p>0.000837428</text:p>
          </table:table-cell>
          <table:table-cell office:value-type="float" office:value="0.0000331533" calcext:value-type="float">
            <text:p>3.31533E-05</text:p>
          </table:table-cell>
          <table:table-cell office:value-type="float" office:value="5.1135" calcext:value-type="float">
            <text:p>5.113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197" calcext:value-type="float">
            <text:p>538.197</text:p>
          </table:table-cell>
          <table:table-cell office:value-type="float" office:value="-0.00312489" calcext:value-type="float">
            <text:p>-0.00312489</text:p>
          </table:table-cell>
          <table:table-cell office:value-type="float" office:value="-0.000123713" calcext:value-type="float">
            <text:p>-0.000123713</text:p>
          </table:table-cell>
          <table:table-cell office:value-type="float" office:value="5.11012" calcext:value-type="float">
            <text:p>5.1101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03" calcext:value-type="float">
            <text:p>538.203</text:p>
          </table:table-cell>
          <table:table-cell office:value-type="float" office:value="-0.00684675" calcext:value-type="float">
            <text:p>-0.00684675</text:p>
          </table:table-cell>
          <table:table-cell office:value-type="float" office:value="-0.000271059" calcext:value-type="float">
            <text:p>-0.000271059</text:p>
          </table:table-cell>
          <table:table-cell office:value-type="float" office:value="5.10347" calcext:value-type="float">
            <text:p>5.1034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08" calcext:value-type="float">
            <text:p>538.208</text:p>
          </table:table-cell>
          <table:table-cell office:value-type="float" office:value="-0.0107969" calcext:value-type="float">
            <text:p>-0.0107969</text:p>
          </table:table-cell>
          <table:table-cell office:value-type="float" office:value="-0.000427442" calcext:value-type="float">
            <text:p>-0.000427442</text:p>
          </table:table-cell>
          <table:table-cell office:value-type="float" office:value="5.09719" calcext:value-type="float">
            <text:p>5.0971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12" calcext:value-type="float">
            <text:p>538.212</text:p>
          </table:table-cell>
          <table:table-cell office:value-type="float" office:value="-0.0144055" calcext:value-type="float">
            <text:p>-0.0144055</text:p>
          </table:table-cell>
          <table:table-cell office:value-type="float" office:value="-0.000570305" calcext:value-type="float">
            <text:p>-0.000570305</text:p>
          </table:table-cell>
          <table:table-cell office:value-type="float" office:value="5.0926" calcext:value-type="float">
            <text:p>5.092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17" calcext:value-type="float">
            <text:p>538.217</text:p>
          </table:table-cell>
          <table:table-cell office:value-type="float" office:value="-0.0170194" calcext:value-type="float">
            <text:p>-0.0170194</text:p>
          </table:table-cell>
          <table:table-cell office:value-type="float" office:value="-0.000673787" calcext:value-type="float">
            <text:p>-0.000673787</text:p>
          </table:table-cell>
          <table:table-cell office:value-type="float" office:value="5.08751" calcext:value-type="float">
            <text:p>5.0875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22" calcext:value-type="float">
            <text:p>538.222</text:p>
          </table:table-cell>
          <table:table-cell office:value-type="float" office:value="-0.0183367" calcext:value-type="float">
            <text:p>-0.0183367</text:p>
          </table:table-cell>
          <table:table-cell office:value-type="float" office:value="-0.000725938" calcext:value-type="float">
            <text:p>-0.000725938</text:p>
          </table:table-cell>
          <table:table-cell office:value-type="float" office:value="5.08117" calcext:value-type="float">
            <text:p>5.0811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29" calcext:value-type="float">
            <text:p>538.229</text:p>
          </table:table-cell>
          <table:table-cell office:value-type="float" office:value="-0.018617" calcext:value-type="float">
            <text:p>-0.018617</text:p>
          </table:table-cell>
          <table:table-cell office:value-type="float" office:value="-0.000737037" calcext:value-type="float">
            <text:p>-0.000737037</text:p>
          </table:table-cell>
          <table:table-cell office:value-type="float" office:value="5.07448" calcext:value-type="float">
            <text:p>5.0744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33" calcext:value-type="float">
            <text:p>538.233</text:p>
          </table:table-cell>
          <table:table-cell office:value-type="float" office:value="-0.0184835" calcext:value-type="float">
            <text:p>-0.0184835</text:p>
          </table:table-cell>
          <table:table-cell office:value-type="float" office:value="-0.00073175" calcext:value-type="float">
            <text:p>-0.00073175</text:p>
          </table:table-cell>
          <table:table-cell office:value-type="float" office:value="5.06967" calcext:value-type="float">
            <text:p>5.0696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36" calcext:value-type="float">
            <text:p>538.236</text:p>
          </table:table-cell>
          <table:table-cell office:value-type="float" office:value="-0.0182462" calcext:value-type="float">
            <text:p>-0.0182462</text:p>
          </table:table-cell>
          <table:table-cell office:value-type="float" office:value="-0.000722355" calcext:value-type="float">
            <text:p>-0.000722355</text:p>
          </table:table-cell>
          <table:table-cell office:value-type="float" office:value="5.06598" calcext:value-type="float">
            <text:p>5.0659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39" calcext:value-type="float">
            <text:p>538.239</text:p>
          </table:table-cell>
          <table:table-cell office:value-type="float" office:value="-0.0178145" calcext:value-type="float">
            <text:p>-0.0178145</text:p>
          </table:table-cell>
          <table:table-cell office:value-type="float" office:value="-0.000705264" calcext:value-type="float">
            <text:p>-0.000705264</text:p>
          </table:table-cell>
          <table:table-cell office:value-type="float" office:value="5.06269" calcext:value-type="float">
            <text:p>5.0626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41" calcext:value-type="float">
            <text:p>538.241</text:p>
          </table:table-cell>
          <table:table-cell office:value-type="float" office:value="-0.0175513" calcext:value-type="float">
            <text:p>-0.0175513</text:p>
          </table:table-cell>
          <table:table-cell office:value-type="float" office:value="-0.000694844" calcext:value-type="float">
            <text:p>-0.000694844</text:p>
          </table:table-cell>
          <table:table-cell office:value-type="float" office:value="5.0605" calcext:value-type="float">
            <text:p>5.060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41" calcext:value-type="float">
            <text:p>538.241</text:p>
          </table:table-cell>
          <table:table-cell office:value-type="float" office:value="-0.0183946" calcext:value-type="float">
            <text:p>-0.0183946</text:p>
          </table:table-cell>
          <table:table-cell office:value-type="float" office:value="-0.000728233" calcext:value-type="float">
            <text:p>-0.000728233</text:p>
          </table:table-cell>
          <table:table-cell office:value-type="float" office:value="5.06044" calcext:value-type="float">
            <text:p>5.0604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44" calcext:value-type="float">
            <text:p>538.244</text:p>
          </table:table-cell>
          <table:table-cell office:value-type="float" office:value="-0.0198117" calcext:value-type="float">
            <text:p>-0.0198117</text:p>
          </table:table-cell>
          <table:table-cell office:value-type="float" office:value="-0.000784335" calcext:value-type="float">
            <text:p>-0.000784335</text:p>
          </table:table-cell>
          <table:table-cell office:value-type="float" office:value="5.0568" calcext:value-type="float">
            <text:p>5.056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48" calcext:value-type="float">
            <text:p>538.248</text:p>
          </table:table-cell>
          <table:table-cell office:value-type="float" office:value="-0.0208772" calcext:value-type="float">
            <text:p>-0.0208772</text:p>
          </table:table-cell>
          <table:table-cell office:value-type="float" office:value="-0.000826516" calcext:value-type="float">
            <text:p>-0.000826516</text:p>
          </table:table-cell>
          <table:table-cell office:value-type="float" office:value="5.05328" calcext:value-type="float">
            <text:p>5.0532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5" calcext:value-type="float">
            <text:p>538.25</text:p>
          </table:table-cell>
          <table:table-cell office:value-type="float" office:value="-0.0229356" calcext:value-type="float">
            <text:p>-0.0229356</text:p>
          </table:table-cell>
          <table:table-cell office:value-type="float" office:value="-0.000908006" calcext:value-type="float">
            <text:p>-0.000908006</text:p>
          </table:table-cell>
          <table:table-cell office:value-type="float" office:value="5.05063" calcext:value-type="float">
            <text:p>5.0506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53" calcext:value-type="float">
            <text:p>538.253</text:p>
          </table:table-cell>
          <table:table-cell office:value-type="float" office:value="-0.0233823" calcext:value-type="float">
            <text:p>-0.0233823</text:p>
          </table:table-cell>
          <table:table-cell office:value-type="float" office:value="-0.000925691" calcext:value-type="float">
            <text:p>-0.000925691</text:p>
          </table:table-cell>
          <table:table-cell office:value-type="float" office:value="5.04758" calcext:value-type="float">
            <text:p>5.0475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55" calcext:value-type="float">
            <text:p>538.255</text:p>
          </table:table-cell>
          <table:table-cell office:value-type="float" office:value="-0.021855" calcext:value-type="float">
            <text:p>-0.021855</text:p>
          </table:table-cell>
          <table:table-cell office:value-type="float" office:value="-0.000865227" calcext:value-type="float">
            <text:p>-0.000865227</text:p>
          </table:table-cell>
          <table:table-cell office:value-type="float" office:value="5.04581" calcext:value-type="float">
            <text:p>5.0458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56" calcext:value-type="float">
            <text:p>538.256</text:p>
          </table:table-cell>
          <table:table-cell office:value-type="float" office:value="-0.0209287" calcext:value-type="float">
            <text:p>-0.0209287</text:p>
          </table:table-cell>
          <table:table-cell office:value-type="float" office:value="-0.000828556" calcext:value-type="float">
            <text:p>-0.000828556</text:p>
          </table:table-cell>
          <table:table-cell office:value-type="float" office:value="5.04439" calcext:value-type="float">
            <text:p>5.0443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56" calcext:value-type="float">
            <text:p>538.256</text:p>
          </table:table-cell>
          <table:table-cell office:value-type="float" office:value="-0.0192643" calcext:value-type="float">
            <text:p>-0.0192643</text:p>
          </table:table-cell>
          <table:table-cell office:value-type="float" office:value="-0.000762527" calcext:value-type="float">
            <text:p>-0.000762527</text:p>
          </table:table-cell>
          <table:table-cell office:value-type="float" office:value="5.04395" calcext:value-type="float">
            <text:p>5.0439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59" calcext:value-type="float">
            <text:p>538.259</text:p>
          </table:table-cell>
          <table:table-cell office:value-type="float" office:value="-0.0170969" calcext:value-type="float">
            <text:p>-0.0170969</text:p>
          </table:table-cell>
          <table:table-cell office:value-type="float" office:value="-0.000676737" calcext:value-type="float">
            <text:p>-0.000676737</text:p>
          </table:table-cell>
          <table:table-cell office:value-type="float" office:value="5.04127" calcext:value-type="float">
            <text:p>5.0412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62" calcext:value-type="float">
            <text:p>538.262</text:p>
          </table:table-cell>
          <table:table-cell office:value-type="float" office:value="-0.0149561" calcext:value-type="float">
            <text:p>-0.0149561</text:p>
          </table:table-cell>
          <table:table-cell office:value-type="float" office:value="-0.000591999" calcext:value-type="float">
            <text:p>-0.000591999</text:p>
          </table:table-cell>
          <table:table-cell office:value-type="float" office:value="5.03798" calcext:value-type="float">
            <text:p>5.0379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66" calcext:value-type="float">
            <text:p>538.266</text:p>
          </table:table-cell>
          <table:table-cell office:value-type="float" office:value="-0.0121365" calcext:value-type="float">
            <text:p>-0.0121365</text:p>
          </table:table-cell>
          <table:table-cell office:value-type="float" office:value="-0.000480391" calcext:value-type="float">
            <text:p>-0.000480391</text:p>
          </table:table-cell>
          <table:table-cell office:value-type="float" office:value="5.03377" calcext:value-type="float">
            <text:p>5.0337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1" calcext:value-type="float">
            <text:p>538.271</text:p>
          </table:table-cell>
          <table:table-cell office:value-type="float" office:value="-0.00870237" calcext:value-type="float">
            <text:p>-0.00870237</text:p>
          </table:table-cell>
          <table:table-cell office:value-type="float" office:value="-0.000344461" calcext:value-type="float">
            <text:p>-0.000344461</text:p>
          </table:table-cell>
          <table:table-cell office:value-type="float" office:value="5.02894" calcext:value-type="float">
            <text:p>5.0289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4" calcext:value-type="float">
            <text:p>538.274</text:p>
          </table:table-cell>
          <table:table-cell office:value-type="float" office:value="-0.0064722" calcext:value-type="float">
            <text:p>-0.0064722</text:p>
          </table:table-cell>
          <table:table-cell office:value-type="float" office:value="-0.000256186" calcext:value-type="float">
            <text:p>-0.000256186</text:p>
          </table:table-cell>
          <table:table-cell office:value-type="float" office:value="5.02693" calcext:value-type="float">
            <text:p>5.0269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4" calcext:value-type="float">
            <text:p>538.274</text:p>
          </table:table-cell>
          <table:table-cell office:value-type="float" office:value="-0.00512903" calcext:value-type="float">
            <text:p>-0.00512903</text:p>
          </table:table-cell>
          <table:table-cell office:value-type="float" office:value="-0.000203019" calcext:value-type="float">
            <text:p>-0.000203019</text:p>
          </table:table-cell>
          <table:table-cell office:value-type="float" office:value="5.02666" calcext:value-type="float">
            <text:p>5.0266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8" calcext:value-type="float">
            <text:p>538.278</text:p>
          </table:table-cell>
          <table:table-cell office:value-type="float" office:value="-0.00401683" calcext:value-type="float">
            <text:p>-0.00401683</text:p>
          </table:table-cell>
          <table:table-cell office:value-type="float" office:value="-0.000158996" calcext:value-type="float">
            <text:p>-0.000158996</text:p>
          </table:table-cell>
          <table:table-cell office:value-type="float" office:value="5.0232" calcext:value-type="float">
            <text:p>5.023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2" calcext:value-type="float">
            <text:p>538.282</text:p>
          </table:table-cell>
          <table:table-cell office:value-type="float" office:value="-0.00306867" calcext:value-type="float">
            <text:p>-0.00306867</text:p>
          </table:table-cell>
          <table:table-cell office:value-type="float" office:value="-0.000121465" calcext:value-type="float">
            <text:p>-0.000121465</text:p>
          </table:table-cell>
          <table:table-cell office:value-type="float" office:value="5.01939" calcext:value-type="float">
            <text:p>5.0193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4" calcext:value-type="float">
            <text:p>538.284</text:p>
          </table:table-cell>
          <table:table-cell office:value-type="float" office:value="-0.00257357" calcext:value-type="float">
            <text:p>-0.00257357</text:p>
          </table:table-cell>
          <table:table-cell office:value-type="float" office:value="-0.000101868" calcext:value-type="float">
            <text:p>-0.000101868</text:p>
          </table:table-cell>
          <table:table-cell office:value-type="float" office:value="5.01731" calcext:value-type="float">
            <text:p>5.0173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6" calcext:value-type="float">
            <text:p>538.286</text:p>
          </table:table-cell>
          <table:table-cell office:value-type="float" office:value="-0.00183463" calcext:value-type="float">
            <text:p>-0.00183463</text:p>
          </table:table-cell>
          <table:table-cell office:value-type="float" office:value="-0.0000726191" calcext:value-type="float">
            <text:p>-7.26191E-05</text:p>
          </table:table-cell>
          <table:table-cell office:value-type="float" office:value="5.0154" calcext:value-type="float">
            <text:p>5.015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8" calcext:value-type="float">
            <text:p>538.288</text:p>
          </table:table-cell>
          <table:table-cell office:value-type="float" office:value="0.00000611256" calcext:value-type="float">
            <text:p>6.11256E-06</text:p>
          </table:table-cell>
          <table:table-cell office:value-type="float" office:value="0.00000024195" calcext:value-type="float">
            <text:p>2.4195E-07</text:p>
          </table:table-cell>
          <table:table-cell office:value-type="float" office:value="5.01415" calcext:value-type="float">
            <text:p>5.0141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9" calcext:value-type="float">
            <text:p>538.289</text:p>
          </table:table-cell>
          <table:table-cell office:value-type="float" office:value="0.00229685" calcext:value-type="float">
            <text:p>0.00229685</text:p>
          </table:table-cell>
          <table:table-cell office:value-type="float" office:value="0.000090915" calcext:value-type="float">
            <text:p>9.0915E-05</text:p>
          </table:table-cell>
          <table:table-cell office:value-type="float" office:value="5.01385" calcext:value-type="float">
            <text:p>5.0138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9" calcext:value-type="float">
            <text:p>538.289</text:p>
          </table:table-cell>
          <table:table-cell office:value-type="float" office:value="0.00373704" calcext:value-type="float">
            <text:p>0.00373704</text:p>
          </table:table-cell>
          <table:table-cell office:value-type="float" office:value="0.000147921" calcext:value-type="float">
            <text:p>0.000147921</text:p>
          </table:table-cell>
          <table:table-cell office:value-type="float" office:value="5.01429" calcext:value-type="float">
            <text:p>5.0142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8" calcext:value-type="float">
            <text:p>538.288</text:p>
          </table:table-cell>
          <table:table-cell office:value-type="float" office:value="0.00474555" calcext:value-type="float">
            <text:p>0.00474555</text:p>
          </table:table-cell>
          <table:table-cell office:value-type="float" office:value="0.00018784" calcext:value-type="float">
            <text:p>0.00018784</text:p>
          </table:table-cell>
          <table:table-cell office:value-type="float" office:value="5.01518" calcext:value-type="float">
            <text:p>5.0151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9" calcext:value-type="float">
            <text:p>538.289</text:p>
          </table:table-cell>
          <table:table-cell office:value-type="float" office:value="0.00448178" calcext:value-type="float">
            <text:p>0.00448178</text:p>
          </table:table-cell>
          <table:table-cell office:value-type="float" office:value="0.0001774" calcext:value-type="float">
            <text:p>0.0001774</text:p>
          </table:table-cell>
          <table:table-cell office:value-type="float" office:value="5.01511" calcext:value-type="float">
            <text:p>5.0151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1" calcext:value-type="float">
            <text:p>538.291</text:p>
          </table:table-cell>
          <table:table-cell office:value-type="float" office:value="0.00354684" calcext:value-type="float">
            <text:p>0.00354684</text:p>
          </table:table-cell>
          <table:table-cell office:value-type="float" office:value="0.000140393" calcext:value-type="float">
            <text:p>0.000140393</text:p>
          </table:table-cell>
          <table:table-cell office:value-type="float" office:value="5.01361" calcext:value-type="float">
            <text:p>5.0136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1" calcext:value-type="float">
            <text:p>538.291</text:p>
          </table:table-cell>
          <table:table-cell office:value-type="float" office:value="0.00265319" calcext:value-type="float">
            <text:p>0.00265319</text:p>
          </table:table-cell>
          <table:table-cell office:value-type="float" office:value="0.00010502" calcext:value-type="float">
            <text:p>0.00010502</text:p>
          </table:table-cell>
          <table:table-cell office:value-type="float" office:value="5.01421" calcext:value-type="float">
            <text:p>5.0142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" calcext:value-type="float">
            <text:p>538.29</text:p>
          </table:table-cell>
          <table:table-cell office:value-type="float" office:value="0.00155819" calcext:value-type="float">
            <text:p>0.00155819</text:p>
          </table:table-cell>
          <table:table-cell office:value-type="float" office:value="0.000061677" calcext:value-type="float">
            <text:p>6.1677E-05</text:p>
          </table:table-cell>
          <table:table-cell office:value-type="float" office:value="5.01594" calcext:value-type="float">
            <text:p>5.0159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8" calcext:value-type="float">
            <text:p>538.288</text:p>
          </table:table-cell>
          <table:table-cell office:value-type="float" office:value="0.00228666" calcext:value-type="float">
            <text:p>0.00228666</text:p>
          </table:table-cell>
          <table:table-cell office:value-type="float" office:value="0.0000905116" calcext:value-type="float">
            <text:p>9.05116E-05</text:p>
          </table:table-cell>
          <table:table-cell office:value-type="float" office:value="5.01865" calcext:value-type="float">
            <text:p>5.0186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6" calcext:value-type="float">
            <text:p>538.286</text:p>
          </table:table-cell>
          <table:table-cell office:value-type="float" office:value="0.0035472" calcext:value-type="float">
            <text:p>0.0035472</text:p>
          </table:table-cell>
          <table:table-cell office:value-type="float" office:value="0.000140407" calcext:value-type="float">
            <text:p>0.000140407</text:p>
          </table:table-cell>
          <table:table-cell office:value-type="float" office:value="5.02136" calcext:value-type="float">
            <text:p>5.0213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3" calcext:value-type="float">
            <text:p>538.283</text:p>
          </table:table-cell>
          <table:table-cell office:value-type="float" office:value="0.00346724" calcext:value-type="float">
            <text:p>0.00346724</text:p>
          </table:table-cell>
          <table:table-cell office:value-type="float" office:value="0.000137242" calcext:value-type="float">
            <text:p>0.000137242</text:p>
          </table:table-cell>
          <table:table-cell office:value-type="float" office:value="5.02503" calcext:value-type="float">
            <text:p>5.0250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" calcext:value-type="float">
            <text:p>538.28</text:p>
          </table:table-cell>
          <table:table-cell office:value-type="float" office:value="0.00343703" calcext:value-type="float">
            <text:p>0.00343703</text:p>
          </table:table-cell>
          <table:table-cell office:value-type="float" office:value="0.000136046" calcext:value-type="float">
            <text:p>0.000136046</text:p>
          </table:table-cell>
          <table:table-cell office:value-type="float" office:value="5.02846" calcext:value-type="float">
            <text:p>5.0284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9" calcext:value-type="float">
            <text:p>538.279</text:p>
          </table:table-cell>
          <table:table-cell office:value-type="float" office:value="0.00434053" calcext:value-type="float">
            <text:p>0.00434053</text:p>
          </table:table-cell>
          <table:table-cell office:value-type="float" office:value="0.000171809" calcext:value-type="float">
            <text:p>0.000171809</text:p>
          </table:table-cell>
          <table:table-cell office:value-type="float" office:value="5.02972" calcext:value-type="float">
            <text:p>5.0297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1" calcext:value-type="float">
            <text:p>538.281</text:p>
          </table:table-cell>
          <table:table-cell office:value-type="float" office:value="0.00633606" calcext:value-type="float">
            <text:p>0.00633606</text:p>
          </table:table-cell>
          <table:table-cell office:value-type="float" office:value="0.000250797" calcext:value-type="float">
            <text:p>0.000250797</text:p>
          </table:table-cell>
          <table:table-cell office:value-type="float" office:value="5.02833" calcext:value-type="float">
            <text:p>5.0283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4" calcext:value-type="float">
            <text:p>538.284</text:p>
          </table:table-cell>
          <table:table-cell office:value-type="float" office:value="0.0082781" calcext:value-type="float">
            <text:p>0.0082781</text:p>
          </table:table-cell>
          <table:table-cell office:value-type="float" office:value="0.000327146" calcext:value-type="float">
            <text:p>0.000327146</text:p>
          </table:table-cell>
          <table:table-cell office:value-type="float" office:value="5.02614" calcext:value-type="float">
            <text:p>5.0261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8" calcext:value-type="float">
            <text:p>538.288</text:p>
          </table:table-cell>
          <table:table-cell office:value-type="float" office:value="0.00978952" calcext:value-type="float">
            <text:p>0.00978952</text:p>
          </table:table-cell>
          <table:table-cell office:value-type="float" office:value="0.000386877" calcext:value-type="float">
            <text:p>0.000386877</text:p>
          </table:table-cell>
          <table:table-cell office:value-type="float" office:value="5.02237" calcext:value-type="float">
            <text:p>5.0223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2" calcext:value-type="float">
            <text:p>538.292</text:p>
          </table:table-cell>
          <table:table-cell office:value-type="float" office:value="0.0125487" calcext:value-type="float">
            <text:p>0.0125487</text:p>
          </table:table-cell>
          <table:table-cell office:value-type="float" office:value="0.00049592" calcext:value-type="float">
            <text:p>0.00049592</text:p>
          </table:table-cell>
          <table:table-cell office:value-type="float" office:value="5.01919" calcext:value-type="float">
            <text:p>5.0191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7" calcext:value-type="float">
            <text:p>538.297</text:p>
          </table:table-cell>
          <table:table-cell office:value-type="float" office:value="0.0154284" calcext:value-type="float">
            <text:p>0.0154284</text:p>
          </table:table-cell>
          <table:table-cell office:value-type="float" office:value="0.000609724" calcext:value-type="float">
            <text:p>0.000609724</text:p>
          </table:table-cell>
          <table:table-cell office:value-type="float" office:value="5.0157" calcext:value-type="float">
            <text:p>5.015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2" calcext:value-type="float">
            <text:p>538.302</text:p>
          </table:table-cell>
          <table:table-cell office:value-type="float" office:value="0.0182207" calcext:value-type="float">
            <text:p>0.0182207</text:p>
          </table:table-cell>
          <table:table-cell office:value-type="float" office:value="0.000720073" calcext:value-type="float">
            <text:p>0.000720073</text:p>
          </table:table-cell>
          <table:table-cell office:value-type="float" office:value="5.01085" calcext:value-type="float">
            <text:p>5.0108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6" calcext:value-type="float">
            <text:p>538.306</text:p>
          </table:table-cell>
          <table:table-cell office:value-type="float" office:value="0.0214366" calcext:value-type="float">
            <text:p>0.0214366</text:p>
          </table:table-cell>
          <table:table-cell office:value-type="float" office:value="0.000847163" calcext:value-type="float">
            <text:p>0.000847163</text:p>
          </table:table-cell>
          <table:table-cell office:value-type="float" office:value="5.00814" calcext:value-type="float">
            <text:p>5.0081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6" calcext:value-type="float">
            <text:p>538.306</text:p>
          </table:table-cell>
          <table:table-cell office:value-type="float" office:value="0.0250445" calcext:value-type="float">
            <text:p>0.0250445</text:p>
          </table:table-cell>
          <table:table-cell office:value-type="float" office:value="0.000989748" calcext:value-type="float">
            <text:p>0.000989748</text:p>
          </table:table-cell>
          <table:table-cell office:value-type="float" office:value="5.00895" calcext:value-type="float">
            <text:p>5.0089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7" calcext:value-type="float">
            <text:p>538.307</text:p>
          </table:table-cell>
          <table:table-cell office:value-type="float" office:value="0.0277099" calcext:value-type="float">
            <text:p>0.0277099</text:p>
          </table:table-cell>
          <table:table-cell office:value-type="float" office:value="0.00109508" calcext:value-type="float">
            <text:p>0.00109508</text:p>
          </table:table-cell>
          <table:table-cell office:value-type="float" office:value="5.00936" calcext:value-type="float">
            <text:p>5.0093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9" calcext:value-type="float">
            <text:p>538.309</text:p>
          </table:table-cell>
          <table:table-cell office:value-type="float" office:value="0.0302466" calcext:value-type="float">
            <text:p>0.0302466</text:p>
          </table:table-cell>
          <table:table-cell office:value-type="float" office:value="0.00119533" calcext:value-type="float">
            <text:p>0.00119533</text:p>
          </table:table-cell>
          <table:table-cell office:value-type="float" office:value="5.00821" calcext:value-type="float">
            <text:p>5.0082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4" calcext:value-type="float">
            <text:p>538.314</text:p>
          </table:table-cell>
          <table:table-cell office:value-type="float" office:value="0.0328931" calcext:value-type="float">
            <text:p>0.0328931</text:p>
          </table:table-cell>
          <table:table-cell office:value-type="float" office:value="0.00129992" calcext:value-type="float">
            <text:p>0.00129992</text:p>
          </table:table-cell>
          <table:table-cell office:value-type="float" office:value="5.00402" calcext:value-type="float">
            <text:p>5.0040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6" calcext:value-type="float">
            <text:p>538.316</text:p>
          </table:table-cell>
          <table:table-cell office:value-type="float" office:value="0.0359851" calcext:value-type="float">
            <text:p>0.0359851</text:p>
          </table:table-cell>
          <table:table-cell office:value-type="float" office:value="0.00142212" calcext:value-type="float">
            <text:p>0.00142212</text:p>
          </table:table-cell>
          <table:table-cell office:value-type="float" office:value="5.00238" calcext:value-type="float">
            <text:p>5.0023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9" calcext:value-type="float">
            <text:p>538.319</text:p>
          </table:table-cell>
          <table:table-cell office:value-type="float" office:value="0.0389012" calcext:value-type="float">
            <text:p>0.0389012</text:p>
          </table:table-cell>
          <table:table-cell office:value-type="float" office:value="0.00153736" calcext:value-type="float">
            <text:p>0.00153736</text:p>
          </table:table-cell>
          <table:table-cell office:value-type="float" office:value="5.00147" calcext:value-type="float">
            <text:p>5.0014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2" calcext:value-type="float">
            <text:p>538.32</text:p>
          </table:table-cell>
          <table:table-cell office:value-type="float" office:value="0.0421983" calcext:value-type="float">
            <text:p>0.0421983</text:p>
          </table:table-cell>
          <table:table-cell office:value-type="float" office:value="0.00166766" calcext:value-type="float">
            <text:p>0.00166766</text:p>
          </table:table-cell>
          <table:table-cell office:value-type="float" office:value="5.00081" calcext:value-type="float">
            <text:p>5.0008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23" calcext:value-type="float">
            <text:p>538.323</text:p>
          </table:table-cell>
          <table:table-cell office:value-type="float" office:value="0.045748" calcext:value-type="float">
            <text:p>0.045748</text:p>
          </table:table-cell>
          <table:table-cell office:value-type="float" office:value="0.00180794" calcext:value-type="float">
            <text:p>0.00180794</text:p>
          </table:table-cell>
          <table:table-cell office:value-type="float" office:value="4.99957" calcext:value-type="float">
            <text:p>4.9995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27" calcext:value-type="float">
            <text:p>538.327</text:p>
          </table:table-cell>
          <table:table-cell office:value-type="float" office:value="0.0483899" calcext:value-type="float">
            <text:p>0.0483899</text:p>
          </table:table-cell>
          <table:table-cell office:value-type="float" office:value="0.00191234" calcext:value-type="float">
            <text:p>0.00191234</text:p>
          </table:table-cell>
          <table:table-cell office:value-type="float" office:value="4.9965" calcext:value-type="float">
            <text:p>4.996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27" calcext:value-type="float">
            <text:p>538.327</text:p>
          </table:table-cell>
          <table:table-cell office:value-type="float" office:value="0.0510361" calcext:value-type="float">
            <text:p>0.0510361</text:p>
          </table:table-cell>
          <table:table-cell office:value-type="float" office:value="0.00201692" calcext:value-type="float">
            <text:p>0.00201692</text:p>
          </table:table-cell>
          <table:table-cell office:value-type="float" office:value="4.99785" calcext:value-type="float">
            <text:p>4.9978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28" calcext:value-type="float">
            <text:p>538.328</text:p>
          </table:table-cell>
          <table:table-cell office:value-type="float" office:value="0.0543236" calcext:value-type="float">
            <text:p>0.0543236</text:p>
          </table:table-cell>
          <table:table-cell office:value-type="float" office:value="0.00214684" calcext:value-type="float">
            <text:p>0.00214684</text:p>
          </table:table-cell>
          <table:table-cell office:value-type="float" office:value="4.99764" calcext:value-type="float">
            <text:p>4.9976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" calcext:value-type="float">
            <text:p>538.33</text:p>
          </table:table-cell>
          <table:table-cell office:value-type="float" office:value="0.0562543" calcext:value-type="float">
            <text:p>0.0562543</text:p>
          </table:table-cell>
          <table:table-cell office:value-type="float" office:value="0.00222314" calcext:value-type="float">
            <text:p>0.00222314</text:p>
          </table:table-cell>
          <table:table-cell office:value-type="float" office:value="4.99757" calcext:value-type="float">
            <text:p>4.9975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4" calcext:value-type="float">
            <text:p>538.334</text:p>
          </table:table-cell>
          <table:table-cell office:value-type="float" office:value="0.0579043" calcext:value-type="float">
            <text:p>0.0579043</text:p>
          </table:table-cell>
          <table:table-cell office:value-type="float" office:value="0.00228835" calcext:value-type="float">
            <text:p>0.00228835</text:p>
          </table:table-cell>
          <table:table-cell office:value-type="float" office:value="4.9938" calcext:value-type="float">
            <text:p>4.993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4" calcext:value-type="float">
            <text:p>538.34</text:p>
          </table:table-cell>
          <table:table-cell office:value-type="float" office:value="0.0597975" calcext:value-type="float">
            <text:p>0.0597975</text:p>
          </table:table-cell>
          <table:table-cell office:value-type="float" office:value="0.00236317" calcext:value-type="float">
            <text:p>0.00236317</text:p>
          </table:table-cell>
          <table:table-cell office:value-type="float" office:value="4.98968" calcext:value-type="float">
            <text:p>4.9896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44" calcext:value-type="float">
            <text:p>538.344</text:p>
          </table:table-cell>
          <table:table-cell office:value-type="float" office:value="0.0622345" calcext:value-type="float">
            <text:p>0.0622345</text:p>
          </table:table-cell>
          <table:table-cell office:value-type="float" office:value="0.00245948" calcext:value-type="float">
            <text:p>0.00245948</text:p>
          </table:table-cell>
          <table:table-cell office:value-type="float" office:value="4.98714" calcext:value-type="float">
            <text:p>4.9871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46" calcext:value-type="float">
            <text:p>538.346</text:p>
          </table:table-cell>
          <table:table-cell office:value-type="float" office:value="0.063472" calcext:value-type="float">
            <text:p>0.063472</text:p>
          </table:table-cell>
          <table:table-cell office:value-type="float" office:value="0.00250838" calcext:value-type="float">
            <text:p>0.00250838</text:p>
          </table:table-cell>
          <table:table-cell office:value-type="float" office:value="4.98644" calcext:value-type="float">
            <text:p>4.9864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49" calcext:value-type="float">
            <text:p>538.349</text:p>
          </table:table-cell>
          <table:table-cell office:value-type="float" office:value="0.0621881" calcext:value-type="float">
            <text:p>0.0621881</text:p>
          </table:table-cell>
          <table:table-cell office:value-type="float" office:value="0.00245764" calcext:value-type="float">
            <text:p>0.00245764</text:p>
          </table:table-cell>
          <table:table-cell office:value-type="float" office:value="4.98518" calcext:value-type="float">
            <text:p>4.9851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53" calcext:value-type="float">
            <text:p>538.353</text:p>
          </table:table-cell>
          <table:table-cell office:value-type="float" office:value="0.0633431" calcext:value-type="float">
            <text:p>0.0633431</text:p>
          </table:table-cell>
          <table:table-cell office:value-type="float" office:value="0.00250329" calcext:value-type="float">
            <text:p>0.00250329</text:p>
          </table:table-cell>
          <table:table-cell office:value-type="float" office:value="4.98268" calcext:value-type="float">
            <text:p>4.9826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57" calcext:value-type="float">
            <text:p>538.357</text:p>
          </table:table-cell>
          <table:table-cell office:value-type="float" office:value="0.0632312" calcext:value-type="float">
            <text:p>0.0632312</text:p>
          </table:table-cell>
          <table:table-cell office:value-type="float" office:value="0.00249887" calcext:value-type="float">
            <text:p>0.00249887</text:p>
          </table:table-cell>
          <table:table-cell office:value-type="float" office:value="4.9805" calcext:value-type="float">
            <text:p>4.980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2" calcext:value-type="float">
            <text:p>538.362</text:p>
          </table:table-cell>
          <table:table-cell office:value-type="float" office:value="0.0639257" calcext:value-type="float">
            <text:p>0.0639257</text:p>
          </table:table-cell>
          <table:table-cell office:value-type="float" office:value="0.00254095" calcext:value-type="float">
            <text:p>0.00254095</text:p>
          </table:table-cell>
          <table:table-cell office:value-type="float" office:value="4.97662" calcext:value-type="float">
            <text:p>4.9766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5" calcext:value-type="float">
            <text:p>538.365</text:p>
          </table:table-cell>
          <table:table-cell office:value-type="float" office:value="0.0671055" calcext:value-type="float">
            <text:p>0.0671055</text:p>
          </table:table-cell>
          <table:table-cell office:value-type="float" office:value="0.00266735" calcext:value-type="float">
            <text:p>0.00266735</text:p>
          </table:table-cell>
          <table:table-cell office:value-type="float" office:value="4.97562" calcext:value-type="float">
            <text:p>4.9756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4" calcext:value-type="float">
            <text:p>538.364</text:p>
          </table:table-cell>
          <table:table-cell office:value-type="float" office:value="0.0693555" calcext:value-type="float">
            <text:p>0.0693555</text:p>
          </table:table-cell>
          <table:table-cell office:value-type="float" office:value="0.00275678" calcext:value-type="float">
            <text:p>0.00275678</text:p>
          </table:table-cell>
          <table:table-cell office:value-type="float" office:value="4.97737" calcext:value-type="float">
            <text:p>4.9773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7" calcext:value-type="float">
            <text:p>538.367</text:p>
          </table:table-cell>
          <table:table-cell office:value-type="float" office:value="0.069121" calcext:value-type="float">
            <text:p>0.069121</text:p>
          </table:table-cell>
          <table:table-cell office:value-type="float" office:value="0.00274746" calcext:value-type="float">
            <text:p>0.00274746</text:p>
          </table:table-cell>
          <table:table-cell office:value-type="float" office:value="4.97638" calcext:value-type="float">
            <text:p>4.9763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9" calcext:value-type="float">
            <text:p>538.369</text:p>
          </table:table-cell>
          <table:table-cell office:value-type="float" office:value="0.0688218" calcext:value-type="float">
            <text:p>0.0688218</text:p>
          </table:table-cell>
          <table:table-cell office:value-type="float" office:value="0.00273557" calcext:value-type="float">
            <text:p>0.00273557</text:p>
          </table:table-cell>
          <table:table-cell office:value-type="float" office:value="4.97633" calcext:value-type="float">
            <text:p>4.9763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1" calcext:value-type="float">
            <text:p>538.371</text:p>
          </table:table-cell>
          <table:table-cell office:value-type="float" office:value="0.0688317" calcext:value-type="float">
            <text:p>0.0688317</text:p>
          </table:table-cell>
          <table:table-cell office:value-type="float" office:value="0.00273596" calcext:value-type="float">
            <text:p>0.00273596</text:p>
          </table:table-cell>
          <table:table-cell office:value-type="float" office:value="4.97572" calcext:value-type="float">
            <text:p>4.9757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1" calcext:value-type="float">
            <text:p>538.371</text:p>
          </table:table-cell>
          <table:table-cell office:value-type="float" office:value="0.0684737" calcext:value-type="float">
            <text:p>0.0684737</text:p>
          </table:table-cell>
          <table:table-cell office:value-type="float" office:value="0.00272173" calcext:value-type="float">
            <text:p>0.00272173</text:p>
          </table:table-cell>
          <table:table-cell office:value-type="float" office:value="4.97703" calcext:value-type="float">
            <text:p>4.9770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5" calcext:value-type="float">
            <text:p>538.375</text:p>
          </table:table-cell>
          <table:table-cell office:value-type="float" office:value="0.0680906" calcext:value-type="float">
            <text:p>0.0680906</text:p>
          </table:table-cell>
          <table:table-cell office:value-type="float" office:value="0.0027065" calcext:value-type="float">
            <text:p>0.0027065</text:p>
          </table:table-cell>
          <table:table-cell office:value-type="float" office:value="4.97473" calcext:value-type="float">
            <text:p>4.9747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8" calcext:value-type="float">
            <text:p>538.378</text:p>
          </table:table-cell>
          <table:table-cell office:value-type="float" office:value="0.068648" calcext:value-type="float">
            <text:p>0.068648</text:p>
          </table:table-cell>
          <table:table-cell office:value-type="float" office:value="0.00272866" calcext:value-type="float">
            <text:p>0.00272866</text:p>
          </table:table-cell>
          <table:table-cell office:value-type="float" office:value="4.97416" calcext:value-type="float">
            <text:p>4.9741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9" calcext:value-type="float">
            <text:p>538.379</text:p>
          </table:table-cell>
          <table:table-cell office:value-type="float" office:value="0.0686486" calcext:value-type="float">
            <text:p>0.0686486</text:p>
          </table:table-cell>
          <table:table-cell office:value-type="float" office:value="0.00272868" calcext:value-type="float">
            <text:p>0.00272868</text:p>
          </table:table-cell>
          <table:table-cell office:value-type="float" office:value="4.97494" calcext:value-type="float">
            <text:p>4.9749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" calcext:value-type="float">
            <text:p>538.38</text:p>
          </table:table-cell>
          <table:table-cell office:value-type="float" office:value="0.0683433" calcext:value-type="float">
            <text:p>0.0683433</text:p>
          </table:table-cell>
          <table:table-cell office:value-type="float" office:value="0.00271654" calcext:value-type="float">
            <text:p>0.00271654</text:p>
          </table:table-cell>
          <table:table-cell office:value-type="float" office:value="4.97512" calcext:value-type="float">
            <text:p>4.9751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1" calcext:value-type="float">
            <text:p>538.381</text:p>
          </table:table-cell>
          <table:table-cell office:value-type="float" office:value="0.068331" calcext:value-type="float">
            <text:p>0.068331</text:p>
          </table:table-cell>
          <table:table-cell office:value-type="float" office:value="0.00271606" calcext:value-type="float">
            <text:p>0.00271606</text:p>
          </table:table-cell>
          <table:table-cell office:value-type="float" office:value="4.97588" calcext:value-type="float">
            <text:p>4.9758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2" calcext:value-type="float">
            <text:p>538.382</text:p>
          </table:table-cell>
          <table:table-cell office:value-type="float" office:value="0.0677429" calcext:value-type="float">
            <text:p>0.0677429</text:p>
          </table:table-cell>
          <table:table-cell office:value-type="float" office:value="0.00269268" calcext:value-type="float">
            <text:p>0.00269268</text:p>
          </table:table-cell>
          <table:table-cell office:value-type="float" office:value="4.97673" calcext:value-type="float">
            <text:p>4.9767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3" calcext:value-type="float">
            <text:p>538.383</text:p>
          </table:table-cell>
          <table:table-cell office:value-type="float" office:value="0.0667357" calcext:value-type="float">
            <text:p>0.0667357</text:p>
          </table:table-cell>
          <table:table-cell office:value-type="float" office:value="0.00265265" calcext:value-type="float">
            <text:p>0.00265265</text:p>
          </table:table-cell>
          <table:table-cell office:value-type="float" office:value="4.97732" calcext:value-type="float">
            <text:p>4.9773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5" calcext:value-type="float">
            <text:p>538.385</text:p>
          </table:table-cell>
          <table:table-cell office:value-type="float" office:value="0.0656856" calcext:value-type="float">
            <text:p>0.0656856</text:p>
          </table:table-cell>
          <table:table-cell office:value-type="float" office:value="0.00261091" calcext:value-type="float">
            <text:p>0.00261091</text:p>
          </table:table-cell>
          <table:table-cell office:value-type="float" office:value="4.97735" calcext:value-type="float">
            <text:p>4.9773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7" calcext:value-type="float">
            <text:p>538.387</text:p>
          </table:table-cell>
          <table:table-cell office:value-type="float" office:value="0.0645579" calcext:value-type="float">
            <text:p>0.0645579</text:p>
          </table:table-cell>
          <table:table-cell office:value-type="float" office:value="0.00256608" calcext:value-type="float">
            <text:p>0.00256608</text:p>
          </table:table-cell>
          <table:table-cell office:value-type="float" office:value="4.97742" calcext:value-type="float">
            <text:p>4.9774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7" calcext:value-type="float">
            <text:p>538.387</text:p>
          </table:table-cell>
          <table:table-cell office:value-type="float" office:value="0.0623312" calcext:value-type="float">
            <text:p>0.0623312</text:p>
          </table:table-cell>
          <table:table-cell office:value-type="float" office:value="0.00247757" calcext:value-type="float">
            <text:p>0.00247757</text:p>
          </table:table-cell>
          <table:table-cell office:value-type="float" office:value="4.97867" calcext:value-type="float">
            <text:p>4.9786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6" calcext:value-type="float">
            <text:p>538.386</text:p>
          </table:table-cell>
          <table:table-cell office:value-type="float" office:value="0.0595956" calcext:value-type="float">
            <text:p>0.0595956</text:p>
          </table:table-cell>
          <table:table-cell office:value-type="float" office:value="0.00236884" calcext:value-type="float">
            <text:p>0.00236884</text:p>
          </table:table-cell>
          <table:table-cell office:value-type="float" office:value="4.98139" calcext:value-type="float">
            <text:p>4.9813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7" calcext:value-type="float">
            <text:p>538.387</text:p>
          </table:table-cell>
          <table:table-cell office:value-type="float" office:value="0.0573567" calcext:value-type="float">
            <text:p>0.0573567</text:p>
          </table:table-cell>
          <table:table-cell office:value-type="float" office:value="0.00227984" calcext:value-type="float">
            <text:p>0.00227984</text:p>
          </table:table-cell>
          <table:table-cell office:value-type="float" office:value="4.9831" calcext:value-type="float">
            <text:p>4.983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6" calcext:value-type="float">
            <text:p>538.386</text:p>
          </table:table-cell>
          <table:table-cell office:value-type="float" office:value="0.0544418" calcext:value-type="float">
            <text:p>0.0544418</text:p>
          </table:table-cell>
          <table:table-cell office:value-type="float" office:value="0.00216398" calcext:value-type="float">
            <text:p>0.00216398</text:p>
          </table:table-cell>
          <table:table-cell office:value-type="float" office:value="4.98485" calcext:value-type="float">
            <text:p>4.9848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9" calcext:value-type="float">
            <text:p>538.389</text:p>
          </table:table-cell>
          <table:table-cell office:value-type="float" office:value="0.0511188" calcext:value-type="float">
            <text:p>0.0511188</text:p>
          </table:table-cell>
          <table:table-cell office:value-type="float" office:value="0.0020319" calcext:value-type="float">
            <text:p>0.0020319</text:p>
          </table:table-cell>
          <table:table-cell office:value-type="float" office:value="4.98384" calcext:value-type="float">
            <text:p>4.9838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92" calcext:value-type="float">
            <text:p>538.392</text:p>
          </table:table-cell>
          <table:table-cell office:value-type="float" office:value="0.0483628" calcext:value-type="float">
            <text:p>0.0483628</text:p>
          </table:table-cell>
          <table:table-cell office:value-type="float" office:value="0.00192235" calcext:value-type="float">
            <text:p>0.00192235</text:p>
          </table:table-cell>
          <table:table-cell office:value-type="float" office:value="4.98293" calcext:value-type="float">
            <text:p>4.9829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94" calcext:value-type="float">
            <text:p>538.394</text:p>
          </table:table-cell>
          <table:table-cell office:value-type="float" office:value="0.0464592" calcext:value-type="float">
            <text:p>0.0464592</text:p>
          </table:table-cell>
          <table:table-cell office:value-type="float" office:value="0.00184669" calcext:value-type="float">
            <text:p>0.00184669</text:p>
          </table:table-cell>
          <table:table-cell office:value-type="float" office:value="4.9832" calcext:value-type="float">
            <text:p>4.983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97" calcext:value-type="float">
            <text:p>538.397</text:p>
          </table:table-cell>
          <table:table-cell office:value-type="float" office:value="0.0430716" calcext:value-type="float">
            <text:p>0.0430716</text:p>
          </table:table-cell>
          <table:table-cell office:value-type="float" office:value="0.00171203" calcext:value-type="float">
            <text:p>0.00171203</text:p>
          </table:table-cell>
          <table:table-cell office:value-type="float" office:value="4.9829" calcext:value-type="float">
            <text:p>4.982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99" calcext:value-type="float">
            <text:p>538.399</text:p>
          </table:table-cell>
          <table:table-cell office:value-type="float" office:value="0.03992" calcext:value-type="float">
            <text:p>0.03992</text:p>
          </table:table-cell>
          <table:table-cell office:value-type="float" office:value="0.00158676" calcext:value-type="float">
            <text:p>0.00158676</text:p>
          </table:table-cell>
          <table:table-cell office:value-type="float" office:value="4.98296" calcext:value-type="float">
            <text:p>4.9829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" calcext:value-type="float">
            <text:p>538.4</text:p>
          </table:table-cell>
          <table:table-cell office:value-type="float" office:value="0.0368119" calcext:value-type="float">
            <text:p>0.0368119</text:p>
          </table:table-cell>
          <table:table-cell office:value-type="float" office:value="0.00146972" calcext:value-type="float">
            <text:p>0.00146972</text:p>
          </table:table-cell>
          <table:table-cell office:value-type="float" office:value="4.98411" calcext:value-type="float">
            <text:p>4.9841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1" calcext:value-type="float">
            <text:p>538.401</text:p>
          </table:table-cell>
          <table:table-cell office:value-type="float" office:value="0.0340385" calcext:value-type="float">
            <text:p>0.0340385</text:p>
          </table:table-cell>
          <table:table-cell office:value-type="float" office:value="0.00135899" calcext:value-type="float">
            <text:p>0.00135899</text:p>
          </table:table-cell>
          <table:table-cell office:value-type="float" office:value="4.98463" calcext:value-type="float">
            <text:p>4.9846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4" calcext:value-type="float">
            <text:p>538.404</text:p>
          </table:table-cell>
          <table:table-cell office:value-type="float" office:value="0.0311125" calcext:value-type="float">
            <text:p>0.0311125</text:p>
          </table:table-cell>
          <table:table-cell office:value-type="float" office:value="0.00124217" calcext:value-type="float">
            <text:p>0.00124217</text:p>
          </table:table-cell>
          <table:table-cell office:value-type="float" office:value="4.98405" calcext:value-type="float">
            <text:p>4.9840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8" calcext:value-type="float">
            <text:p>538.408</text:p>
          </table:table-cell>
          <table:table-cell office:value-type="float" office:value="0.0260067" calcext:value-type="float">
            <text:p>0.0260067</text:p>
          </table:table-cell>
          <table:table-cell office:value-type="float" office:value="0.00103832" calcext:value-type="float">
            <text:p>0.00103832</text:p>
          </table:table-cell>
          <table:table-cell office:value-type="float" office:value="4.98281" calcext:value-type="float">
            <text:p>4.9828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2" calcext:value-type="float">
            <text:p>538.412</text:p>
          </table:table-cell>
          <table:table-cell office:value-type="float" office:value="0.020171" calcext:value-type="float">
            <text:p>0.020171</text:p>
          </table:table-cell>
          <table:table-cell office:value-type="float" office:value="0.000805329" calcext:value-type="float">
            <text:p>0.000805329</text:p>
          </table:table-cell>
          <table:table-cell office:value-type="float" office:value="4.98063" calcext:value-type="float">
            <text:p>4.9806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6" calcext:value-type="float">
            <text:p>538.416</text:p>
          </table:table-cell>
          <table:table-cell office:value-type="float" office:value="0.0144417" calcext:value-type="float">
            <text:p>0.0144417</text:p>
          </table:table-cell>
          <table:table-cell office:value-type="float" office:value="0.000576585" calcext:value-type="float">
            <text:p>0.000576585</text:p>
          </table:table-cell>
          <table:table-cell office:value-type="float" office:value="4.9798" calcext:value-type="float">
            <text:p>4.979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8" calcext:value-type="float">
            <text:p>538.418</text:p>
          </table:table-cell>
          <table:table-cell office:value-type="float" office:value="0.00737581" calcext:value-type="float">
            <text:p>0.00737581</text:p>
          </table:table-cell>
          <table:table-cell office:value-type="float" office:value="0.00029448" calcext:value-type="float">
            <text:p>0.00029448</text:p>
          </table:table-cell>
          <table:table-cell office:value-type="float" office:value="4.98042" calcext:value-type="float">
            <text:p>4.9804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9" calcext:value-type="float">
            <text:p>538.419</text:p>
          </table:table-cell>
          <table:table-cell office:value-type="float" office:value="-0.000507219" calcext:value-type="float">
            <text:p>-0.000507219</text:p>
          </table:table-cell>
          <table:table-cell office:value-type="float" office:value="-0.0000202508" calcext:value-type="float">
            <text:p>-2.02508E-05</text:p>
          </table:table-cell>
          <table:table-cell office:value-type="float" office:value="4.982" calcext:value-type="float">
            <text:p>4.98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" calcext:value-type="float">
            <text:p>538.42</text:p>
          </table:table-cell>
          <table:table-cell office:value-type="float" office:value="-0.00883879" calcext:value-type="float">
            <text:p>-0.00883879</text:p>
          </table:table-cell>
          <table:table-cell office:value-type="float" office:value="-0.00035289" calcext:value-type="float">
            <text:p>-0.00035289</text:p>
          </table:table-cell>
          <table:table-cell office:value-type="float" office:value="4.98389" calcext:value-type="float">
            <text:p>4.9838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9" calcext:value-type="float">
            <text:p>538.419</text:p>
          </table:table-cell>
          <table:table-cell office:value-type="float" office:value="-0.0155207" calcext:value-type="float">
            <text:p>-0.0155207</text:p>
          </table:table-cell>
          <table:table-cell office:value-type="float" office:value="-0.000619667" calcext:value-type="float">
            <text:p>-0.000619667</text:p>
          </table:table-cell>
          <table:table-cell office:value-type="float" office:value="4.98768" calcext:value-type="float">
            <text:p>4.9876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6" calcext:value-type="float">
            <text:p>538.416</text:p>
          </table:table-cell>
          <table:table-cell office:value-type="float" office:value="-0.0228534" calcext:value-type="float">
            <text:p>-0.0228534</text:p>
          </table:table-cell>
          <table:table-cell office:value-type="float" office:value="-0.000912423" calcext:value-type="float">
            <text:p>-0.000912423</text:p>
          </table:table-cell>
          <table:table-cell office:value-type="float" office:value="4.9927" calcext:value-type="float">
            <text:p>4.992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6" calcext:value-type="float">
            <text:p>538.416</text:p>
          </table:table-cell>
          <table:table-cell office:value-type="float" office:value="-0.031102" calcext:value-type="float">
            <text:p>-0.031102</text:p>
          </table:table-cell>
          <table:table-cell office:value-type="float" office:value="-0.00124175" calcext:value-type="float">
            <text:p>-0.00124175</text:p>
          </table:table-cell>
          <table:table-cell office:value-type="float" office:value="4.99624" calcext:value-type="float">
            <text:p>4.9962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3" calcext:value-type="float">
            <text:p>538.413</text:p>
          </table:table-cell>
          <table:table-cell office:value-type="float" office:value="-0.0366321" calcext:value-type="float">
            <text:p>-0.0366321</text:p>
          </table:table-cell>
          <table:table-cell office:value-type="float" office:value="-0.00146254" calcext:value-type="float">
            <text:p>-0.00146254</text:p>
          </table:table-cell>
          <table:table-cell office:value-type="float" office:value="5.0014" calcext:value-type="float">
            <text:p>5.001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1" calcext:value-type="float">
            <text:p>538.411</text:p>
          </table:table-cell>
          <table:table-cell office:value-type="float" office:value="-0.0423079" calcext:value-type="float">
            <text:p>-0.0423079</text:p>
          </table:table-cell>
          <table:table-cell office:value-type="float" office:value="-0.00168915" calcext:value-type="float">
            <text:p>-0.00168915</text:p>
          </table:table-cell>
          <table:table-cell office:value-type="float" office:value="5.00674" calcext:value-type="float">
            <text:p>5.0067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" calcext:value-type="float">
            <text:p>538.41</text:p>
          </table:table-cell>
          <table:table-cell office:value-type="float" office:value="-0.0480052" calcext:value-type="float">
            <text:p>-0.0480052</text:p>
          </table:table-cell>
          <table:table-cell office:value-type="float" office:value="-0.00191661" calcext:value-type="float">
            <text:p>-0.00191661</text:p>
          </table:table-cell>
          <table:table-cell office:value-type="float" office:value="5.01039" calcext:value-type="float">
            <text:p>5.0103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9" calcext:value-type="float">
            <text:p>538.409</text:p>
          </table:table-cell>
          <table:table-cell office:value-type="float" office:value="-0.0517785" calcext:value-type="float">
            <text:p>-0.0517785</text:p>
          </table:table-cell>
          <table:table-cell office:value-type="float" office:value="-0.00206726" calcext:value-type="float">
            <text:p>-0.00206726</text:p>
          </table:table-cell>
          <table:table-cell office:value-type="float" office:value="5.01384" calcext:value-type="float">
            <text:p>5.0138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3" calcext:value-type="float">
            <text:p>538.413</text:p>
          </table:table-cell>
          <table:table-cell office:value-type="float" office:value="-0.0547055" calcext:value-type="float">
            <text:p>-0.0547055</text:p>
          </table:table-cell>
          <table:table-cell office:value-type="float" office:value="-0.00218412" calcext:value-type="float">
            <text:p>-0.00218412</text:p>
          </table:table-cell>
          <table:table-cell office:value-type="float" office:value="5.01309" calcext:value-type="float">
            <text:p>5.0130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1" calcext:value-type="float">
            <text:p>538.411</text:p>
          </table:table-cell>
          <table:table-cell office:value-type="float" office:value="-0.0564214" calcext:value-type="float">
            <text:p>-0.0564214</text:p>
          </table:table-cell>
          <table:table-cell office:value-type="float" office:value="-0.00225263" calcext:value-type="float">
            <text:p>-0.00225263</text:p>
          </table:table-cell>
          <table:table-cell office:value-type="float" office:value="5.0172" calcext:value-type="float">
            <text:p>5.017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2" calcext:value-type="float">
            <text:p>538.412</text:p>
          </table:table-cell>
          <table:table-cell office:value-type="float" office:value="-0.0577593" calcext:value-type="float">
            <text:p>-0.0577593</text:p>
          </table:table-cell>
          <table:table-cell office:value-type="float" office:value="-0.00230605" calcext:value-type="float">
            <text:p>-0.00230605</text:p>
          </table:table-cell>
          <table:table-cell office:value-type="float" office:value="5.01934" calcext:value-type="float">
            <text:p>5.0193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2" calcext:value-type="float">
            <text:p>538.412</text:p>
          </table:table-cell>
          <table:table-cell office:value-type="float" office:value="-0.0593809" calcext:value-type="float">
            <text:p>-0.0593809</text:p>
          </table:table-cell>
          <table:table-cell office:value-type="float" office:value="-0.00237079" calcext:value-type="float">
            <text:p>-0.00237079</text:p>
          </table:table-cell>
          <table:table-cell office:value-type="float" office:value="5.02263" calcext:value-type="float">
            <text:p>5.0226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1" calcext:value-type="float">
            <text:p>538.411</text:p>
          </table:table-cell>
          <table:table-cell office:value-type="float" office:value="-0.0608824" calcext:value-type="float">
            <text:p>-0.0608824</text:p>
          </table:table-cell>
          <table:table-cell office:value-type="float" office:value="-0.00243074" calcext:value-type="float">
            <text:p>-0.00243074</text:p>
          </table:table-cell>
          <table:table-cell office:value-type="float" office:value="5.02656" calcext:value-type="float">
            <text:p>5.0265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8" calcext:value-type="float">
            <text:p>538.408</text:p>
          </table:table-cell>
          <table:table-cell office:value-type="float" office:value="-0.0634487" calcext:value-type="float">
            <text:p>-0.0634487</text:p>
          </table:table-cell>
          <table:table-cell office:value-type="float" office:value="-0.0025332" calcext:value-type="float">
            <text:p>-0.0025332</text:p>
          </table:table-cell>
          <table:table-cell office:value-type="float" office:value="5.03216" calcext:value-type="float">
            <text:p>5.0321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7" calcext:value-type="float">
            <text:p>538.407</text:p>
          </table:table-cell>
          <table:table-cell office:value-type="float" office:value="-0.0670843" calcext:value-type="float">
            <text:p>-0.0670843</text:p>
          </table:table-cell>
          <table:table-cell office:value-type="float" office:value="-0.00267835" calcext:value-type="float">
            <text:p>-0.00267835</text:p>
          </table:table-cell>
          <table:table-cell office:value-type="float" office:value="5.03659" calcext:value-type="float">
            <text:p>5.0365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7" calcext:value-type="float">
            <text:p>538.407</text:p>
          </table:table-cell>
          <table:table-cell office:value-type="float" office:value="-0.069364" calcext:value-type="float">
            <text:p>-0.069364</text:p>
          </table:table-cell>
          <table:table-cell office:value-type="float" office:value="-0.00276937" calcext:value-type="float">
            <text:p>-0.00276937</text:p>
          </table:table-cell>
          <table:table-cell office:value-type="float" office:value="5.04011" calcext:value-type="float">
            <text:p>5.0401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9" calcext:value-type="float">
            <text:p>538.409</text:p>
          </table:table-cell>
          <table:table-cell office:value-type="float" office:value="-0.0702418" calcext:value-type="float">
            <text:p>-0.0702418</text:p>
          </table:table-cell>
          <table:table-cell office:value-type="float" office:value="-0.00280441" calcext:value-type="float">
            <text:p>-0.00280441</text:p>
          </table:table-cell>
          <table:table-cell office:value-type="float" office:value="5.04136" calcext:value-type="float">
            <text:p>5.0413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" calcext:value-type="float">
            <text:p>538.41</text:p>
          </table:table-cell>
          <table:table-cell office:value-type="float" office:value="-0.0700176" calcext:value-type="float">
            <text:p>-0.0700176</text:p>
          </table:table-cell>
          <table:table-cell office:value-type="float" office:value="-0.00271976" calcext:value-type="float">
            <text:p>-0.00271976</text:p>
          </table:table-cell>
          <table:table-cell office:value-type="float" office:value="5.04339" calcext:value-type="float">
            <text:p>5.0433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9" calcext:value-type="float">
            <text:p>538.409</text:p>
          </table:table-cell>
          <table:table-cell office:value-type="float" office:value="-0.0693506" calcext:value-type="float">
            <text:p>-0.0693506</text:p>
          </table:table-cell>
          <table:table-cell office:value-type="float" office:value="-0.00269385" calcext:value-type="float">
            <text:p>-0.00269385</text:p>
          </table:table-cell>
          <table:table-cell office:value-type="float" office:value="5.04782" calcext:value-type="float">
            <text:p>5.0478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8" calcext:value-type="float">
            <text:p>538.408</text:p>
          </table:table-cell>
          <table:table-cell office:value-type="float" office:value="-0.0691518" calcext:value-type="float">
            <text:p>-0.0691518</text:p>
          </table:table-cell>
          <table:table-cell office:value-type="float" office:value="-0.00268613" calcext:value-type="float">
            <text:p>-0.00268613</text:p>
          </table:table-cell>
          <table:table-cell office:value-type="float" office:value="5.05125" calcext:value-type="float">
            <text:p>5.0512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8" calcext:value-type="float">
            <text:p>538.408</text:p>
          </table:table-cell>
          <table:table-cell office:value-type="float" office:value="-0.0695836" calcext:value-type="float">
            <text:p>-0.0695836</text:p>
          </table:table-cell>
          <table:table-cell office:value-type="float" office:value="-0.0027029" calcext:value-type="float">
            <text:p>-0.0027029</text:p>
          </table:table-cell>
          <table:table-cell office:value-type="float" office:value="5.05476" calcext:value-type="float">
            <text:p>5.0547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8" calcext:value-type="float">
            <text:p>538.408</text:p>
          </table:table-cell>
          <table:table-cell office:value-type="float" office:value="-0.0707781" calcext:value-type="float">
            <text:p>-0.0707781</text:p>
          </table:table-cell>
          <table:table-cell office:value-type="float" office:value="-0.0027493" calcext:value-type="float">
            <text:p>-0.0027493</text:p>
          </table:table-cell>
          <table:table-cell office:value-type="float" office:value="5.05827" calcext:value-type="float">
            <text:p>5.0582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8" calcext:value-type="float">
            <text:p>538.408</text:p>
          </table:table-cell>
          <table:table-cell office:value-type="float" office:value="-0.0710843" calcext:value-type="float">
            <text:p>-0.0710843</text:p>
          </table:table-cell>
          <table:table-cell office:value-type="float" office:value="-0.0027612" calcext:value-type="float">
            <text:p>-0.0027612</text:p>
          </table:table-cell>
          <table:table-cell office:value-type="float" office:value="5.06162" calcext:value-type="float">
            <text:p>5.0616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" calcext:value-type="float">
            <text:p>538.41</text:p>
          </table:table-cell>
          <table:table-cell office:value-type="float" office:value="-0.0700844" calcext:value-type="float">
            <text:p>-0.0700844</text:p>
          </table:table-cell>
          <table:table-cell office:value-type="float" office:value="-0.00272235" calcext:value-type="float">
            <text:p>-0.00272235</text:p>
          </table:table-cell>
          <table:table-cell office:value-type="float" office:value="5.06237" calcext:value-type="float">
            <text:p>5.0623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6" calcext:value-type="float">
            <text:p>538.416</text:p>
          </table:table-cell>
          <table:table-cell office:value-type="float" office:value="-0.0689505" calcext:value-type="float">
            <text:p>-0.0689505</text:p>
          </table:table-cell>
          <table:table-cell office:value-type="float" office:value="-0.00267831" calcext:value-type="float">
            <text:p>-0.00267831</text:p>
          </table:table-cell>
          <table:table-cell office:value-type="float" office:value="5.05949" calcext:value-type="float">
            <text:p>5.0594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2" calcext:value-type="float">
            <text:p>538.422</text:p>
          </table:table-cell>
          <table:table-cell office:value-type="float" office:value="-0.0670384" calcext:value-type="float">
            <text:p>-0.0670384</text:p>
          </table:table-cell>
          <table:table-cell office:value-type="float" office:value="-0.00260404" calcext:value-type="float">
            <text:p>-0.00260404</text:p>
          </table:table-cell>
          <table:table-cell office:value-type="float" office:value="5.05707" calcext:value-type="float">
            <text:p>5.0570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7" calcext:value-type="float">
            <text:p>538.427</text:p>
          </table:table-cell>
          <table:table-cell office:value-type="float" office:value="-0.0657221" calcext:value-type="float">
            <text:p>-0.0657221</text:p>
          </table:table-cell>
          <table:table-cell office:value-type="float" office:value="-0.0025529" calcext:value-type="float">
            <text:p>-0.0025529</text:p>
          </table:table-cell>
          <table:table-cell office:value-type="float" office:value="5.05603" calcext:value-type="float">
            <text:p>5.0560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1" calcext:value-type="float">
            <text:p>538.431</text:p>
          </table:table-cell>
          <table:table-cell office:value-type="float" office:value="-0.0654856" calcext:value-type="float">
            <text:p>-0.0654856</text:p>
          </table:table-cell>
          <table:table-cell office:value-type="float" office:value="-0.00254372" calcext:value-type="float">
            <text:p>-0.00254372</text:p>
          </table:table-cell>
          <table:table-cell office:value-type="float" office:value="5.05573" calcext:value-type="float">
            <text:p>5.0557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5" calcext:value-type="float">
            <text:p>538.435</text:p>
          </table:table-cell>
          <table:table-cell office:value-type="float" office:value="-0.0641627" calcext:value-type="float">
            <text:p>-0.0641627</text:p>
          </table:table-cell>
          <table:table-cell office:value-type="float" office:value="-0.00249233" calcext:value-type="float">
            <text:p>-0.00249233</text:p>
          </table:table-cell>
          <table:table-cell office:value-type="float" office:value="5.05566" calcext:value-type="float">
            <text:p>5.0556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9" calcext:value-type="float">
            <text:p>538.439</text:p>
          </table:table-cell>
          <table:table-cell office:value-type="float" office:value="-0.0611277" calcext:value-type="float">
            <text:p>-0.0611277</text:p>
          </table:table-cell>
          <table:table-cell office:value-type="float" office:value="-0.00237444" calcext:value-type="float">
            <text:p>-0.00237444</text:p>
          </table:table-cell>
          <table:table-cell office:value-type="float" office:value="5.05489" calcext:value-type="float">
            <text:p>5.0548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4" calcext:value-type="float">
            <text:p>538.444</text:p>
          </table:table-cell>
          <table:table-cell office:value-type="float" office:value="-0.0593339" calcext:value-type="float">
            <text:p>-0.0593339</text:p>
          </table:table-cell>
          <table:table-cell office:value-type="float" office:value="-0.00230476" calcext:value-type="float">
            <text:p>-0.00230476</text:p>
          </table:table-cell>
          <table:table-cell office:value-type="float" office:value="5.0533" calcext:value-type="float">
            <text:p>5.053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9" calcext:value-type="float">
            <text:p>538.449</text:p>
          </table:table-cell>
          <table:table-cell office:value-type="float" office:value="-0.0577977" calcext:value-type="float">
            <text:p>-0.0577977</text:p>
          </table:table-cell>
          <table:table-cell office:value-type="float" office:value="-0.00224509" calcext:value-type="float">
            <text:p>-0.00224509</text:p>
          </table:table-cell>
          <table:table-cell office:value-type="float" office:value="5.05216" calcext:value-type="float">
            <text:p>5.0521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55" calcext:value-type="float">
            <text:p>538.455</text:p>
          </table:table-cell>
          <table:table-cell office:value-type="float" office:value="-0.0543893" calcext:value-type="float">
            <text:p>-0.0543893</text:p>
          </table:table-cell>
          <table:table-cell office:value-type="float" office:value="-0.00211269" calcext:value-type="float">
            <text:p>-0.00211269</text:p>
          </table:table-cell>
          <table:table-cell office:value-type="float" office:value="5.04967" calcext:value-type="float">
            <text:p>5.0496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" calcext:value-type="float">
            <text:p>538.46</text:p>
          </table:table-cell>
          <table:table-cell office:value-type="float" office:value="-0.0498781" calcext:value-type="float">
            <text:p>-0.0498781</text:p>
          </table:table-cell>
          <table:table-cell office:value-type="float" office:value="-0.00193746" calcext:value-type="float">
            <text:p>-0.00193746</text:p>
          </table:table-cell>
          <table:table-cell office:value-type="float" office:value="5.04864" calcext:value-type="float">
            <text:p>5.0486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2" calcext:value-type="float">
            <text:p>538.462</text:p>
          </table:table-cell>
          <table:table-cell office:value-type="float" office:value="-0.0456604" calcext:value-type="float">
            <text:p>-0.0456604</text:p>
          </table:table-cell>
          <table:table-cell office:value-type="float" office:value="-0.00177363" calcext:value-type="float">
            <text:p>-0.00177363</text:p>
          </table:table-cell>
          <table:table-cell office:value-type="float" office:value="5.05107" calcext:value-type="float">
            <text:p>5.0510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4" calcext:value-type="float">
            <text:p>538.464</text:p>
          </table:table-cell>
          <table:table-cell office:value-type="float" office:value="-0.040806" calcext:value-type="float">
            <text:p>-0.040806</text:p>
          </table:table-cell>
          <table:table-cell office:value-type="float" office:value="-0.00158506" calcext:value-type="float">
            <text:p>-0.00158506</text:p>
          </table:table-cell>
          <table:table-cell office:value-type="float" office:value="5.0521" calcext:value-type="float">
            <text:p>5.052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7" calcext:value-type="float">
            <text:p>538.467</text:p>
          </table:table-cell>
          <table:table-cell office:value-type="float" office:value="-0.0352885" calcext:value-type="float">
            <text:p>-0.0352885</text:p>
          </table:table-cell>
          <table:table-cell office:value-type="float" office:value="-0.00137074" calcext:value-type="float">
            <text:p>-0.00137074</text:p>
          </table:table-cell>
          <table:table-cell office:value-type="float" office:value="5.05312" calcext:value-type="float">
            <text:p>5.0531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8" calcext:value-type="float">
            <text:p>538.468</text:p>
          </table:table-cell>
          <table:table-cell office:value-type="float" office:value="-0.0305944" calcext:value-type="float">
            <text:p>-0.0305944</text:p>
          </table:table-cell>
          <table:table-cell office:value-type="float" office:value="-0.00118841" calcext:value-type="float">
            <text:p>-0.00118841</text:p>
          </table:table-cell>
          <table:table-cell office:value-type="float" office:value="5.05651" calcext:value-type="float">
            <text:p>5.0565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7" calcext:value-type="float">
            <text:p>538.467</text:p>
          </table:table-cell>
          <table:table-cell office:value-type="float" office:value="-0.0268708" calcext:value-type="float">
            <text:p>-0.0268708</text:p>
          </table:table-cell>
          <table:table-cell office:value-type="float" office:value="-0.00104377" calcext:value-type="float">
            <text:p>-0.00104377</text:p>
          </table:table-cell>
          <table:table-cell office:value-type="float" office:value="5.0608" calcext:value-type="float">
            <text:p>5.060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7" calcext:value-type="float">
            <text:p>538.467</text:p>
          </table:table-cell>
          <table:table-cell office:value-type="float" office:value="-0.0238833" calcext:value-type="float">
            <text:p>-0.0238833</text:p>
          </table:table-cell>
          <table:table-cell office:value-type="float" office:value="-0.000927722" calcext:value-type="float">
            <text:p>-0.000927722</text:p>
          </table:table-cell>
          <table:table-cell office:value-type="float" office:value="5.06549" calcext:value-type="float">
            <text:p>5.0654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6" calcext:value-type="float">
            <text:p>538.466</text:p>
          </table:table-cell>
          <table:table-cell office:value-type="float" office:value="-0.0204254" calcext:value-type="float">
            <text:p>-0.0204254</text:p>
          </table:table-cell>
          <table:table-cell office:value-type="float" office:value="-0.000793402" calcext:value-type="float">
            <text:p>-0.000793402</text:p>
          </table:table-cell>
          <table:table-cell office:value-type="float" office:value="5.07023" calcext:value-type="float">
            <text:p>5.0702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6" calcext:value-type="float">
            <text:p>538.466</text:p>
          </table:table-cell>
          <table:table-cell office:value-type="float" office:value="-0.0172174" calcext:value-type="float">
            <text:p>-0.0172174</text:p>
          </table:table-cell>
          <table:table-cell office:value-type="float" office:value="-0.000668791" calcext:value-type="float">
            <text:p>-0.000668791</text:p>
          </table:table-cell>
          <table:table-cell office:value-type="float" office:value="5.07479" calcext:value-type="float">
            <text:p>5.0747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3" calcext:value-type="float">
            <text:p>538.463</text:p>
          </table:table-cell>
          <table:table-cell office:value-type="float" office:value="-0.0140988" calcext:value-type="float">
            <text:p>-0.0140988</text:p>
          </table:table-cell>
          <table:table-cell office:value-type="float" office:value="-0.000561145" calcext:value-type="float">
            <text:p>-0.000561145</text:p>
          </table:table-cell>
          <table:table-cell office:value-type="float" office:value="5.08062" calcext:value-type="float">
            <text:p>5.0806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1" calcext:value-type="float">
            <text:p>538.461</text:p>
          </table:table-cell>
          <table:table-cell office:value-type="float" office:value="-0.0115525" calcext:value-type="float">
            <text:p>-0.0115525</text:p>
          </table:table-cell>
          <table:table-cell office:value-type="float" office:value="-0.0004598" calcext:value-type="float">
            <text:p>-0.0004598</text:p>
          </table:table-cell>
          <table:table-cell office:value-type="float" office:value="5.08717" calcext:value-type="float">
            <text:p>5.0871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" calcext:value-type="float">
            <text:p>538.46</text:p>
          </table:table-cell>
          <table:table-cell office:value-type="float" office:value="-0.00974233" calcext:value-type="float">
            <text:p>-0.00974233</text:p>
          </table:table-cell>
          <table:table-cell office:value-type="float" office:value="-0.000387753" calcext:value-type="float">
            <text:p>-0.000387753</text:p>
          </table:table-cell>
          <table:table-cell office:value-type="float" office:value="5.09136" calcext:value-type="float">
            <text:p>5.0913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1" calcext:value-type="float">
            <text:p>538.461</text:p>
          </table:table-cell>
          <table:table-cell office:value-type="float" office:value="-0.00914513" calcext:value-type="float">
            <text:p>-0.00914513</text:p>
          </table:table-cell>
          <table:table-cell office:value-type="float" office:value="-0.000363984" calcext:value-type="float">
            <text:p>-0.000363984</text:p>
          </table:table-cell>
          <table:table-cell office:value-type="float" office:value="5.0938" calcext:value-type="float">
            <text:p>5.093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2" calcext:value-type="float">
            <text:p>538.462</text:p>
          </table:table-cell>
          <table:table-cell office:value-type="float" office:value="-0.00760853" calcext:value-type="float">
            <text:p>-0.00760853</text:p>
          </table:table-cell>
          <table:table-cell office:value-type="float" office:value="-0.000302826" calcext:value-type="float">
            <text:p>-0.000302826</text:p>
          </table:table-cell>
          <table:table-cell office:value-type="float" office:value="5.0967" calcext:value-type="float">
            <text:p>5.096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6" calcext:value-type="float">
            <text:p>538.466</text:p>
          </table:table-cell>
          <table:table-cell office:value-type="float" office:value="-0.00658299" calcext:value-type="float">
            <text:p>-0.00658299</text:p>
          </table:table-cell>
          <table:table-cell office:value-type="float" office:value="-0.000262008" calcext:value-type="float">
            <text:p>-0.000262008</text:p>
          </table:table-cell>
          <table:table-cell office:value-type="float" office:value="5.09673" calcext:value-type="float">
            <text:p>5.0967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8" calcext:value-type="float">
            <text:p>538.468</text:p>
          </table:table-cell>
          <table:table-cell office:value-type="float" office:value="-0.00643476" calcext:value-type="float">
            <text:p>-0.00643476</text:p>
          </table:table-cell>
          <table:table-cell office:value-type="float" office:value="-0.000256109" calcext:value-type="float">
            <text:p>-0.000256109</text:p>
          </table:table-cell>
          <table:table-cell office:value-type="float" office:value="5.09868" calcext:value-type="float">
            <text:p>5.0986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" calcext:value-type="float">
            <text:p>538.47</text:p>
          </table:table-cell>
          <table:table-cell office:value-type="float" office:value="-0.00615183" calcext:value-type="float">
            <text:p>-0.00615183</text:p>
          </table:table-cell>
          <table:table-cell office:value-type="float" office:value="-0.000244848" calcext:value-type="float">
            <text:p>-0.000244848</text:p>
          </table:table-cell>
          <table:table-cell office:value-type="float" office:value="5.1008" calcext:value-type="float">
            <text:p>5.100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2" calcext:value-type="float">
            <text:p>538.472</text:p>
          </table:table-cell>
          <table:table-cell office:value-type="float" office:value="-0.00610456" calcext:value-type="float">
            <text:p>-0.00610456</text:p>
          </table:table-cell>
          <table:table-cell office:value-type="float" office:value="-0.000242967" calcext:value-type="float">
            <text:p>-0.000242967</text:p>
          </table:table-cell>
          <table:table-cell office:value-type="float" office:value="5.10347" calcext:value-type="float">
            <text:p>5.1034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3" calcext:value-type="float">
            <text:p>538.473</text:p>
          </table:table-cell>
          <table:table-cell office:value-type="float" office:value="-0.00631732" calcext:value-type="float">
            <text:p>-0.00631732</text:p>
          </table:table-cell>
          <table:table-cell office:value-type="float" office:value="-0.000251435" calcext:value-type="float">
            <text:p>-0.000251435</text:p>
          </table:table-cell>
          <table:table-cell office:value-type="float" office:value="5.10693" calcext:value-type="float">
            <text:p>5.1069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3" calcext:value-type="float">
            <text:p>538.473</text:p>
          </table:table-cell>
          <table:table-cell office:value-type="float" office:value="-0.00663" calcext:value-type="float">
            <text:p>-0.00663</text:p>
          </table:table-cell>
          <table:table-cell office:value-type="float" office:value="-0.00026388" calcext:value-type="float">
            <text:p>-0.00026388</text:p>
          </table:table-cell>
          <table:table-cell office:value-type="float" office:value="5.11087" calcext:value-type="float">
            <text:p>5.1108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3" calcext:value-type="float">
            <text:p>538.473</text:p>
          </table:table-cell>
          <table:table-cell office:value-type="float" office:value="-0.00733151" calcext:value-type="float">
            <text:p>-0.00733151</text:p>
          </table:table-cell>
          <table:table-cell office:value-type="float" office:value="-0.0002918" calcext:value-type="float">
            <text:p>-0.0002918</text:p>
          </table:table-cell>
          <table:table-cell office:value-type="float" office:value="5.11554" calcext:value-type="float">
            <text:p>5.1155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7" calcext:value-type="float">
            <text:p>538.477</text:p>
          </table:table-cell>
          <table:table-cell office:value-type="float" office:value="-0.00740197" calcext:value-type="float">
            <text:p>-0.00740197</text:p>
          </table:table-cell>
          <table:table-cell office:value-type="float" office:value="-0.000294605" calcext:value-type="float">
            <text:p>-0.000294605</text:p>
          </table:table-cell>
          <table:table-cell office:value-type="float" office:value="5.11651" calcext:value-type="float">
            <text:p>5.1165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83" calcext:value-type="float">
            <text:p>538.483</text:p>
          </table:table-cell>
          <table:table-cell office:value-type="float" office:value="-0.00848088" calcext:value-type="float">
            <text:p>-0.00848088</text:p>
          </table:table-cell>
          <table:table-cell office:value-type="float" office:value="-0.000337546" calcext:value-type="float">
            <text:p>-0.000337546</text:p>
          </table:table-cell>
          <table:table-cell office:value-type="float" office:value="5.11465" calcext:value-type="float">
            <text:p>5.1146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89" calcext:value-type="float">
            <text:p>538.489</text:p>
          </table:table-cell>
          <table:table-cell office:value-type="float" office:value="-0.0102302" calcext:value-type="float">
            <text:p>-0.0102302</text:p>
          </table:table-cell>
          <table:table-cell office:value-type="float" office:value="-0.00040717" calcext:value-type="float">
            <text:p>-0.00040717</text:p>
          </table:table-cell>
          <table:table-cell office:value-type="float" office:value="5.11314" calcext:value-type="float">
            <text:p>5.1131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3" calcext:value-type="float">
            <text:p>538.493</text:p>
          </table:table-cell>
          <table:table-cell office:value-type="float" office:value="-0.010534" calcext:value-type="float">
            <text:p>-0.010534</text:p>
          </table:table-cell>
          <table:table-cell office:value-type="float" office:value="-0.000419264" calcext:value-type="float">
            <text:p>-0.000419264</text:p>
          </table:table-cell>
          <table:table-cell office:value-type="float" office:value="5.11407" calcext:value-type="float">
            <text:p>5.1140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3" calcext:value-type="float">
            <text:p>538.493</text:p>
          </table:table-cell>
          <table:table-cell office:value-type="float" office:value="-0.0102615" calcext:value-type="float">
            <text:p>-0.0102615</text:p>
          </table:table-cell>
          <table:table-cell office:value-type="float" office:value="-0.000408415" calcext:value-type="float">
            <text:p>-0.000408415</text:p>
          </table:table-cell>
          <table:table-cell office:value-type="float" office:value="5.11837" calcext:value-type="float">
            <text:p>5.1183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6" calcext:value-type="float">
            <text:p>538.496</text:p>
          </table:table-cell>
          <table:table-cell office:value-type="float" office:value="-0.0112071" calcext:value-type="float">
            <text:p>-0.0112071</text:p>
          </table:table-cell>
          <table:table-cell office:value-type="float" office:value="-0.000446052" calcext:value-type="float">
            <text:p>-0.000446052</text:p>
          </table:table-cell>
          <table:table-cell office:value-type="float" office:value="5.12042" calcext:value-type="float">
            <text:p>5.1204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02" calcext:value-type="float">
            <text:p>538.502</text:p>
          </table:table-cell>
          <table:table-cell office:value-type="float" office:value="-0.0122167" calcext:value-type="float">
            <text:p>-0.0122167</text:p>
          </table:table-cell>
          <table:table-cell office:value-type="float" office:value="-0.000486235" calcext:value-type="float">
            <text:p>-0.000486235</text:p>
          </table:table-cell>
          <table:table-cell office:value-type="float" office:value="5.1194" calcext:value-type="float">
            <text:p>5.119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08" calcext:value-type="float">
            <text:p>538.508</text:p>
          </table:table-cell>
          <table:table-cell office:value-type="float" office:value="-0.0122274" calcext:value-type="float">
            <text:p>-0.0122274</text:p>
          </table:table-cell>
          <table:table-cell office:value-type="float" office:value="-0.000486659" calcext:value-type="float">
            <text:p>-0.000486659</text:p>
          </table:table-cell>
          <table:table-cell office:value-type="float" office:value="5.11782" calcext:value-type="float">
            <text:p>5.1178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15" calcext:value-type="float">
            <text:p>538.515</text:p>
          </table:table-cell>
          <table:table-cell office:value-type="float" office:value="-0.0125414" calcext:value-type="float">
            <text:p>-0.0125414</text:p>
          </table:table-cell>
          <table:table-cell office:value-type="float" office:value="-0.00049916" calcext:value-type="float">
            <text:p>-0.00049916</text:p>
          </table:table-cell>
          <table:table-cell office:value-type="float" office:value="5.11554" calcext:value-type="float">
            <text:p>5.1155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21" calcext:value-type="float">
            <text:p>538.521</text:p>
          </table:table-cell>
          <table:table-cell office:value-type="float" office:value="-0.0127974" calcext:value-type="float">
            <text:p>-0.0127974</text:p>
          </table:table-cell>
          <table:table-cell office:value-type="float" office:value="-0.000509346" calcext:value-type="float">
            <text:p>-0.000509346</text:p>
          </table:table-cell>
          <table:table-cell office:value-type="float" office:value="5.11379" calcext:value-type="float">
            <text:p>5.1137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28" calcext:value-type="float">
            <text:p>538.528</text:p>
          </table:table-cell>
          <table:table-cell office:value-type="float" office:value="-0.0121812" calcext:value-type="float">
            <text:p>-0.0121812</text:p>
          </table:table-cell>
          <table:table-cell office:value-type="float" office:value="-0.000484823" calcext:value-type="float">
            <text:p>-0.000484823</text:p>
          </table:table-cell>
          <table:table-cell office:value-type="float" office:value="5.11039" calcext:value-type="float">
            <text:p>5.1103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36" calcext:value-type="float">
            <text:p>538.536</text:p>
          </table:table-cell>
          <table:table-cell office:value-type="float" office:value="-0.0116947" calcext:value-type="float">
            <text:p>-0.0116947</text:p>
          </table:table-cell>
          <table:table-cell office:value-type="float" office:value="-0.000465458" calcext:value-type="float">
            <text:p>-0.000465458</text:p>
          </table:table-cell>
          <table:table-cell office:value-type="float" office:value="5.10687" calcext:value-type="float">
            <text:p>5.1068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44" calcext:value-type="float">
            <text:p>538.544</text:p>
          </table:table-cell>
          <table:table-cell office:value-type="float" office:value="-0.0120374" calcext:value-type="float">
            <text:p>-0.0120374</text:p>
          </table:table-cell>
          <table:table-cell office:value-type="float" office:value="-0.000479098" calcext:value-type="float">
            <text:p>-0.000479098</text:p>
          </table:table-cell>
          <table:table-cell office:value-type="float" office:value="5.10299" calcext:value-type="float">
            <text:p>5.1029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5" calcext:value-type="float">
            <text:p>538.55</text:p>
          </table:table-cell>
          <table:table-cell office:value-type="float" office:value="-0.0123993" calcext:value-type="float">
            <text:p>-0.0123993</text:p>
          </table:table-cell>
          <table:table-cell office:value-type="float" office:value="-0.000499774" calcext:value-type="float">
            <text:p>-0.000499774</text:p>
          </table:table-cell>
          <table:table-cell office:value-type="float" office:value="5.09992" calcext:value-type="float">
            <text:p>5.0999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59" calcext:value-type="float">
            <text:p>538.559</text:p>
          </table:table-cell>
          <table:table-cell office:value-type="float" office:value="-0.0132001" calcext:value-type="float">
            <text:p>-0.0132001</text:p>
          </table:table-cell>
          <table:table-cell office:value-type="float" office:value="-0.000532054" calcext:value-type="float">
            <text:p>-0.000532054</text:p>
          </table:table-cell>
          <table:table-cell office:value-type="float" office:value="5.09574" calcext:value-type="float">
            <text:p>5.0957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64" calcext:value-type="float">
            <text:p>538.564</text:p>
          </table:table-cell>
          <table:table-cell office:value-type="float" office:value="-0.0136967" calcext:value-type="float">
            <text:p>-0.0136967</text:p>
          </table:table-cell>
          <table:table-cell office:value-type="float" office:value="-0.000552069" calcext:value-type="float">
            <text:p>-0.000552069</text:p>
          </table:table-cell>
          <table:table-cell office:value-type="float" office:value="5.09406" calcext:value-type="float">
            <text:p>5.0940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7" calcext:value-type="float">
            <text:p>538.57</text:p>
          </table:table-cell>
          <table:table-cell office:value-type="float" office:value="-0.0129537" calcext:value-type="float">
            <text:p>-0.0129537</text:p>
          </table:table-cell>
          <table:table-cell office:value-type="float" office:value="-0.000522122" calcext:value-type="float">
            <text:p>-0.000522122</text:p>
          </table:table-cell>
          <table:table-cell office:value-type="float" office:value="5.09208" calcext:value-type="float">
            <text:p>5.0920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73" calcext:value-type="float">
            <text:p>538.573</text:p>
          </table:table-cell>
          <table:table-cell office:value-type="float" office:value="-0.011412" calcext:value-type="float">
            <text:p>-0.011412</text:p>
          </table:table-cell>
          <table:table-cell office:value-type="float" office:value="-0.000459978" calcext:value-type="float">
            <text:p>-0.000459978</text:p>
          </table:table-cell>
          <table:table-cell office:value-type="float" office:value="5.09324" calcext:value-type="float">
            <text:p>5.0932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77" calcext:value-type="float">
            <text:p>538.577</text:p>
          </table:table-cell>
          <table:table-cell office:value-type="float" office:value="-0.0105447" calcext:value-type="float">
            <text:p>-0.0105447</text:p>
          </table:table-cell>
          <table:table-cell office:value-type="float" office:value="-0.000425021" calcext:value-type="float">
            <text:p>-0.000425021</text:p>
          </table:table-cell>
          <table:table-cell office:value-type="float" office:value="5.0936" calcext:value-type="float">
            <text:p>5.093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82" calcext:value-type="float">
            <text:p>538.582</text:p>
          </table:table-cell>
          <table:table-cell office:value-type="float" office:value="-0.00837594" calcext:value-type="float">
            <text:p>-0.00837594</text:p>
          </table:table-cell>
          <table:table-cell office:value-type="float" office:value="-0.000337607" calcext:value-type="float">
            <text:p>-0.000337607</text:p>
          </table:table-cell>
          <table:table-cell office:value-type="float" office:value="5.09313" calcext:value-type="float">
            <text:p>5.0931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84" calcext:value-type="float">
            <text:p>538.584</text:p>
          </table:table-cell>
          <table:table-cell office:value-type="float" office:value="-0.00580429" calcext:value-type="float">
            <text:p>-0.00580429</text:p>
          </table:table-cell>
          <table:table-cell office:value-type="float" office:value="-0.000233952" calcext:value-type="float">
            <text:p>-0.000233952</text:p>
          </table:table-cell>
          <table:table-cell office:value-type="float" office:value="5.09542" calcext:value-type="float">
            <text:p>5.0954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86" calcext:value-type="float">
            <text:p>538.586</text:p>
          </table:table-cell>
          <table:table-cell office:value-type="float" office:value="-0.00207364" calcext:value-type="float">
            <text:p>-0.00207364</text:p>
          </table:table-cell>
          <table:table-cell office:value-type="float" office:value="-0.0000835815" calcext:value-type="float">
            <text:p>-8.35815E-05</text:p>
          </table:table-cell>
          <table:table-cell office:value-type="float" office:value="5.0985" calcext:value-type="float">
            <text:p>5.098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88" calcext:value-type="float">
            <text:p>538.588</text:p>
          </table:table-cell>
          <table:table-cell office:value-type="float" office:value="0.00131291" calcext:value-type="float">
            <text:p>0.00131291</text:p>
          </table:table-cell>
          <table:table-cell office:value-type="float" office:value="0.0000529189" calcext:value-type="float">
            <text:p>5.29189E-05</text:p>
          </table:table-cell>
          <table:table-cell office:value-type="float" office:value="5.10117" calcext:value-type="float">
            <text:p>5.1011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91" calcext:value-type="float">
            <text:p>538.591</text:p>
          </table:table-cell>
          <table:table-cell office:value-type="float" office:value="0.00563885" calcext:value-type="float">
            <text:p>0.00563885</text:p>
          </table:table-cell>
          <table:table-cell office:value-type="float" office:value="0.000227284" calcext:value-type="float">
            <text:p>0.000227284</text:p>
          </table:table-cell>
          <table:table-cell office:value-type="float" office:value="5.10412" calcext:value-type="float">
            <text:p>5.1041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96" calcext:value-type="float">
            <text:p>538.596</text:p>
          </table:table-cell>
          <table:table-cell office:value-type="float" office:value="0.0111414" calcext:value-type="float">
            <text:p>0.0111414</text:p>
          </table:table-cell>
          <table:table-cell office:value-type="float" office:value="0.000449071" calcext:value-type="float">
            <text:p>0.000449071</text:p>
          </table:table-cell>
          <table:table-cell office:value-type="float" office:value="5.10441" calcext:value-type="float">
            <text:p>5.1044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03" calcext:value-type="float">
            <text:p>538.603</text:p>
          </table:table-cell>
          <table:table-cell office:value-type="float" office:value="0.0158448" calcext:value-type="float">
            <text:p>0.0158448</text:p>
          </table:table-cell>
          <table:table-cell office:value-type="float" office:value="0.000638653" calcext:value-type="float">
            <text:p>0.000638653</text:p>
          </table:table-cell>
          <table:table-cell office:value-type="float" office:value="5.10223" calcext:value-type="float">
            <text:p>5.1022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09" calcext:value-type="float">
            <text:p>538.609</text:p>
          </table:table-cell>
          <table:table-cell office:value-type="float" office:value="0.0193583" calcext:value-type="float">
            <text:p>0.0193583</text:p>
          </table:table-cell>
          <table:table-cell office:value-type="float" office:value="0.000780267" calcext:value-type="float">
            <text:p>0.000780267</text:p>
          </table:table-cell>
          <table:table-cell office:value-type="float" office:value="5.10098" calcext:value-type="float">
            <text:p>5.1009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18" calcext:value-type="float">
            <text:p>538.618</text:p>
          </table:table-cell>
          <table:table-cell office:value-type="float" office:value="0.0234998" calcext:value-type="float">
            <text:p>0.0234998</text:p>
          </table:table-cell>
          <table:table-cell office:value-type="float" office:value="0.000947199" calcext:value-type="float">
            <text:p>0.000947199</text:p>
          </table:table-cell>
          <table:table-cell office:value-type="float" office:value="5.09825" calcext:value-type="float">
            <text:p>5.0982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27" calcext:value-type="float">
            <text:p>538.627</text:p>
          </table:table-cell>
          <table:table-cell office:value-type="float" office:value="0.0275939" calcext:value-type="float">
            <text:p>0.0275939</text:p>
          </table:table-cell>
          <table:table-cell office:value-type="float" office:value="0.00111222" calcext:value-type="float">
            <text:p>0.00111222</text:p>
          </table:table-cell>
          <table:table-cell office:value-type="float" office:value="5.09384" calcext:value-type="float">
            <text:p>5.0938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36" calcext:value-type="float">
            <text:p>538.636</text:p>
          </table:table-cell>
          <table:table-cell office:value-type="float" office:value="0.032047" calcext:value-type="float">
            <text:p>0.032047</text:p>
          </table:table-cell>
          <table:table-cell office:value-type="float" office:value="0.00129171" calcext:value-type="float">
            <text:p>0.00129171</text:p>
          </table:table-cell>
          <table:table-cell office:value-type="float" office:value="5.09032" calcext:value-type="float">
            <text:p>5.0903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43" calcext:value-type="float">
            <text:p>538.643</text:p>
          </table:table-cell>
          <table:table-cell office:value-type="float" office:value="0.0361902" calcext:value-type="float">
            <text:p>0.0361902</text:p>
          </table:table-cell>
          <table:table-cell office:value-type="float" office:value="0.00145871" calcext:value-type="float">
            <text:p>0.00145871</text:p>
          </table:table-cell>
          <table:table-cell office:value-type="float" office:value="5.0883" calcext:value-type="float">
            <text:p>5.088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5" calcext:value-type="float">
            <text:p>538.65</text:p>
          </table:table-cell>
          <table:table-cell office:value-type="float" office:value="0.0402697" calcext:value-type="float">
            <text:p>0.0402697</text:p>
          </table:table-cell>
          <table:table-cell office:value-type="float" office:value="0.00162314" calcext:value-type="float">
            <text:p>0.00162314</text:p>
          </table:table-cell>
          <table:table-cell office:value-type="float" office:value="5.0874" calcext:value-type="float">
            <text:p>5.087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58" calcext:value-type="float">
            <text:p>538.658</text:p>
          </table:table-cell>
          <table:table-cell office:value-type="float" office:value="0.0438655" calcext:value-type="float">
            <text:p>0.0438655</text:p>
          </table:table-cell>
          <table:table-cell office:value-type="float" office:value="0.00176808" calcext:value-type="float">
            <text:p>0.00176808</text:p>
          </table:table-cell>
          <table:table-cell office:value-type="float" office:value="5.08489" calcext:value-type="float">
            <text:p>5.0848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64" calcext:value-type="float">
            <text:p>538.664</text:p>
          </table:table-cell>
          <table:table-cell office:value-type="float" office:value="0.045115" calcext:value-type="float">
            <text:p>0.045115</text:p>
          </table:table-cell>
          <table:table-cell office:value-type="float" office:value="0.00181844" calcext:value-type="float">
            <text:p>0.00181844</text:p>
          </table:table-cell>
          <table:table-cell office:value-type="float" office:value="5.0842" calcext:value-type="float">
            <text:p>5.084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71" calcext:value-type="float">
            <text:p>538.671</text:p>
          </table:table-cell>
          <table:table-cell office:value-type="float" office:value="0.0459367" calcext:value-type="float">
            <text:p>0.0459367</text:p>
          </table:table-cell>
          <table:table-cell office:value-type="float" office:value="0.00185156" calcext:value-type="float">
            <text:p>0.00185156</text:p>
          </table:table-cell>
          <table:table-cell office:value-type="float" office:value="5.0836" calcext:value-type="float">
            <text:p>5.083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77" calcext:value-type="float">
            <text:p>538.677</text:p>
          </table:table-cell>
          <table:table-cell office:value-type="float" office:value="0.0458082" calcext:value-type="float">
            <text:p>0.0458082</text:p>
          </table:table-cell>
          <table:table-cell office:value-type="float" office:value="0.00184638" calcext:value-type="float">
            <text:p>0.00184638</text:p>
          </table:table-cell>
          <table:table-cell office:value-type="float" office:value="5.08289" calcext:value-type="float">
            <text:p>5.0828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82" calcext:value-type="float">
            <text:p>538.682</text:p>
          </table:table-cell>
          <table:table-cell office:value-type="float" office:value="0.046527" calcext:value-type="float">
            <text:p>0.046527</text:p>
          </table:table-cell>
          <table:table-cell office:value-type="float" office:value="0.00187535" calcext:value-type="float">
            <text:p>0.00187535</text:p>
          </table:table-cell>
          <table:table-cell office:value-type="float" office:value="5.08298" calcext:value-type="float">
            <text:p>5.0829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86" calcext:value-type="float">
            <text:p>538.686</text:p>
          </table:table-cell>
          <table:table-cell office:value-type="float" office:value="0.0467934" calcext:value-type="float">
            <text:p>0.0467934</text:p>
          </table:table-cell>
          <table:table-cell office:value-type="float" office:value="0.00188609" calcext:value-type="float">
            <text:p>0.00188609</text:p>
          </table:table-cell>
          <table:table-cell office:value-type="float" office:value="5.08498" calcext:value-type="float">
            <text:p>5.0849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9" calcext:value-type="float">
            <text:p>538.69</text:p>
          </table:table-cell>
          <table:table-cell office:value-type="float" office:value="0.0470943" calcext:value-type="float">
            <text:p>0.0470943</text:p>
          </table:table-cell>
          <table:table-cell office:value-type="float" office:value="0.00182585" calcext:value-type="float">
            <text:p>0.00182585</text:p>
          </table:table-cell>
          <table:table-cell office:value-type="float" office:value="5.08677" calcext:value-type="float">
            <text:p>5.0867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94" calcext:value-type="float">
            <text:p>538.694</text:p>
          </table:table-cell>
          <table:table-cell office:value-type="float" office:value="0.0468201" calcext:value-type="float">
            <text:p>0.0468201</text:p>
          </table:table-cell>
          <table:table-cell office:value-type="float" office:value="0.00181522" calcext:value-type="float">
            <text:p>0.00181522</text:p>
          </table:table-cell>
          <table:table-cell office:value-type="float" office:value="5.0886" calcext:value-type="float">
            <text:p>5.088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98" calcext:value-type="float">
            <text:p>538.698</text:p>
          </table:table-cell>
          <table:table-cell office:value-type="float" office:value="0.0468282" calcext:value-type="float">
            <text:p>0.0468282</text:p>
          </table:table-cell>
          <table:table-cell office:value-type="float" office:value="0.00181554" calcext:value-type="float">
            <text:p>0.00181554</text:p>
          </table:table-cell>
          <table:table-cell office:value-type="float" office:value="5.09098" calcext:value-type="float">
            <text:p>5.0909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704" calcext:value-type="float">
            <text:p>538.704</text:p>
          </table:table-cell>
          <table:table-cell office:value-type="float" office:value="0.047171" calcext:value-type="float">
            <text:p>0.047171</text:p>
          </table:table-cell>
          <table:table-cell office:value-type="float" office:value="0.00182883" calcext:value-type="float">
            <text:p>0.00182883</text:p>
          </table:table-cell>
          <table:table-cell office:value-type="float" office:value="5.09138" calcext:value-type="float">
            <text:p>5.0913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71" calcext:value-type="float">
            <text:p>538.71</text:p>
          </table:table-cell>
          <table:table-cell office:value-type="float" office:value="0.0475588" calcext:value-type="float">
            <text:p>0.0475588</text:p>
          </table:table-cell>
          <table:table-cell office:value-type="float" office:value="0.00184386" calcext:value-type="float">
            <text:p>0.00184386</text:p>
          </table:table-cell>
          <table:table-cell office:value-type="float" office:value="5.09182" calcext:value-type="float">
            <text:p>5.0918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715" calcext:value-type="float">
            <text:p>538.715</text:p>
          </table:table-cell>
          <table:table-cell office:value-type="float" office:value="0.0469653" calcext:value-type="float">
            <text:p>0.0469653</text:p>
          </table:table-cell>
          <table:table-cell office:value-type="float" office:value="0.00182085" calcext:value-type="float">
            <text:p>0.00182085</text:p>
          </table:table-cell>
          <table:table-cell office:value-type="float" office:value="5.09242" calcext:value-type="float">
            <text:p>5.0924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718" calcext:value-type="float">
            <text:p>538.718</text:p>
          </table:table-cell>
          <table:table-cell office:value-type="float" office:value="0.0455345" calcext:value-type="float">
            <text:p>0.0455345</text:p>
          </table:table-cell>
          <table:table-cell office:value-type="float" office:value="0.00176538" calcext:value-type="float">
            <text:p>0.00176538</text:p>
          </table:table-cell>
          <table:table-cell office:value-type="float" office:value="5.09503" calcext:value-type="float">
            <text:p>5.0950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726" calcext:value-type="float">
            <text:p>538.726</text:p>
          </table:table-cell>
          <table:table-cell office:value-type="float" office:value="0.044328" calcext:value-type="float">
            <text:p>0.044328</text:p>
          </table:table-cell>
          <table:table-cell office:value-type="float" office:value="0.00171861" calcext:value-type="float">
            <text:p>0.00171861</text:p>
          </table:table-cell>
          <table:table-cell office:value-type="float" office:value="5.0934" calcext:value-type="float">
            <text:p>5.093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735" calcext:value-type="float">
            <text:p>538.735</text:p>
          </table:table-cell>
          <table:table-cell office:value-type="float" office:value="0.0423953" calcext:value-type="float">
            <text:p>0.0423953</text:p>
          </table:table-cell>
          <table:table-cell office:value-type="float" office:value="0.00164367" calcext:value-type="float">
            <text:p>0.00164367</text:p>
          </table:table-cell>
          <table:table-cell office:value-type="float" office:value="5.09118" calcext:value-type="float">
            <text:p>5.0911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742" calcext:value-type="float">
            <text:p>538.742</text:p>
          </table:table-cell>
          <table:table-cell office:value-type="float" office:value="0.0398627" calcext:value-type="float">
            <text:p>0.0398627</text:p>
          </table:table-cell>
          <table:table-cell office:value-type="float" office:value="0.00154549" calcext:value-type="float">
            <text:p>0.00154549</text:p>
          </table:table-cell>
          <table:table-cell office:value-type="float" office:value="5.09046" calcext:value-type="float">
            <text:p>5.0904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748" calcext:value-type="float">
            <text:p>538.748</text:p>
          </table:table-cell>
          <table:table-cell office:value-type="float" office:value="0.0377402" calcext:value-type="float">
            <text:p>0.0377402</text:p>
          </table:table-cell>
          <table:table-cell office:value-type="float" office:value="0.0014632" calcext:value-type="float">
            <text:p>0.0014632</text:p>
          </table:table-cell>
          <table:table-cell office:value-type="float" office:value="5.09013" calcext:value-type="float">
            <text:p>5.0901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756" calcext:value-type="float">
            <text:p>538.756</text:p>
          </table:table-cell>
          <table:table-cell office:value-type="float" office:value="0.035061" calcext:value-type="float">
            <text:p>0.035061</text:p>
          </table:table-cell>
          <table:table-cell office:value-type="float" office:value="0.00135932" calcext:value-type="float">
            <text:p>0.00135932</text:p>
          </table:table-cell>
          <table:table-cell office:value-type="float" office:value="5.08894" calcext:value-type="float">
            <text:p>5.0889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764" calcext:value-type="float">
            <text:p>538.764</text:p>
          </table:table-cell>
          <table:table-cell office:value-type="float" office:value="0.0318246" calcext:value-type="float">
            <text:p>0.0318246</text:p>
          </table:table-cell>
          <table:table-cell office:value-type="float" office:value="0.00123385" calcext:value-type="float">
            <text:p>0.00123385</text:p>
          </table:table-cell>
          <table:table-cell office:value-type="float" office:value="5.08693" calcext:value-type="float">
            <text:p>5.0869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773" calcext:value-type="float">
            <text:p>538.773</text:p>
          </table:table-cell>
          <table:table-cell office:value-type="float" office:value="0.0291268" calcext:value-type="float">
            <text:p>0.0291268</text:p>
          </table:table-cell>
          <table:table-cell office:value-type="float" office:value="0.00112925" calcext:value-type="float">
            <text:p>0.00112925</text:p>
          </table:table-cell>
          <table:table-cell office:value-type="float" office:value="5.08341" calcext:value-type="float">
            <text:p>5.0834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779" calcext:value-type="float">
            <text:p>538.779</text:p>
          </table:table-cell>
          <table:table-cell office:value-type="float" office:value="0.0261551" calcext:value-type="float">
            <text:p>0.0261551</text:p>
          </table:table-cell>
          <table:table-cell office:value-type="float" office:value="0.00101404" calcext:value-type="float">
            <text:p>0.00101404</text:p>
          </table:table-cell>
          <table:table-cell office:value-type="float" office:value="5.0827" calcext:value-type="float">
            <text:p>5.082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786" calcext:value-type="float">
            <text:p>538.786</text:p>
          </table:table-cell>
          <table:table-cell office:value-type="float" office:value="0.0225919" calcext:value-type="float">
            <text:p>0.0225919</text:p>
          </table:table-cell>
          <table:table-cell office:value-type="float" office:value="0.00087589" calcext:value-type="float">
            <text:p>0.00087589</text:p>
          </table:table-cell>
          <table:table-cell office:value-type="float" office:value="5.08209" calcext:value-type="float">
            <text:p>5.0820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793" calcext:value-type="float">
            <text:p>538.793</text:p>
          </table:table-cell>
          <table:table-cell office:value-type="float" office:value="0.0200515" calcext:value-type="float">
            <text:p>0.0200515</text:p>
          </table:table-cell>
          <table:table-cell office:value-type="float" office:value="0.0007774" calcext:value-type="float">
            <text:p>0.0007774</text:p>
          </table:table-cell>
          <table:table-cell office:value-type="float" office:value="5.08144" calcext:value-type="float">
            <text:p>5.0814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03" calcext:value-type="float">
            <text:p>538.803</text:p>
          </table:table-cell>
          <table:table-cell office:value-type="float" office:value="0.0169021" calcext:value-type="float">
            <text:p>0.0169021</text:p>
          </table:table-cell>
          <table:table-cell office:value-type="float" office:value="0.000655298" calcext:value-type="float">
            <text:p>0.000655298</text:p>
          </table:table-cell>
          <table:table-cell office:value-type="float" office:value="5.07833" calcext:value-type="float">
            <text:p>5.0783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11" calcext:value-type="float">
            <text:p>538.811</text:p>
          </table:table-cell>
          <table:table-cell office:value-type="float" office:value="0.0142481" calcext:value-type="float">
            <text:p>0.0142481</text:p>
          </table:table-cell>
          <table:table-cell office:value-type="float" office:value="0.000552402" calcext:value-type="float">
            <text:p>0.000552402</text:p>
          </table:table-cell>
          <table:table-cell office:value-type="float" office:value="5.07636" calcext:value-type="float">
            <text:p>5.0763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2" calcext:value-type="float">
            <text:p>538.82</text:p>
          </table:table-cell>
          <table:table-cell office:value-type="float" office:value="0.0119983" calcext:value-type="float">
            <text:p>0.0119983</text:p>
          </table:table-cell>
          <table:table-cell office:value-type="float" office:value="0.000465175" calcext:value-type="float">
            <text:p>0.000465175</text:p>
          </table:table-cell>
          <table:table-cell office:value-type="float" office:value="5.07304" calcext:value-type="float">
            <text:p>5.0730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32" calcext:value-type="float">
            <text:p>538.832</text:p>
          </table:table-cell>
          <table:table-cell office:value-type="float" office:value="0.00751045" calcext:value-type="float">
            <text:p>0.00751045</text:p>
          </table:table-cell>
          <table:table-cell office:value-type="float" office:value="0.000291182" calcext:value-type="float">
            <text:p>0.000291182</text:p>
          </table:table-cell>
          <table:table-cell office:value-type="float" office:value="5.06842" calcext:value-type="float">
            <text:p>5.0684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41" calcext:value-type="float">
            <text:p>538.841</text:p>
          </table:table-cell>
          <table:table-cell office:value-type="float" office:value="0.00529001" calcext:value-type="float">
            <text:p>0.00529001</text:p>
          </table:table-cell>
          <table:table-cell office:value-type="float" office:value="0.000205094" calcext:value-type="float">
            <text:p>0.000205094</text:p>
          </table:table-cell>
          <table:table-cell office:value-type="float" office:value="5.0647" calcext:value-type="float">
            <text:p>5.064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51" calcext:value-type="float">
            <text:p>538.851</text:p>
          </table:table-cell>
          <table:table-cell office:value-type="float" office:value="0.00434193" calcext:value-type="float">
            <text:p>0.00434193</text:p>
          </table:table-cell>
          <table:table-cell office:value-type="float" office:value="0.000168337" calcext:value-type="float">
            <text:p>0.000168337</text:p>
          </table:table-cell>
          <table:table-cell office:value-type="float" office:value="5.06166" calcext:value-type="float">
            <text:p>5.0616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59" calcext:value-type="float">
            <text:p>538.859</text:p>
          </table:table-cell>
          <table:table-cell office:value-type="float" office:value="0.00438077" calcext:value-type="float">
            <text:p>0.00438077</text:p>
          </table:table-cell>
          <table:table-cell office:value-type="float" office:value="0.000169843" calcext:value-type="float">
            <text:p>0.000169843</text:p>
          </table:table-cell>
          <table:table-cell office:value-type="float" office:value="5.05963" calcext:value-type="float">
            <text:p>5.0596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65" calcext:value-type="float">
            <text:p>538.865</text:p>
          </table:table-cell>
          <table:table-cell office:value-type="float" office:value="0.00264355" calcext:value-type="float">
            <text:p>0.00264355</text:p>
          </table:table-cell>
          <table:table-cell office:value-type="float" office:value="0.000102491" calcext:value-type="float">
            <text:p>0.000102491</text:p>
          </table:table-cell>
          <table:table-cell office:value-type="float" office:value="5.05949" calcext:value-type="float">
            <text:p>5.0594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MAX([.D2:.D476])" office:value-type="float" office:value="0.236437" calcext:value-type="float">
            <text:p>0.236437</text:p>
          </table:table-cell>
          <table:table-cell table:formula="of:=MAX([.E2:.E476])" office:value-type="float" office:value="0.302165" calcext:value-type="float">
            <text:p>0.302165</text:p>
          </table:table-cell>
          <table:table-cell table:formula="of:=MAX([.F2:.F476])" office:value-type="float" office:value="5.12042" calcext:value-type="float">
            <text:p>5.12042</text:p>
          </table:table-cell>
        </table:table-row>
        <table:table-row table:style-name="ro1">
          <table:table-cell table:number-columns-repeated="3"/>
          <table:table-cell table:formula="of:=MIN([.D2:.D476])" office:value-type="float" office:value="-0.574652" calcext:value-type="float">
            <text:p>-0.574652</text:p>
          </table:table-cell>
          <table:table-cell table:formula="of:=MIN([.E2:.E476])" office:value-type="float" office:value="-0.0108871" calcext:value-type="float">
            <text:p>-0.0108871</text:p>
          </table:table-cell>
          <table:table-cell table:formula="of:=MIN([.F2:.F476])" office:value-type="float" office:value="4.18038" calcext:value-type="float">
            <text:p>4.180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4T20:03:36.636595301</dc:date>
    <meta:editing-duration>PT1M56S</meta:editing-duration>
    <meta:editing-cycles>1</meta:editing-cycles>
    <meta:document-statistic meta:table-count="1" meta:cell-count="2862" meta:object-count="0"/>
    <meta:generator>LibreOffice/6.0.6.2$Linux_X86_64 LibreOffice_project/00m0$Build-2</meta:generator>
  </office:meta>
</office:document-meta>
</file>